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3.54mm"/>
    </style:style>
    <style:style style:name="co11" style:family="table-column">
      <style:table-column-properties fo:break-before="auto" style:column-width="12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8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34" table:default-cell-style-name="ce60"/>
        <table:table-column table:style-name="co6" table:number-columns-repeated="902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&#10;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&#10;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&#10;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&#10;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&#10;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&#10;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&#10;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&#10;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&#10;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&#10;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&#10;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&#10;[b]17. [url=https://www.doomworld.com/idgames/levels/doom2/Ports/megawads/hellbnd]Hellbound[/url][/b] [[b]69[/b]: Not Jabba: 2, Spectre01: 8, Malrionn: 7, bLOCKbOYgAMES: 9, HUNdebLeonidasX: 7, Bryan T: 9, Odal: 6, Archie550: 2, Octillion: 10, Polri: 1, OniriA: 8]&#10;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&#10;[b]19. [url=https://www.doomworld.com/idgames/levels/doom2/Ports/d-f/dvii-1i]Deus Vult II[/url][/b] [[b]64[/b]: Cynical: 10, NuMetalManiak: 10, justsomemusicguy: 7, JudgeDeadd: 2, Talvi: 4, Greyenko: 8, Philnemba: 9, bemused: 1, NoisyVelvet: 3, Archie550: 7, Polri: 3]&#10;[b]20. [url=https://www.doomworld.com/forum/topic/103425-final-release-eviternity/]Eviternity[/url][/b] [[b]63[/b]: JudgeDeadd: 4, ReaperAA: 10, pcorf: 6, Gaia74: 7, Polri: 5, Tartlman: 8, Worm318: 8, Makedounia: 7, I_Punch_Demons: 8]&#10;[b]21. [url=https://www.doomworld.com/idgames/levels/doom2/megawads/ksutra]Kama Sutra[/url][/b] [[b]60[/b]: Grazza: 7, fveitsi: 5, T-Rex: 5, Roofi: 4, StoneMason: 5, Philnemba: 7, Grain of Salt: 6, tmorrow: 3, purist: 5, Scorpius: 7, eharper256: 4, SilverMiner: 2]&#10;[b]22. [url=https://www.doomworld.com/idgames/levels/doom2/Ports/p-r/pirates]Pirate Doom[/url][/b] [[b]59[/b]: Jaws In Space: 10, Dime: 5, Phobus: 6, Dragonfly: 7, Soundblock: 2, Archie550: 6, Rince-wind: 5, CinnamonKilljoy: 7, Payload4367: 6, SilverMiner: 5]&#10;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&#10;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&#10;[b]25. [url=https://www.doomworld.com/idgames/levels/doom/Ports/megawads/neis]No End in Sight[/url][/b] [[b]53[/b]: Not Jabba: 5, Vorpal: 5, ella guro: 6, yakfak: 9, Woolie Wool: 1, NoisyVelvet: 1, STILES: 6, Polri: 5, Tartlman: 6, Worm318: 9]&#10;[b]26. [url=https://www.doomworld.com/idgames/levels/doom2/megawads/epic2]Epic 2[/url][/b] [[b]51[/b]: ShoDemo: 6, NuMetalManiak: 9, Spectre01: 7, yakfak: 2, Talvi: 2, HUNdebLeonidasX: 9, TheMightyHeracross: 5, Archie550: 5, OniriA: 2, DOEL: 4]&#10;[b]27. [url=https://doomwiki.org/wiki/No_Rest_for_the_Living]No Rest for the Living[/url][/b] [[b]50[/b]: Vorpal: 5, Woolie Wool: 3, Nancsi: 9, ReaperAA: 6, Diabolución: 10, 4everDoomed: 7, STILES: 7, CinnamonKilljoy: 3]&#10;[b]27. [url=https://www.doomworld.com/idgames/levels/doom2/Ports/v-z/vanguard]Vanguard[/url][/b] [[b]50[/b]: Cynical: 5, Spectre01: 3, 7hm: 4, GarrettChan: 5, Poncho: 9, Nirvana: 4, Budoka: 2, Lorenz0: 1, guitardz: 5, Makedounia: 10, Ivory Duke: 1, DOEL: 1]&#10;[b]29. [url=https://www.doomworld.com/idgames/levels/doom2/megawads/d2twid]Doom II the Way id Did[/url][/b] [[b]46[/b]: Dime: 8, NoisyVelvet: 5, ReaperAA: 2, pcorf: 5, purist: 10, Polri: 3, CinnamonKilljoy: 8, Makedounia: 5]&#10;[b]30. [url=https://www.doomworld.com/idgames/levels/doom2/s-u/sid]Suspended in Dusk[/url][/b] [[b]45[/b]: Sky: 2, WH-Wilou84: 3, bLOCKbOYgAMES: 8, Woolie Wool: 10, soner du: 9, m8f: 5, termrork: 5, joepallai: 3]&#10;[b]31. [url=https://www.doomworld.com/idgames/levels/doom2/Ports/megawads/jpcp]Japanese Community Project[/url][/b] [[b]44[/b]: Not Jabba: 6, Archvile Hunter: 5, antares031: 5, ella guro: 7, JudgeDeadd: 2, Soundblock: 1, Payload4367: 1, Tartlman: 6, I_Punch_Demons: 4, DOEL: 7]&#10;[b]31. [url=http://adventuresofsquare.com/downloads.php]The Adventures of Square[/url][/b] [[b]44[/b]: Sky: 9, ShoDemo: 5, Ed: 5, JudgeDeadd: 5, Woolie Wool: 8, Squadallah: 7, termrork: 5]&#10;[b]33. [url=https://www.doomworld.com/idgames/levels/doom2/Ports/megawads/cchest4]Community Chest 4[/url][/b] [[b]43[/b]: Malrionn: 10, Phobus: 3, HUNdebLeonidasX: 4, Ziad EL Zein: 5, Simomarchi: 5, STILES: 9, Polri: 2, eharper256: 5]&#10;[b]33. [url=https://www.doomworld.com/idgames/themes/TeamTNT/eternal/eternal]Eternal Doom[/url][/b] [[b]43[/b]: Vorpal: 5, 7hm: 5, T-Rex: 5, Woolie Wool: 6, Greyenko: 1, valkiriforce: 6, Octillion: 6, Polri: 3, CinnamonKilljoy: 3, joepallai: 3]&#10;[b]35. [url=https://www.doomworld.com/idgames/levels/doom2/Ports/megawads/prcp]Plutonia: Revisited Community Project[/url][/b] [[b]35[/b]: Nine Inch Heels: 3, Paul977: 10, bLOCKbOYgAMES: 3, Altima: 5, NoisyVelvet: 3, Odal: 7, Polri: 3, Scorpius: 1]&#10;[b]36. [url=https://www.doomworld.com/idgames/levels/doom2/Ports/megawads/alt]A.L.T.[/url][/b] [[b]34[/b]: Not Jabba: 7, Spectre01: 2, ella guro: 10, yakfak: 10, Rince-wind: 5]&#10;[b]36. [url=https://www.doomworld.com/idgames/levels/doom/Ports/megawads/kdizd_12]Knee-Deep in ZDoom[/url][/b] [[b]34[/b]: Graf Zahl: 6, Voltcom9: 7, tchkb: 2, Apaul27: 7, 4everDoomed: 5, Rince-wind: 5, Jaromir Bergmann: 2]&#10;[b]36. [url=https://www.doomworld.com/idgames/levels/doom2/Ports/s-u/tutnt]The Ultimate Torment &amp; Torture[/url][/b] [[b]34[/b]: HyperLuke: 8, Talvi: 4, Greyenko: 4, TechnoDoomed1: 2, TheMightyHeracross: 3, ReaperAA: 4, Ziad EL Zein: 5, Ivory Duke: 4]&#10;[b]39. [url=https://www.doomworld.com/idgames/levels/doom2/megawads/cydreams]Cyberdreams[/url][/b] [[b]33[/b]: 42PercentHealth: 3, ShoDemo: 1, 7hm: 7, justsomemusicguy: 3, bonnie: 7, NoisyVelvet: 4, TheNerdTurtle2: 3, termrork: 5]&#10;[b]39. [url=https://www.doomworld.com/idgames/themes/TeamTNT/icarus/icarus]Icarus: Alien Vanguard[/url][/b] [[b]33[/b]: Ralphis: 6, Grazza: 8, roadworx: 3, T-Rex: 3, StoneMason: 5, valkiriforce: 8]&#10;[b]39. [url=https://www.romerogames.ie/si6il/]SIGIL[/url][/b] [[b]33[/b]: Diabolución: 10, 4everDoomed: 4, Jaromir Bergmann: 10, STILES: 2, termrork: 5, Worm318: 2]&#10;[b]39. [url=https://www.doomworld.com/idgames/levels/doom2/Ports/s-u/swtw]Swim With the Whales[/url][/b] [[b]33[/b]: WH-Wilou84: 2, Nate River: 9, Soundblock: 3, Lazorinc: 6, Nirvana: 10, NoisyVelvet: 3]&#10;[b]43. [url=https://www.doomworld.com/idgames/levels/doom2/Ports/megawads/1024]Congestion 1024[/url][/b] [[b]32[/b]: Mr. Freeze: 5, HyperLuke: 7, Voltcom9: 5, bonnie: 4, Dragonfly: 6, Philnemba: 5]&#10;[b]43. [url=https://www.doomworld.com/idgames/levels/doom2/Ports/megawads/jenesis]Jenesis[/url][/b] [[b]32[/b]: Not Jabba: 2, Altima: 7, NaZa: 2, Poncho: 1, dylux: 5, Ziad EL Zein: 5, Scorpius: 2, Makedounia: 8]&#10;[b]45. [url=https://www.doomworld.com/idgames/levels/doom2/Ports/g-i/hg]Hell Ground[/url][/b] [[b]30[/b]: Cynical: 8, Chamelenoel: 7, antares031: 5, WH-Wilou84: 2, darkreaver: 1, Budoka: 5, Polri: 2]&#10;[b]46. [url=https://www.doomworld.com/idgames/levels/doom2/Ports/d-f/distrbia]Disturbia[/url][/b] [[b]29[/b]: Sky: 7, darkreaver: 10, Roofi: 6, Paul977: 6]&#10;[b]46. [url=https://www.doomworld.com/idgames/levels/doom2/Ports/s-u/stardate]Stardate 20X6[/url][/b] [[b]29[/b]: MFG38: 6, WH-Wilou84: 3, Talvi: 1, GarrettChan: 7, bemused: 3, Nirvana: 6, Nazgul9: 1, DOEL: 2]&#10;[b]48. [url=https://www.doomworld.com/idgames/levels/doom/Ports/megawads/2002ado]2002: A Doom Odyssey[/url][/b] [[b]28[/b]: soner du: 8, Philnemba: 8, tmorrow: 2, Red-XIII: 3, joepallai: 1, SilverMiner: 6]&#10;[b]48. [url=https://www.doomworld.com/idgames/levels/doom2/Ports/j-l/lunatic]Lunatic[/url][/b] [[b]28[/b]: Cynical: 6, Dime: 9, Nate River: 4, Poncho: 5, Budoka: 1, Gaia74: 3]&#10;[b]48. [url=https://www.doomworld.com/forum/topic/62496-winters-fury/]Winter's Fury[/url][/b] [[b]28[/b]: Dragonfly: 5, TechnoDoomed1: 10, Octillion: 7, OniriA: 3, Ivory Duke: 3]&#10;[b]51. [url=https://www.doomworld.com/idgames/levels/doom2/megawads/strain10]STRAIN[/url][/b] [[b]27[/b]: Grazza: 6, ella guro: 4, roadworx: 6, JudgeDeadd: 1, T-Rex: 1, Squadallah: 9]&#10;[b]52. [url=https://www.doomworld.com/forum/topic/85791-tnt-revilution-final-beta-ready-for-testing/]TNT: Revilution[/url][/b] [[b]26[/b]: Spectra: 9, bLOCKbOYgAMES: 2, GarrettChan: 1, dylux: 6, tmorrow: 2, Polri: 3, SilverMiner: 3]&#10;[b]53. [url=http://www.theultimatedoom.com/download/chillax-v9.7.3_fixes_by_HiM_v1.1.zip]Chillax[/url][/b] [[b]25[/b]: Nine Inch Heels: 4, AnonimVio: 5, fveitsi: 5, Outrageous Videos: 3, Simomarchi: 2, Gaia74: 5, maxmanium: 1]&#10;[b]53. [url=http://www.doom2.net/doom2/wads/DWANGO5.ZIP]DWANGO 5[/url][/b] [[b]25[/b]: Doomkid: 10, Ralphis: 7, antares031: 8]&#10;[b]53. [url=https://www.doomworld.com/idgames/levels/doom2/Ports/v-z/violence]Violence[/url][/b] [[b]25[/b]: Chamelenoel: 10, everennui: 4, Nate River: 2, Lorenz0: 9]&#10;[b]53. [url=https://www.doomworld.com/idgames/levels/doom2/Ports/megawads/zdcmp2]ZDoom Community Map Project II[/url][/b] [[b]25[/b]: Graf Zahl: 10, Phobus: 9, TechnoDoomed1: 6]&#10;[b]57. [url=https://www.doomworld.com/idgames/levels/doom2/Ports/a-c/arcadia]Arcadia Demade[/url][/b] [[b]24[/b]: Jaws In Space: 9, Vorpal: 5, soner du: 5, guitardz: 1, Nancsi: 4]&#10;[b]57. [url=https://www.doomworld.com/idgames/levels/doom2/Ports/a-c/breach]Breach[/url][/b] [[b]24[/b]: Jaws In Space: 7, Dime: 10, guitardz: 2, Nancsi: 1, Jaromir Bergmann: 4]&#10;[b]57. [url=http://www.moddb.com/mods/brutal-doom/downloads/brutal-doom-hell-on-earth-starter-pack]Brutal Doom: Hell on Earth Starter Pack (Extermination Day)[/url][/b] [[b]24[/b]: TechnoDoomed1: 9, Squadallah: 8, ReaperAA: 7]&#10;[b]57. [url=https://www.doomworld.com/idgames/levels/doom2/Ports/megawads/ngmvmt2]Newgothic Movement 2[/url][/b] [[b]24[/b]: Nine Inch Heels: 8, ShoDemo: 2, Outrageous Videos: 9, Nazgul9: 5]&#10;[b]57. [url=https://www.doomworld.com/idgames/levels/doom/Ports/d-f/e1m8b]Tech Gone Bad[/url][/b] [[b]24[/b]: Jaws In Space: 5, guitardz: 5, Nancsi: 8, Diabolución: 5, Jaromir Bergmann: 1]&#10;[b]57. [url=https://doomwiki.org/wiki/The_Plutonia_Experiment]The Plutonia Experiment[/url][/b] [[b]24[/b]: guitardz: 5, purist: 5, termrork: 5, Tartlman: 1, Worm318: 2, DOEL: 6]&#10;[b]57. [url=https://www.doomworld.com/idgames/levels/doom2/Ports/s-u/unloved]Unloved[/url][/b] [[b]24[/b]: MFG38: 1, everennui: 8, bonnie: 10, TechnoDoomed1: 3, Payload4367: 2]&#10;[b]57. [url=https://www.doomworld.com/idgames/levels/doom2/megawads/zone300]Zone 300[/url][/b] [[b]24[/b]: Voltcom9: 8, Soundblock: 3, Bryan T: 2, purist: 3, maxmanium: 8]&#10;[b]65. [url=http://www.moddb.com/games/doom-ii/addons/eternal-slumber-party-v2]Eternal Slumber Party[/url][/b] [[b]23[/b]: Roofi: 10, Outrageous Videos: 8, Grain of Salt: 4, Simomarchi: 1]&#10;[b]66. [url=https://www.doomworld.com/idgames/themes/batman/batman]Batman Doom[/url][/b] [[b]22[/b]: yakfak: 8, JudgeDeadd: 4, soner du: 10]&#10;[b]66. [url=https://www.doomworld.com/idgames/levels/doom2/Ports/megawads/sf2012]Slaughterfest 2012[/url][/b] [[b]22[/b]: HyperLuke: 1, Outrageous Videos: 1, bemused: 2, Apaul27: 8, tmorrow: 3, Simomarchi: 6, maxmanium: 1]&#10;[b]66. [url=https://www.doomworld.com/idgames/levels/doom2/Ports/s-u/sd20x7]Stardate 20X7[/url][/b] [[b]22[/b]: yakfak: 6, Grain of Salt: 8, bemused: 4, rdwpa: 4]&#10;[b]66. [url=https://www.doomworld.com/idgames/levels/doom2/Ports/megawads/zpack]ZPack[/url][/b] [[b]22[/b]: MFG38: 5, Voltcom9: 3, TechnoDoomed1: 4, Ziad EL Zein: 5, Octillion: 5]&#10;[b]70. [url=https://www.doomworld.com/forum/topic/105598-hurt-singleplayer-map-in-hell/]Hurt[/url][/b] [[b]21[/b]: Jaromir Bergmann: 9, OniriA: 7, I_Punch_Demons: 5]&#10;[b]71. [url=https://www.doomworld.com/idgames/levels/doom2/Ports/s-u/scl_top]Threshold of Pain[/url][/b] [[b]20[/b]: Malrionn: 7, MFG38: 7, 4everDoomed: 6]&#10;[b]72. [url=https://www.doomworld.com/forum/topic/103075-deathless-an-ultimate-doom-megawad-rc4/]Deathless[/url][/b] [[b]19[/b]: TheMightyHeracross: 2, ReaperAA: 5, Worm318: 3, Makedounia: 9]&#10;[b]72. [url=https://www.doomworld.com/idgames/levels/doom2/Ports/d-f/equinox]Equinox[/url][/b] [[b]19[/b]: Sky: 5, Grazza: 9, ella guro: 5]&#10;[b]72. [url=https://www.doomworld.com/idgames/levels/doom2/Ports/m-o/nuts]Nuts[/url][/b] [[b]19[/b]: Chamelenoel: 6, AnonimVio: 9, roadworx: 4]&#10;[b]75. [url=https://www.doomworld.com/idgames/levels/doom2/Ports/a-c/bauhaus]Bauhaus[/url][/b] [[b]18[/b]: ella guro: 9, 7hm: 5, Grain of Salt: 3, NoisyVelvet: 1]&#10;[b]75. [url=https://www.doomworld.com/idgames/levels/doom2/megawads/dmonfear]Demonfear[/url][/b] [[b]18[/b]: roadworx: 8, soner du: 6, Philnemba: 3, NaZa: 1]&#10;[b]75. [url=https://www.doomworld.com/idgames/levels/doom2/megawads/tvr]Revolution![/url][/b] [[b]18[/b]: Not Jabba: 1, Grazza: 3, Altima: 4, termrork: 5, SilverMiner: 5]&#10;[b]75. [url=https://www.doomworld.com/idgames/levels/doom2/Ports/megawads/sf2011]Slaughterfest 2011[/url][/b] [[b]18[/b]: Outrageous Videos: 5, tmorrow: 3, Simomarchi: 10]&#10;[b]79. [url=https://www.doomworld.com/idgames/levels/doom2/Ports/megawads/drkenctr]Dark Encounters[/url][/b] [[b]17[/b]: Bryan T: 6, dylux: 8, Octillion: 3]&#10;[b]79. [url=https://www.doomworld.com/forum/topic/100842-rc-lost-civilization-episode-1-feedback-appreciated/]Lost civilization[/url][/b] [[b]17[/b]: OniriA: 9, rdwpa: 8]&#10;[b]79. [url=https://www.doomworld.com/idgames/levels/doom2/Ports/megawads/sp_usimp]Ultimate Simplicity[/url][/b] [[b]17[/b]: Dragonfly: 8, Simomarchi: 9]&#10;[b]82. [url=https://www.doomworld.com/idgames/levels/doom/a-c/castevil]Castle of Evil[/url][/b] [[b]16[/b]: bzzrak: 10, joepallai: 6]&#10;[b]82. [url=http://rabotik.nl/harmony.htm]Harmony[/url][/b] [[b]16[/b]: Not Jabba: 5, Sky: 6, ax34: 5]&#10;[b]82. [url=https://www.doomworld.com/idgames/levels/doom2/Ports/megawads/mutiny]Mutiny[/url][/b] [[b]16[/b]: Jaws In Space: 6, Doomkid: 3, everennui: 2, NoisyVelvet: 1, m8f: 4]&#10;[b]82. [url=http://www.mustaine.com/about/video-game-work/perditions-gate/]Perdition's Gate[/url][/b] [[b]16[/b]: Vorpal: 5, Nate River: 1, bonnie: 10]&#10;[b]82. [url=https://www.doomworld.com/idgames/levels/doom/Ports/p-r/par-lutz]Phobos: Anomaly Reborn[/url][/b] [[b]16[/b]: Ed: 5, Graf Zahl: 1, SilverMiner: 10]&#10;[b]82. [url=https://forum.zdoom.org/viewtopic.php?t=56668#p1000996]Rise of the Wool Ball[/url][/b] [[b]16[/b]: JudgeDeadd: 3, Squadallah: 1, Apaul27: 9, TheMightyHeracross: 3]&#10;[b]82. [url=https://www.doomworld.com/idgames/levels/doom2/megawads/ur]Unholy Realms[/url][/b] [[b]16[/b]: Dime: 6, Bryan T: 1, dylux: 2, tmorrow: 2, Makedounia: 2, DOEL: 3]&#10;[b]89. [url=https://www.doomworld.com/idgames/levels/doom2/megawads/avj]Arch-Vile Jump[/url][/b] [[b]15[/b]: termrork: 5, Red-XIII: 10]&#10;[b]89. [url=https://www.doomworld.com/idgames/levels/doom2/Ports/d-f/foursite]Foursite[/url][/b] [[b]15[/b]: Budoka: 2, Nancsi: 7, 4everDoomed: 5, Gaia74: 1]&#10;[b]89. [url=https://www.doomworld.com/idgames/levels/doom2/megawads/darken2]The Darkening Episode 2[/url][/b] [[b]15[/b]: Graf Zahl: 4, Woolie Wool: 9, joepallai: 2]&#10;[b]89. [url=https://www.doomworld.com/idgames/levels/doom2/Ports/a-c/action2]Urban Brawl: Action Doom 2[/url][/b] [[b]15[/b]: Chamelenoel: 1, JudgeDeadd: 4, Phobus: 10]&#10;[b]93. [url=https://www.doomworld.com/idgames/levels/doom2/Ports/megawads/bstain]Bloodstain[/url][/b] [[b]14[/b]: NuMetalManiak: 5, everennui: 5, Forli: 4]&#10;[b]93. [url=https://www.doomworld.com/idgames/levels/doom2/Ports/d-f/dv]Deus Vult[/url][/b] [[b]14[/b]: Mr. Freeze: 7, WH-Wilou84: 5, joepallai: 1, DJVCardMaster: 1]&#10;[b]93. [url=https://www.doomworld.com/idgames/levels/doom2/Ports/s-u/uacultra]UAC Ultra[/url][/b] [[b]14[/b]: Malrionn: 10, Budoka: 4]&#10;[b]96. [url=https://www.doomworld.com/forum/topic/91854-v15-doom-64-retribution/]Doom 64: Retribution[/url][/b] [[b]13[/b]: guitardz: 5, 4everDoomed: 8]&#10;[b]96. [url=https://www.doomworld.com/idgames/levels/doom2/Ports/d-f/elysion]Elysion[/url][/b] [[b]13[/b]: Sky: 8, darkreaver: 5]&#10;[b]96. [url=https://www.doomworld.com/idgames/levels/doom2/Ports/m-o/miasma]Miasma[/url][/b] [[b]13[/b]: WH-Wilou84: 1, Soundblock: 2, Nirvana: 9, NoisyVelvet: 1]&#10;[b]96. [url=https://www.doomworld.com/idgames/levels/doom2/Ports/s-u/sacrment]Sacrament[/url][/b] [[b]13[/b]: ella guro: 8, yakfak: 5]&#10;[b]96. [url=https://www.doomworld.com/idgames/levels/doom2/Ports/v-z/zdmcmp1]ZDoom Community Map Project: Take 1[/url][/b] [[b]13[/b]: Phobus: 8, Ziad EL Zein: 5]&#10;[b]101. [url=https://www.doomworld.com/idgames/levels/doom2/Ports/d-f/exterror]Extreme Terror[/url][/b] [[b]12[/b]: Nine Inch Heels: 5, everennui: 5, Nancsi: 2]&#10;[b]101. [url=https://www.doomworld.com/idgames/levels/doom2/Ports/m-o/ngmvmt1]Newgothic Movement 1[/url][/b] [[b]12[/b]: everennui: 2, Outrageous Videos: 4, Nazgul9: 6]&#10;[b]101. [url=https://www.doomworld.com/idgames/levels/doom2/Ports/megawads/swideath]Swift Death[/url][/b] [[b]12[/b]: Nine Inch Heels: 1, fveitsi: 5, StoneMason: 5, NoisyVelvet: 1]&#10;[b]104. [url=http://www.doomwadstation.net/main/aliens.html]Aliens TC[/url][/b] [[b]11[/b]: yakfak: 4, soner du: 2, Payload4367: 5]&#10;[b]104. [url=https://www.doomworld.com/idgames/levels/doom/a-c/b2b]Back to Basics[/url][/b] [[b]11[/b]: WH-Wilou84: 2, joepallai: 5, rdwpa: 4]&#10;[b]104. [url=https://www.doomworld.com/idgames/levels/doom2/Ports/megawads/1024clau]Claustrophobia 1024[/url][/b] [[b]11[/b]: m8f: 5, DJVCardMaster: 6]&#10;[b]104. [url=https://www.doomworld.com/idgames/levels/doom2/Ports/a-c/comatose]Comatose[/url][/b] [[b]11[/b]: yakfak: 7, m8f: 4]&#10;[b]104. [url=https://www.doomworld.com/idgames/levels/doom2/Ports/megawads/cchest2]Community Chest 2[/url][/b] [[b]11[/b]: Sky: 10, tchkb: 1]&#10;[b]104. [url=https://www.doomworld.com/idgames/levels/doom2/Ports/a-c/crumpets]Crumpets[/url][/b] [[b]11[/b]: everennui: 2, Nate River: 8, Nirvana: 1]&#10;[b]104. [url=https://www.doomworld.com/idgames/levels/doom2/Ports/j-l/legher]Legacy of Heroes[/url][/b] [[b]11[/b]: dylux: 7, eharper256: 4]&#10;[b]104. [url=https://www.doomworld.com/idgames/levels/doom/Ports/d-f/e1m4b]Phobos Mission Control[/url][/b] [[b]11[/b]: Nancsi: 6, Diabolución: 5]&#10;[b]104. [url=https://www.doomworld.com/idgames/levels/doom2/Ports/megawads/sihr2fix]Survive in Hell[/url][/b] [[b]11[/b]: Spectra: 8, Makedounia: 3]&#10;[b]104. [url=https://www.doomworld.com/idgames/levels/doom2/Ports/a-c/ad2dow]Urban Brawl: Dead of Winter[/url][/b] [[b]11[/b]: Ralphis: 6, Phobus: 5]&#10;[b]104. [url=https://www.doomworld.com/forum/topic/50158-wip-vela-pax-beta-21-out-now-with-1-more-stuff/]Vela Pax[/url][/b] [[b]11[/b]: WH-Wilou84: 2, TheNerdTurtle2: 9]&#10;[b]104. [url=https://www.doomworld.com/idgames/levels/doom2/Ports/megawads/wos]Whispers of Satan[/url][/b] [[b]11[/b]: Woolie Wool: 4, tmorrow: 2, eharper256: 5]&#10;[b]104. [url=https://www.doomworld.com/idgames/levels/doom/v-z/wow]Wow[/url][/b] [[b]11[/b]: AnonimVio: 10, Apaul27: 1]&#10;[b]117. [url=https://www.doomworld.com/forum/topic/101647-avactor-last-update-is-out/]Avactor[/url][/b] [[b]10[/b]: JudgeDeadd: 2, OniriA: 8]&#10;[b]117. [url=https://www.doomworld.com/idgames/levels/doom2/Ports/a-c/chnworm]Chainworm Kommando[/url][/b] [[b]10[/b]: Rince-wind: 5, eharper256: 5]&#10;[b]117. [url=https://www.doomworld.com/idgames/levels/doom2/Ports/s-u/tcotd21me]City of the Damned: Apocalypse[/url][/b] [[b]10[/b]: TechnoDoomed1: 5, Rince-wind: 5]&#10;[b]117. [url=https://www.doomworld.com/forum/topic/109216-doom-zero-launch-and-celebrating-25-years-of-doom-ii/]Doom Zero[/url][/b] [[b]10[/b]: maxmanium: 2, CinnamonKilljoy: 8]&#10;[b]117. [url=https://www.doomworld.com/idgames/levels/doom/s-u/uac_dead]Dooms Day of UAC[/url][/b] [[b]10[/b]: Jaws In Space: 2, Ed: 5, joepallai: 3]&#10;[b]117. [url=https://www.doomworld.com/idgames/levels/doom2/g-i/grime]Grime[/url][/b] [[b]10[/b]: WH-Wilou84: 2, darkreaver: 4, Paul977: 4]&#10;[b]117. [url=https://doomwiki.org/wiki/Hell_To_Pay]Hell to Pay[/url][/b] [[b]10[/b]: bonnie: 10]&#10;[b]117. [url=https://forum.zdoom.org/viewtopic.php?f=42&amp;t=55443#p981947]Redemption Of The Slain[/url][/b] [[b]10[/b]: Nancsi: 10]&#10;[b]117. [url=https://www.doomworld.com/idgames/levels/doom2/megawads/reverie]Reverie[/url][/b] [[b]10[/b]: Octillion: 9, joepallai: 1]&#10;[b]117. [url=https://www.doomworld.com/idgames/levels/doom2/Ports/s-u/tn]Tangerine Nightmare[/url][/b] [[b]10[/b]: guitardz: 10]&#10;[b]117. [url=https://www.doomworld.com/idgames/levels/doom2/Ports/megawads/tj]The Journey[/url][/b] [[b]10[/b]: Spectra: 6, Makedounia: 4]&#10;[b]128. [url=https://www.doomworld.com/idgames/levels/doom/megawads/bgcomp]Base Ganymede[/url][/b] [[b]9[/b]: maxmanium: 9]&#10;[b]128. [url=https://www.doomworld.com/idgames/levels/doom2/Ports/a-c/brfinal]Beyond Reality[/url][/b] [[b]9[/b]: Talvi: 3, HUNdebLeonidasX: 6]&#10;[b]128. [url=https://www.doomworld.com/idgames/levels/doom2/Ports/a-c/bor_lost]Brotherhood of Ruin: The Lost Temple[/url][/b] [[b]9[/b]: Vorpal: 5, joepallai: 4]&#10;[b]128. [url=https://www.doomworld.com/idgames/levels/doom2/Ports/m-o/mek-catk]Counterattack[/url][/b] [[b]9[/b]: rdwpa: 9]&#10;[b]128. [url=https://www.doomworld.com/forum/topic/92135-deadair-v2/]Dead Air[/url][/b] [[b]9[/b]: HyperLuke: 2, Lorenz0: 7]&#10;[b]128. [url=https://www.doomworld.com/idgames/levels/doom2/megawads/d2ino]Doom 2 In Name Only[/url][/b] [[b]9[/b]: Odal: 4, CinnamonKilljoy: 5]&#10;[b]128. [url=https://www.doomworld.com/idgames/levels/doom/Ports/megawads/ddamn0.9]Doom: Damnation[/url][/b] [[b]9[/b]: bzzrak: 9]&#10;[b]128. [url=https://www.doomworld.com/idgames/levels/doom2/Ports/megawads/dump-1]Dump Episode 1: Fuck Time Limits[/url][/b] [[b]9[/b]: Voltcom9: 9]&#10;[b]128. [url=https://www.doomworld.com/forum/topic/88507-dump-episode-3-bfg-edition-maps-released/]Dump Episode 3: BFG Edition[/url][/b] [[b]9[/b]: HyperLuke: 9]&#10;[b]128. [url=https://www.doomworld.com/forum/topic/100391-esp2/]Eternal Slumber Party﻿ 2[/url][/b] [[b]9[/b]: Roofi: 9]&#10;[b]128. [url=https://www.doomworld.com/idgames/levels/doom2/g-i/hellrun2]Hellrun[/url][/b] [[b]9[/b]: Doomkid: 3, joepallai: 6]&#10;[b]128. [url=https://www.doomworld.com/idgames/levels/doom2/Ports/g-i/hth2]Hi-Tech Hell 2: Alien Tech[/url][/b] [[b]9[/b]: Graf Zahl: 9]&#10;[b]128. [url=https://www.doomworld.com/forum/topic/85591-nihility-infinite-teeth-shareware-episode-v121/]Nihility: Infinite ﻿Teeth﻿[/url][/b] [[b]9[/b]: ]&#10;[b]128. [url=https://forum.zdoom.org/viewtopic.php?t=52301#p913612]Shadow Of The Wool Ball[/url][/b] [[b]9[/b]: Apaul27: 9]&#10;[b]128. [url=http://stronghold.drdteam.org/download.html]Stronghold: On the Edge of Chaos[/url][/b] [[b]9[/b]: MFG38: 2, Dragonfly: 2, termrork: 5]&#10;[b]128. [url=https://www.doomworld.com/idgames/levels/doom2/Ports/megawads/strg]Struggle - Antaresian Legacy[/url][/b] [[b]9[/b]: Jaromir Bergmann: 6, Payload4367: 3]&#10;[b]128. [url=https://www.doomworld.com/idgames/levels/doom2/Ports/s-u/tnte1]Torment and Torture[/url][/b] [[b]9[/b]: MFG38: 9]&#10;[b]128. [url=https://www.doomworld.com/idgames/levels/doom2/Ports/s-u/tribute]Tribute[/url][/b] [[b]9[/b]: Lorenz0: 4, ax34: 5]&#10;[b]146. [url=https://www.doomworld.com/idgames/levels/doom2/megawads/50monstr]50 Monsters[/url][/b] [[b]8[/b]: tmorrow: 2, Worm318: 6]&#10;[b]146. [url=https://www.doomworld.com/idgames/levels/doom2/Ports/megawads/50shades]50 Shades of Graytall[/url][/b] [[b]8[/b]: Nine Inch Heels: 2, Voltcom9: 2, JudgeDeadd: 1, NoisyVelvet: 3]&#10;[b]146. [url=https://www.doomworld.com/idgames/levels/doom2/Ports/a-c/action]Action Doom[/url][/b] [[b]8[/b]: Dragonfly: 1, Gaia74: 2, Worm318: 1, ax34: 4]&#10;[b]146. [url=https://www.doomworld.com/forum/topic/107249-come-eat-the-mapwich-a-collaborative-community-project-rc1-available/]Come eat The Mapwich[/url][/b] [[b]8[/b]: Jaromir Bergmann: 8]&#10;[b]146. [url=https://www.doomworld.com/idgames/levels/doom2/Ports/d-f/disjunct]Disjunction[/url][/b] [[b]8[/b]: Lorenz0: 8]&#10;[b]146. [url=https://www.doomworld.com/forum/topic/69813-doom-the-golden-souls-mario-64-doom-definitive-edition-released/]Doom: The Golden Souls[/url][/b] [[b]8[/b]: everennui: 1, TheNerdTurtle2: 7]&#10;[b]146. [url=https://www.doomworld.com/idgames/levels/doom2/Ports/a-c/cybie]Doomguy's Pimp Ventures[/url][/b] [[b]8[/b]: AnonimVio: 8]&#10;[b]146. [url=https://www.doomworld.com/idgames/levels/doom2/d-f/dyst3]Dystopia 3: Re-Birth of Anarchy[/url][/b] [[b]8[/b]: Soundblock: 3, valkiriforce: 1, joepallai: 4]&#10;[b]146. [url=https://www.doomworld.com/idgames/levels/doom2/Ports/g-i/holyhell]Holy Hell[/url][/b] [[b]8[/b]: Outrageous Videos: 2, bemused: 6]&#10;[b]146. [url=https://www.doomworld.com/idgames/levels/doom2/Ports/megawads/italo]Italo-Doom[/url][/b] [[b]8[/b]: bemused: 8]&#10;[b]146. [url=https://www.doomworld.com/idgames/levels/doom2/m-o/mangle]Mangle[/url][/b] [[b]8[/b]: bzzrak: 8]&#10;[b]146. [url=https://www.doomworld.com/idgames/levels/doom2/Ports/m-o/mohu1]Monster Hunter Ltd Part I[/url][/b] [[b]8[/b]: Jaws In Space: 4, m8f: 4]&#10;[b]146. [url=https://www.doomworld.com/idgames/levels/doom2/Ports/m-o/mohu2]Monster Hunter Ltd Part II[/url][/b] [[b]8[/b]: Jaws In Space: 4, m8f: 4]&#10;[b]146. [url=https://www.doomworld.com/idgames/levels/doom2/Ports/m-o/nimrod]Nimrod: Ixnay on the Hombre[/url][/b] [[b]8[/b]: Graf Zahl: 8]&#10;[b]146. [url=https://www.doomworld.com/idgames/levels/doom2/Ports/s-u/scythex]Scythe X[/url][/b] [[b]8[/b]: 42PercentHealth: 2, Graf Zahl: 2, Talvi: 3, bLOCKbOYgAMES: 1]&#10;[b]146. [url=https://www.doomworld.com/idgames/levels/doom2/Ports/megawads/skuldash]Skulldash[/url][/b] [[b]8[/b]: everennui: 2, Lorenz0: 6]&#10;[b]146. [url=https://www.doomworld.com/forum/topic/43453-new-map-ready-to-go-the-bee-map/]The Beesong[/url][/b] [[b]8[/b]: Roofi: 8]&#10;[b]163. [url=https://www.doomworld.com/forum/topic/108865-rc2-release-alienated-10-levels-for-gzdoom/]Alienated[/url][/b] [[b]7[/b]: Jaromir Bergmann: 7]&#10;[b]163. [url=https://www.doomworld.com/forum/topic/92776-brigandine-rc2-updated-2017-05-13/]Brigandine[/url][/b] [[b]7[/b]: guitardz: 2, Jaromir Bergmann: 5]&#10;[b]163. [url=http://www.moddb.com/games/doom/addons/castle-heng]Castle Heng[/url][/b] [[b]7[/b]: 7hm: 7]&#10;[b]163. [url=https://doomwiki.org/wiki/Chex_Quest#Chex_Quest_2]Chex Quest 2[/url][/b] [[b]7[/b]: bzzrak: 7]&#10;[b]163. [url=https://www.doomworld.com/idgames/levels/doom2/Ports/a-c/cah_se]Cold as Hell[/url][/b] [[b]7[/b]: Graf Zahl: 7]&#10;[b]163. [url=https://www.doomworld.com/idgames/levels/doom2/Ports/megawads/cif3]Community is Falling 3[/url][/b] [[b]7[/b]: NuMetalManiak: 3, Voltcom9: 4]&#10;[b]163. [url=https://www.doomworld.com/forum/topic/92574-dimension-of-the-boomed/]Dimension of the Boomed[/url][/b] [[b]7[/b]: Ivory Duke: 7]&#10;[b]163. [url=https://www.doomworld.com/idgames/levels/doom2/d-f/doomcity]Doom City[/url][/b] [[b]7[/b]: Jaws In Space: 4, Doomkid: 3]&#10;[b]163. [url=http://www.moddb.com/mods/doomone/downloads/doomone-v04]Doom: One[/url][/b] [[b]7[/b]: HyperLuke: 4, Greyenko: 3]&#10;[b]163. [url=https://www.doomworld.com/forum/topic/90173-eden/]Eden[/url][/b] [[b]7[/b]: Nirvana: 7]&#10;[b]163. [url=https://www.doomworld.com/idgames/levels/doom2/Ports/d-f/fth666]Flashback to Hell[/url][/b] [[b]7[/b]: GarrettChan: 2, eharper256: 5]&#10;[b]163. [url=https://www.doomworld.com/idgames/levels/doom2/Ports/g-i/iedge]Insanity's Edge[/url][/b] [[b]7[/b]: TechnoDoomed1: 7]&#10;[b]163. [url=https://www.doomworld.com/idgames/levels/doom2/Ports/megawads/mock2]Mock 2: The Speed of Stupid[/url][/b] [[b]7[/b]: AnonimVio: 7]&#10;[b]163. [url=https://www.doomworld.com/idgames/levels/doom2/m-o/nochance]No Chance[/url][/b] [[b]7[/b]: Roofi: 7]&#10;[b]163. [url=https://www.doomworld.com/idgames/levels/doom2/m-o/odessa_1]Odessa 1[/url][/b] [[b]7[/b]: 7hm: 7]&#10;[b]163. [url=https://www.doomworld.com/idgames/levels/doom2/Ports/p-r/pwfinal]Plutonium Winds[/url][/b] [[b]7[/b]: Spectra: 7]&#10;[b]163. [url=https://www.doomworld.com/idgames/levels/hexen/j-l/kaiser_28]Shadows of Chronos[/url][/b] [[b]7[/b]: Grain of Salt: 7]&#10;[b]163. [url=https://www.doomworld.com/idgames/levels/doom/a-c/class_ep]The Classic Episode[/url][/b] [[b]7[/b]: pcorf: 5, purist: 2]&#10;[b]163. [url=https://forum.zdoom.org/viewtopic.php?f=42&amp;t=55741]Waterlab GZD[/url][/b] [[b]7[/b]: Phobus: 7]&#10;[b]182. [url=https://www.doomworld.com/idgames/levels/doom2/Ports/d-f/frozent] Frozen Time[/url][/b] [[b]6[/b]: Budoka: 6]&#10;[b]182. [url=https://www.doomworld.com/forum/topic/92542-20-monsters-community-project-released/]20 Monsters Community Project[/url][/b] [[b]6[/b]: Voltcom9: 6]&#10;[b]182. [url=https://www.doomworld.com/idgames/levels/doom2/Ports/s-u/teitenga]Assault on Tei Tenga[/url][/b] [[b]6[/b]: Ralphis: 6]&#10;[b]182. [url=https://www.doomworld.com/idgames/levels/doom2/a-c/castleof]Castle of the Damned[/url][/b] [[b]6[/b]: bzzrak: 6]&#10;[b]182. [url=https://www.doomworld.com/idgames/levels/doom2/Ports/d-f/de-pkg]Demon Eclipse[/url][/b] [[b]6[/b]: Soundblock: 1, Lazorinc: 1, tchkb: 4]&#10;[b]182. [url=https://www.doomworld.com/idgames/levels/doom/Ports/d-f/dbimpact]Double Impact[/url][/b] [[b]6[/b]: Ralphis: 6]&#10;[b]182. [url=https://www.doomworld.com/idgames/levels/doom2/Ports/megawads/echelon]Echelon[/url][/b] [[b]6[/b]: Sky: 1, bzzrak: 5]&#10;[b]182. [url=https://www.doomworld.com/idgames/levels/heretic/Ports/elfgp]Elf Gets Pissed[/url][/b] [[b]6[/b]: Ralphis: 6]&#10;[b]182. [url=https://www.doomworld.com/idgames/levels/doom2/d-f/endgame]End Game[/url][/b] [[b]6[/b]: pcorf: 6]&#10;[b]182. [url=https://www.doomworld.com/idgames/levels/doom/0-9/01fava]Fava Beans[/url][/b] [[b]6[/b]: Philnemba: 2, NaZa: 4]&#10;[b]182. [url=https://www.doomworld.com/idgames/levels/doom2/Ports/megawads/5room]Five Rooms of Doom[/url][/b] [[b]6[/b]: HyperLuke: 6]&#10;[b]182. [url=https://www.doomworld.com/idgames/levels/doom2/deathmatch/j-l/judas23]Judas[/url][/b] [[b]6[/b]: antares031: 6]&#10;[b]182. [url=https://www.doomworld.com/idgames/levels/doom2/Ports/m-o/neodoom]NeoDoom[/url][/b] [[b]6[/b]: OniriA: 6]&#10;[b]182. [url=https://www.doomworld.com/idgames/levels/doom/m-o/nukemine]Nuke Mine (Come Get Some)[/url][/b] [[b]6[/b]: Soundblock: 6]&#10;[b]182. [url=https://www.doomworld.com/forum/topic/49008-phmlspd-boom-maps-for-people-who-like-shooting-monsters/]Phmlspd[/url][/b] [[b]6[/b]: maxmanium: 6]&#10;[b]182. [url=http://www.wad-archive.com/wad/e5d863c72e1f5de577a3ae57745c107e]SSL2[/url][/b] [[b]6[/b]: antares031: 6]&#10;[b]182. [url=https://www.doomworld.com/idgames/levels/doom2/Ports/m-o/massm]The Adventures of MassMouth[/url][/b] [[b]6[/b]: Ralphis: 6]&#10;[b]182. [url=https://www.doomworld.com/idgames/levels/doom/Ports/d-f/draftex]Thy Flesh - Turned into a draft-excluder[/url][/b] [[b]6[/b]: 4everDoomed: 6]&#10;[b]182. [url=https://www.doomworld.com/idgames/themes/terrywads/uacmnnew]UAC Military Nightmare[/url][/b] [[b]6[/b]: AnonimVio: 6]&#10;[b]182. [url=https://www.doomworld.com/idgames/levels/doom2/deathmatch/Ports/megawads/udmx]Unidoom Deathmatch X[/url][/b] [[b]6[/b]: Ralphis: 6]&#10;[b]182. [url=https://www.doomworld.com/idgames/levels/doom2/megawads/urania]Urania[/url][/b] [[b]6[/b]: Spectre01: 6]&#10;[b]203. [url=https://www.doomworld.com/vb/thread/71473]2048 Unleashed[/url][/b] [[b]5[/b]: eharper256: 5]&#10;[b]203. [url=https://www.doomworld.com/idgames/levels/doom/Ports/a-c/aa_e1]Alpha Accident: Terra Nova[/url][/b] [[b]5[/b]: Rince-wind: 5]&#10;[b]203. [url=https://www.doomworld.com/forum/topic/105451-birthday-bash-megawad-offical-release/]Birthday Bash [/url][/b] [[b]5[/b]: eharper256: 5]&#10;[b]203. [url=https://www.doomworld.com/idgames/levels/doom/p-r/retroeps]CH Retro Episode[/url][/b] [[b]5[/b]: Diabolución: 5]&#10;[b]203. [url=https://www.doomworld.com/idgames/levels/doom/a-c/crusades]Crusades[/url][/b] [[b]5[/b]: joepallai: 5]&#10;[b]203. [url=https://www.doomworld.com/idgames/levels/doom2/Ports/d-f/dcity2_5]Damned City 2[/url][/b] [[b]5[/b]: ]&#10;[b]203. [url=https://www.doomworld.com/idgames/levels/doom/d-f/dante666]Dante's Gate[/url][/b] [[b]5[/b]: Soundblock: 5]&#10;[b]203. [url=https://www.doomworld.com/idgames/levels/doom2/Ports/d-f/dor]Dawn of Reality[/url][/b] [[b]5[/b]: ]&#10;[b]203. [url=http://www.wad-archive.com/wad/DOOM-Barracks-Zone-1]Doom Barracks Zone[/url][/b] [[b]5[/b]: HUNdebLeonidasX: 3, TheMightyHeracross: 2]&#10;[b]203. [url=https://www.doomworld.com/forum/topic/54022-doom-center-do-you-know-that/]Doom Center[/url][/b] [[b]5[/b]: HUNdebLeonidasX: 5]&#10;[b]203. [url=https://www.doomworld.com/forum/topic/104925-doomish-den-of-design-a-map-that-teaches-you-map-design/]Doomish Den of Design[/url][/b] [[b]5[/b]: Rince-wind: 5]&#10;[b]203. [url=https://www.doomworld.com/idgames/levels/doom2/Ports/d-f/dripfeed]Drip Feed[/url][/b] [[b]5[/b]: Vorpal: 5]&#10;[b]203. [url=http://www.doom2.net/mykdoom/misc/113434_e1contest.zip]e1contest﻿.wad﻿[/url][/b] [[b]5[/b]: Diabolución: 5]&#10;[b]203. [url=https://www.doomworld.com/idgames/themes/TeamTNT/ed4_rfo/ed4_rfo1]Eternal DOOM IV: Return from Oblivion[/url][/b] [[b]5[/b]: m8f: 5]&#10;[b]203. [url=https://www.doomworld.com/idgames/levels/doom2/deathmatch/megawads/exec]Execution[/url][/b] [[b]5[/b]: Doomkid: 5]&#10;[b]203. [url=https://www.doomworld.com/forum/topic/105670-faithless-a-heretic-hub-final/]Faithless[/url][/b] [[b]5[/b]: Rince-wind: 5]&#10;[b]203. [url=http://freedoom.github.io/download.html]Freedoom: Phase 2[/url][/b] [[b]5[/b]: Spectra: 1, Voltcom9: 1, TheMightyHeracross: 3]&#10;[b]203. [url=https://forum.zdoom.org/viewtopic.php?f=19&amp;t=46718]Gene-Tech: Before the Storm[/url][/b] [[b]5[/b]: Graf Zahl: 5]&#10;[b]203. [url=https://www.doomworld.com/idgames/levels/doom2/Ports/megawads/gmp]Good Morning Phobos[/url][/b] [[b]5[/b]: Bryan T: 5]&#10;[b]203. [url=https://www.doomworld.com/idgames/levels/doom2/deathmatch/Ports/megawads/gw2]Greenwar II[/url][/b] [[b]5[/b]: Ed: 5]&#10;[b]203. [url=https://www.doomworld.com/idgames/themes/hacx/hx11pack]Hacx[/url][/b] [[b]5[/b]: Grazza: 5]&#10;[b]203. [url=https://www.doomworld.com/idgames/levels/doom2/Ports/g-i/inncnx2]Innocence X2[/url][/b] [[b]5[/b]: Spectra: 5]&#10;[b]203. [url=https://www.doomworld.com/idgames/levels/doom2/megawads/marsw301]Mars War[/url][/b] [[b]5[/b]: Roofi: 5]&#10;[b]203. [url=https://www.doomworld.com/idgames/levels/doom2/m-o/mordeth]Mordeth[/url][/b] [[b]5[/b]: Vorpal: 5]&#10;[b]203. [url=http://www.mediafire.com/file/fuurx4c98tl198i/One_Doom_s_Day.wad]One Doom's Day[/url][/b] [[b]5[/b]: Apaul27: 5]&#10;[b]203. [url=https://www.doomworld.com/idgames/levels/doom2/m-o/osiris]Osiris[/url][/b] [[b]5[/b]: Vorpal: 5]&#10;[b]203. [url=https://www.doomworld.com/idgames/levels/doom2/Ports/p-r/paranoid]Paranoid[/url][/b] [[b]5[/b]: termrork: 5]&#10;[b]203. [url=https://www.doomworld.com/vb/wads-mods/67271-project-uber-idgamesd/]Project Uber[/url][/b] [[b]5[/b]: Rince-wind: 5]&#10;[b]203. [url=http://manbitesshark.com/]REKKR[/url][/b] [[b]5[/b]: ]&#10;[b]203. [url=https://www.doomworld.com/idgames/levels/doom2/s-u/selfish5]SELFISH5[/url][/b] [[b]5[/b]: Diabolución: 5]&#10;[b]203. [url=https://www.doomworld.com/idgames/levels/doom2/Ports/s-u/sotnr]Shadows of The Nightmare Realm[/url][/b] [[b]5[/b]: 4everDoomed: 5]&#10;[b]203. [url=https://www.doomworld.com/idgames/levels/doom/Ports/p-r/pe1_phob]Simply Phobos[/url][/b] [[b]5[/b]: Diabolución: 5]&#10;[b]203. [url=https://www.doomworld.com/idgames/deathmatch/skulltag/spacedm9]SpaceDM9[/url][/b] [[b]5[/b]: Ed: 5]&#10;[b]203. [url=https://mikestoybox.net/2017/01/04/strange-aeons/]Strange Aeons[/url][/b] [[b]5[/b]: ]&#10;[b]203. [url=https://www.doomworld.com/idgames/levels/doom2/s-u/slayer]The Slayer[/url][/b] [[b]5[/b]: Vorpal: 5]&#10;[b]203. [url=https://www.doomworld.com/forum/topic/74280-the-ultimate-doom-ii-doom-ii-levels-remade/]The Ultimate Doom II [/url][/b] [[b]5[/b]: ]&#10;[b]203. [url=https://www.doomworld.com/idgames/levels/doom2/Ports/v-z/vulkan]Vulkan Episode 1[/url][/b] [[b]5[/b]: HyperLuke: 5]&#10;[b]203. [url=https://www.doomworld.com/vb/wads-mods/71259-way-too-many-dead-guys-map05-alpha-available/]Way 2 Many Dead Guys[/url][/b] [[b]5[/b]: Nancsi: 5]&#10;[b]203. [url=https://www.doomworld.com/idgames/levels/doom2/Ports/v-z/zendyn_x]Zen Dynamics[/url][/b] [[b]5[/b]: Phobus: 4, TechnoDoomed1: 1]&#10;[b]242. [url=https://forum.zdoom.org/viewtopic.php?t=47680#p810207]Batman Doom: Reborn[/url][/b] [[b]4[/b]: ]&#10;[b]242. [url=https://www.doomworld.com/idgames/levels/doom2/a-c/chord2]Chord 2[/url][/b] [[b]4[/b]: Paul977: 4]&#10;[b]242. [url=https://www.doomworld.com/files/file/10874-city-of-doom-part-i-beta-1-11/]City of DooM (Part I)[/url][/b] [[b]4[/b]: ]&#10;[b]242. [url=https://www.doomworld.com/idgames/levels/doom2/Ports/a-c/cafebrk1]Coffee Break Episode 1[/url][/b] [[b]4[/b]: eharper256: 4]&#10;[b]242. [url=https://www.doomworld.com/idgames/levels/doom2/Ports/a-c/c-shock2]Combat Shock 2[/url][/b] [[b]4[/b]: Cynical: 1, Nate River: 3]&#10;[b]242. [url=https://www.doomworld.com/idgames/levels/doom2/Ports/a-c/crimsonh]Crimson Horizon[/url][/b] [[b]4[/b]: Paul977: 4]&#10;[b]242. [url=https://www.doomworld.com/idgames/levels/doom2/deathmatch/Ports/megawads/crudream]Crucified Dreams[/url][/b] [[b]4[/b]: Soundblock: 4]&#10;[b]242. [url=https://www.doomworld.com/idgames/levels/doom2/d-f/earth]Earth[/url][/b] [[b]4[/b]: ShoDemo: 3, TheNerdTurtle2: 1]&#10;[b]242. [url=https://www.doomworld.com/forum/topic/94601-empyrion_v39-14-udmf-coop-maps-with-single-player-support/]Empyrion[/url][/b] [[b]4[/b]: Gaia74: 4]&#10;[b]242. [url=https://www.doomworld.com/idgames/levels/doom2/d-f/europe]Europe[/url][/b] [[b]4[/b]: ]&#10;[b]242. [url=https://www.doomworld.com/idgames/levels/doom2/Ports/g-i/impencse]Imp Encounter[/url][/b] [[b]4[/b]: AnonimVio: 4]&#10;[b]242. [url=https://www.doomworld.com/forum/topic/74792-jiffy-bag-a-speedmap-megawad-rc2-released/]Jiffy Bag[/url][/b] [[b]4[/b]: TheNerdTurtle2: 4]&#10;[b]242. [url=https://www.doomworld.com/idgames/levels/doom2/Ports/j-l/khorus]Khorus[/url][/b] [[b]4[/b]: NuMetalManiak: 4]&#10;[b]242. [url=https://www.doomworld.com/files/file/15671-mapgame/]Mapgame[/url][/b] [[b]4[/b]: m8f: 4]&#10;[b]242. [url=https://www.doomworld.com/idgames/levels/doom2/Ports/m-o/nfh2]Neighborhood From Hell[/url][/b] [[b]4[/b]: ]&#10;[b]242. [url=https://www.doomworld.com/idgames/levels/doom2/Ports/megawads/nova2]Nova II: New Dawn[/url][/b] [[b]4[/b]: Not Jabba: 3, dylux: 1]&#10;[b]242. [url=https://www.doomworld.com/idgames/levels/doom2/Ports/p-r/pleiades]Pleiades[/url][/b] [[b]4[/b]: ]&#10;[b]242. [url=https://www.doomworld.com/idgames/levels/doom2/Ports/s-u/sinedie]Sine Die[/url][/b] [[b]4[/b]: bLOCKbOYgAMES: 4]&#10;[b]242. [url=https://www.doomworld.com/idgames/levels/doom2/Ports/megawads/sf3]Slaughterfest 3[/url][/b] [[b]4[/b]: Nazgul9: 4]&#10;[b]242. [url=https://www.doomworld.com/idgames/levels/doom2/Ports/v-z/zanspid]Spidersilk[/url][/b] [[b]4[/b]: ]&#10;[b]242. [url=https://www.doomworld.com/idgames/levels/doom2/d-f/enigma]The Enigma Episode[/url][/b] [[b]4[/b]: T-Rex: 3, valkiriforce: 1]&#10;[b]242. [url=https://www.doomworld.com/idgames/levels/doom/megawads/nmdu]The Ultimate NMD [/url][/b] [[b]4[/b]: eharper256: 4]&#10;[b]242. [url=http://odamex.net/boards/index.php?topic=2246.0]UAC Ultra 2[/url][/b] [[b]4[/b]: Sky: 4]&#10;[b]242. [url=https://www.doomworld.com/idgames/levels/doom2/Ports/m-o/ma_val]Valhalla[/url][/b] [[b]4[/b]: 4everDoomed: 4]&#10;[b]242. [url=https://www.doomworld.com/idgames/levels/doom2/Ports/megawads/vile]Vile Flesh[/url][/b] [[b]4[/b]: Grazza: 4]&#10;[b]242. [url=https://www.doomworld.com/idgames/levels/doom2/Ports/v-z/vrack]Vrack[/url][/b] [[b]4[/b]: bzzrak: 4]&#10;[b]242. [url=https://www.doomworld.com/idgames/levels/doom2/Ports/v-z/vrack3]Vrack 3[/url][/b] [[b]4[/b]: Spectra: 4]&#10;[b]269. [url=https://cloud.mail.ru/public/83f617a62867/1993.WAD]1993[/url][/b] [[b]3[/b]: Apaul27: 3]&#10;[b]269. [url=https://www.doomworld.com/forum/topic/93734-doomworld-community-top-wads-of-all-time/?page=4]2castles[/url][/b] [[b]3[/b]: Soundblock: 3]&#10;[b]269. [url=https://www.doomworld.com/forum/topic/90605-v04-a-boy-and-his-barrel-a-secret-is-revealed/]A Boy and His Barrel[/url][/b] [[b]3[/b]: Dragonfly: 3]&#10;[b]269. [url=https://www.doomworld.com/files/file/18491-absolutely-killed/]Absolutely Killed[/url][/b] [[b]3[/b]: NoisyVelvet: 3]&#10;[b]269. [url=https://www.doomworld.com/idgames/levels/doom/Ports/a-c/aaawake]Awakening[/url][/b] [[b]3[/b]: Graf Zahl: 3]&#10;[b]269. [url=https://www.doomworld.com/idgames/levels/doom2/Ports/a-c/bbv11]Botanic Biosphere[/url][/b] [[b]3[/b]: Jaromir Bergmann: 3]&#10;[b]269. [url=https://www.doomworld.com/idgames/levels/doom2/a-c/chord1]Chord 1[/url][/b] [[b]3[/b]: Paul977: 3]&#10;[b]269. [url=https://www.doomworld.com/idgames/levels/doom2/Ports/a-c/chord3]Chord 3[/url][/b] [[b]3[/b]: Paul977: 3]&#10;[b]269. [url=https://www.doomworld.com/idgames/levels/doom2/a-c/chordg]Chord G[/url][/b] [[b]3[/b]: Paul977: 3]&#10;[b]269. [url=https://www.doomworld.com/idgames/levels/doom2/Ports/a-c/cityass]City Assault[/url][/b] [[b]3[/b]: ]&#10;[b]269. [url=https://www.doomworld.com/idgames/levels/doom2/Ports/megawads/cchest3]Community Chest 3[/url][/b] [[b]3[/b]: Mr. Freeze: 3]&#10;[b]269. [url=https://www.doomworld.com/idgames/levels/doom2/Ports/a-c/crapirc5]Crapi[/url][/b] [[b]3[/b]: Archie550: 3]&#10;[b]269. [url=https://www.doomworld.com/idgames/levels/doom2/d-f/darkcvnt]Dark Covenant[/url][/b] [[b]3[/b]: NuMetalManiak: 2, bonnie: 1]&#10;[b]269. [url=https://www.doomworld.com/idgames/levels/doom2/Ports/d-f/darknes2]Disciples of Darkness[/url][/b] [[b]3[/b]: Nirvana: 3]&#10;[b]269. [url=https://www.doomworld.com/forum/topic/64353-doom-64-for-doom-ii/]Doom 64 for Doom II[/url][/b] [[b]3[/b]: Roofi: 1, I_Punch_Demons: 2]&#10;[b]269. [url=http://freedoom.github.io/download.html]Freedoom: Phase 1[/url][/b] [[b]3[/b]: Chamelenoel: 3]&#10;[b]269. [url=http://xsnake.free.fr/invasion/shots.htm]Invasion UAC[/url][/b] [[b]3[/b]: Red-XIII: 3]&#10;[b]269. [url=https://www.doomworld.com/idgames/levels/doom2/Ports/j-l/los]Legacy of Suffering[/url][/b] [[b]3[/b]: MFG38: 3]&#10;[b]269. [url=https://www.moddb.com/mods/brutal-doom/addons/brutalized-doom-and-doom-ii]Maps of Chaos[/url][/b] [[b]3[/b]: ]&#10;[b]269. [url=https://www.doomworld.com/idgames/levels/doom2/p-r/phobos2]Phobos[/url][/b] [[b]3[/b]: Jaws In Space: 3]&#10;[b]269. [url=https://www.doomworld.com/idgames/levels/doom2/megawads/pizzas]Pizza Steve[/url][/b] [[b]3[/b]: Bryan T: 3]&#10;[b]269. [url=https://www.doomworld.com/idgames/music/plutmidi]Plutonia MIDI Pack[/url][/b] [[b]3[/b]: Diabolución: 1, DJVCardMaster: 2]&#10;[b]269. [url=https://www.elzee.co.nz/rotttc/index.html]Return of the Triad[/url][/b] [[b]3[/b]: ]&#10;[b]269. [url=https://www.doomworld.com/idgames/levels/doom2/Ports/p-r/rush]Rush[/url][/b] [[b]3[/b]: Nirvana: 2, I_Punch_Demons: 1]&#10;[b]269. [url=https://www.doomworld.com/idgames/levels/hexen/s-u/serpent]Serpent: Resurrection[/url][/b] [[b]3[/b]: TheMightyHeracross: 3]&#10;[b]269. [url=https://www.doomworld.com/idgames/levels/doom2/Ports/megawads/intime]Somewhere in Time[/url][/b] [[b]3[/b]: STILES: 3]&#10;[b]269. [url=https://www.doomworld.com/idgames/levels/doom2/Ports/s-u/t3st]T3ST[/url][/b] [[b]3[/b]: bzzrak: 3]&#10;[b]269. [url=https://doomwiki.org/wiki/The_Lost_Episodes_of_Doom]The Lost Episodes of Doom[/url][/b] [[b]3[/b]: Diabolución: 3]&#10;[b]269. [url=https://www.doomworld.com/idgames/levels/doom/s-u/smb_v102]The Sky May Be[/url][/b] [[b]3[/b]: AnonimVio: 3]&#10;[b]269. [url=https://www.doomworld.com/idgames/levels/doom2/deathmatch/s-u/udm3]Unidoom DM 3[/url][/b] [[b]3[/b]: Doomkid: 3]&#10;[b]299. [url=https://www.doomworld.com/idgames/levels/doom2/megawads/1monster]1 Monster Megawad[/url][/b] [[b]2[/b]: TheNerdTurtle2: 2]&#10;[b]299. [url=https://www.doomworld.com/idgames/levels/doom2/megawads/3ha3]3 Heures d'agonie 3[/url][/b] [[b]2[/b]: Roofi: 2]&#10;[b]299. [url=https://www.doomworld.com/idgames/levels/doom2/Ports/0-9/30kmaps]30,000 Levels[/url][/b] [[b]2[/b]: AnonimVio: 2]&#10;[b]299. [url=https://www.doomworld.com/idgames/levels/doom2/Ports/a-c/aeternum]Aeternum[/url][/b] [[b]2[/b]: 42PercentHealth: 1, Budoka: 1]&#10;[b]299. [url=https://www.doomworld.com/idgames/levels/doom2/a-c/area51]Area 51[/url][/b] [[b]2[/b]: Doomkid: 2]&#10;[b]299. [url=https://www.doomworld.com/idgames/levels/doom2/Ports/a-c/bldstlp]Bloody Steel[/url][/b] [[b]2[/b]: ella guro: 2]&#10;[b]299. [url=https://www.doomworld.com/idgames/levels/doom2/Ports/s-u/tcotd]City of the Damned[/url][/b] [[b]2[/b]: HUNdebLeonidasX: 2]&#10;[b]299. [url=https://www.doomworld.com/idgames/levels/doom2/megawads/cleim20p]Cleimos 2[/url][/b] [[b]2[/b]: valkiriforce: 2]&#10;[b]299. [url=https://www.doomworld.com/idgames/levels/doom2/megawads/d2reload]Doom 2 Reloaded[/url][/b] [[b]2[/b]: Odal: 2]&#10;[b]299. [url=https://www.doomworld.com/idgames/levels/heretic/Ports/curse]Heretic - Curse of D'sparil[/url][/b] [[b]2[/b]: JudgeDeadd: 2]&#10;[b]299. [url=http://www.mediafire.com/file/lgqjfqjy381ybic/Ice_Rage.zip]Ice Rage[/url][/b] [[b]2[/b]: Chamelenoel: 2]&#10;[b]299. [url=https://www.doomworld.com/idgames/levels/doom2/Ports/d-f/dmdjm01]Jagermorder: Chemical Lab[/url][/b] [[b]2[/b]: Soundblock: 2]&#10;[b]299. [url=https://www.doomworld.com/idgames/levels/doom2/megawads/kssht]Khorus' Speedy Shit[/url][/b] [[b]2[/b]: Phobus: 2]&#10;[b]299. [url=https://www.doomworld.com/idgames/levels/doom2/a-c/bldnight]One Bloody Night[/url][/b] [[b]2[/b]: WH-Wilou84: 1, T-Rex: 1]&#10;[b]299. [url=https://www.doomworld.com/forum/topic/85755-rf1024-i-dont-know-whats-going-on-with-this-title-anymore/]Rf 1024[/url][/b] [[b]2[/b]: JudgeDeadd: 2]&#10;[b]299. [url=https://www.wad-archive.com/wad/be21919b261d404e694dd19e88bfaea2]Rocket Space Jumping[/url][/b] [[b]2[/b]: Red-XIII: 2]&#10;[b]299. [url=https://www.doomworld.com/idgames/levels/doom2/0-9/666]Sector 666[/url][/b] [[b]2[/b]: bzzrak: 2]&#10;[b]299. [url=https://www.doomworld.com/idgames/levels/doom2/Ports/megawads/mayhem17]Super MAYhem 17[/url][/b] [[b]2[/b]: Octillion: 2]&#10;[b]299. [url=https://www.doomworld.com/idgames/levels/doom2/a-c/aboosysv]System Vices[/url][/b] [[b]2[/b]: Grazza: 2]&#10;[b]299. [url=https://www.doomworld.com/idgames/themes/university/trinity2]The Unholy Trinity[/url][/b] [[b]2[/b]: Soundblock: 2]&#10;[b]299. [url=https://www.doomworld.com/idgames/levels/doom2/Ports/megawads/thtthren]THT: Threnody[/url][/b] [[b]2[/b]: Doomkid: 2]&#10;[b]320. [url=https://www.doomworld.com/idgames/levels/doom2/Ports/a-c/bermuda]Bermuda Triangle[/url][/b] [[b]1[/b]: Doomkid: 1]&#10;[b]320. [url=https://www.doomworld.com/idgames/levels/doom2/Ports/a-c/chungus]Big Chungus' Symphony[/url][/b] [[b]1[/b]: Archie550: 1]&#10;[b]320. [url=https://www.doomworld.com/idgames/levels/doom2/Ports/a-c/coecits]Castle of Eternal Carrot in the Sky[/url][/b] [[b]1[/b]: Jaws In Space: 1]&#10;[b]320. [url=https://www.doomworld.com/idgames/levels/doom/a-c/cleim10]Cleimos[/url][/b] [[b]1[/b]: Soundblock: 1]&#10;[b]320. [url=https://www.doomworld.com/idgames/levels/doom2/Ports/a-c/c-shock]Combat Shock[/url][/b] [[b]1[/b]: WH-Wilou84: 1]&#10;[b]320. [url=https://www.doomworld.com/idgames/levels/doom/a-c/acheron]Crossing Acheron[/url][/b] [[b]1[/b]: joepallai: 1]&#10;[b]320. [url=https://www.doomworld.com/idgames/levels/doom2/a-c/cygnus20]Cygnus IV[/url][/b] [[b]1[/b]: Philnemba: 1]&#10;[b]320. [url=https://s3-eu-west-1.amazonaws.com/dtwid/dtwidmus.zip]dtwidmus.wad﻿[/url][/b] [[b]1[/b]: Diabolución: 1]&#10;[b]320. [url=https://www.doomworld.com/idgames/levels/doom/megawads/et]Endless Torture[/url][/b] [[b]1[/b]: soner du: 1]&#10;[b]320. [url=https://www.doomworld.com/idgames/levels/doom/d-f/eternity]Eternity[/url][/b] [[b]1[/b]: bonnie: 1]&#10;[b]320. [url=https://www.doomworld.com/idgames/levels/doom/d-f/extremal]Extremal Doom[/url][/b] [[b]1[/b]: Grazza: 1]&#10;[b]320. [url=https://www.doomworld.com/idgames/levels/doom2/deathmatch/megawads/gothicdm]Gothic DM[/url][/b] [[b]1[/b]: Soundblock: 1]&#10;[b]320. [url=https://www.doomworld.com/idgames/levels/doom2/deathmatch/Ports/g-i/greenwar]Green War[/url][/b] [[b]1[/b]: joepallai: 1]&#10;[b]320. [url=https://doomwiki.org/wiki/Grezzo_2]Grezzo 2[/url][/b] [[b]1[/b]: AnonimVio: 1]&#10;[b]320. [url=https://www.doomworld.com/idgames/levels/doom/j-l/lithe2m1]LithE2M1[/url][/b] [[b]1[/b]: bzzrak: 1]&#10;[b]320. [url=https://mikestoybox.net/2017/01/04/strange-aeons/]Strange Aeons[/url][/b] [[b]1[/b]: Phobus: 1]&#10;[b]320. [url=https://www.doomworld.com/forum/topic/85907-nefertitiwad-6-maps/#comment-1554820]Nefertiti[/url][/b] [[b]1[/b]: NoisyVelvet: 1]&#10;[b]320. [url=https://www.doomworld.com/idgames/levels/doom2/m-o/obtic11]Obituary[/url][/b] [[b]1[/b]: T-Rex: 1]&#10;[b]320. [url=http://thekinsie.com/reelism/]Reelism[/url][/b] [[b]1[/b]: HUNdebLeonidasX: 1]&#10;[b]320. [url=https://www.doomworld.com/idgames/levels/doom2/Ports/s-u/spagheti]Spicy Evil Spaghetti[/url][/b] [[b]1[/b]: everennui: 1]&#10;[b]320. [url=https://doomwiki.org/wiki/SQUARES]SQUARES[/url][/b] [[b]1[/b]: STILES: 1]&#10;[b]320. [url=https://www.doomworld.com/idgames/levels/doom2/s-u/tdevil2]The Devilz Work[/url][/b] [[b]1[/b]: everennui: 1]&#10;[b]320. [url=https://www.doomworld.com/idgames/levels/doom2/megawads/rebirth]The Rebirth[/url][/b] [[b]1[/b]: Malrionn: 1]&#10;[b]320. [url=https://www.doomworld.com/idgames/levels/doom2/s-u/ttp-rp]The Troopers' Playground[/url][/b] [[b]1[/b]: T-Rex: 1]&#10;[b]320. [url=https://www.doomworld.com/idgames/levels/doom2/megawads/twzone]The Twilight Zone[/url][/b] [[b]1[/b]: T-Rex: 1]&#10;[b]320. [url=https://www.doomworld.com/forum/topic/65009-zdoom-the-ultimate-icon-of-sin/]The Ultimate Icon of Sin[/url][/b] [[b]1[/b]: Soundblock: 1]&#10;[b]320. [url=https://www.doomworld.com/idgames/levels/doom/megawads/unalign]UnAligned[/url][/b] [[b]1[/b]: yakfak: 1]&#10;[b]320. [url=https://www.doomworld.com/files/file/18387-vispire/]Vispire[/url][/b] [[b]1[/b]: NoisyVelvet: 1]&#10;&#10;&#10;WADs: 347&#10;Voters: 115" calcext:value-type="string" table:number-columns-spanned="3" table:number-rows-spanned="1">
            <text:p>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</text:p>
            <text:p>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  <text:p>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</text:p>
            <text:p>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</text:p>
            <text:p>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</text:p>
            <text:p>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</text:p>
            <text:p>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</text:p>
            <text:p>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</text:p>
            <text:p>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  <text:p>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  <text:p>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  <text:p>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</text:p>
            <text:p>[b]17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</text:p>
            <text:p>[b]19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20. [url=https://www.doomworld.com/forum/topic/103425-final-release-eviternity/]Eviternity[/url][/b] [[b]63[/b]: JudgeDeadd: 4, ReaperAA: 10, pcorf: 6, Gaia74: 7, Polri: 5, Tartlman: 8, Worm318: 8, Makedounia: 7, I_Punch_Demons: 8]</text:p>
            <text:p>[b]21. [url=https://www.doomworld.com/idgames/levels/doom2/megawads/ksutra]Kama Sutra[/url][/b] [[b]60[/b]: Grazza: 7, fveitsi: 5, T-Rex: 5, Roofi: 4, StoneMason: 5, Philnemba: 7, Grain of Salt: 6, tmorrow: 3, purist: 5, Scorpius: 7, eharper256: 4, SilverMiner: 2]</text:p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  <text:p>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  <text:p>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</text:p>
            <text:p>[b]25. [url=https://www.doomworld.com/idgames/levels/doom/Ports/megawads/neis]No End in Sight[/url][/b] [[b]53[/b]: Not Jabba: 5, Vorpal: 5, ella guro: 6, yakfak: 9, Woolie Wool: 1, NoisyVelvet: 1, STILES: 6, Polri: 5, Tartlman: 6, Worm318: 9]</text:p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  <text:p>[b]27. [url=https://doomwiki.org/wiki/No_Rest_for_the_Living]No Rest for the Living[/url][/b] [[b]50[/b]: Vorpal: 5, Woolie Wool: 3, Nancsi: 9, ReaperAA: 6, Diabolución: 10, 4everDoomed: 7, STILES: 7, CinnamonKilljoy: 3]</text:p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0. [url=https://www.doomworld.com/idgames/levels/doom2/s-u/sid]Suspended in Dusk[/url][/b] [[b]45[/b]: Sky: 2, WH-Wilou84: 3, bLOCKbOYgAMES: 8, Woolie Wool: 10, soner du: 9, m8f: 5, termrork: 5, joepallai: 3]</text:p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  <text:p>[b]31. [url=http://adventuresofsquare.com/downloads.php]The Adventures of Square[/url][/b] [[b]44[/b]: Sky: 9, ShoDemo: 5, Ed: 5, JudgeDeadd: 5, Woolie Wool: 8, Squadallah: 7, termrork: 5]</text:p>
            <text:p>[b]33. [url=https://www.doomworld.com/idgames/levels/doom2/Ports/megawads/cchest4]Community Chest 4[/url][/b] [[b]43[/b]: Malrionn: 10, Phobus: 3, HUNdebLeonidasX: 4, Ziad EL Zein: 5, Simomarchi: 5, STILES: 9, Polri: 2, eharper256: 5]</text:p>
            <text:p>[b]33. [url=https://www.doomworld.com/idgames/themes/TeamTNT/eternal/eternal]Eternal Doom[/url][/b] [[b]43[/b]: Vorpal: 5, 7hm: 5, T-Rex: 5, Woolie Wool: 6, Greyenko: 1, valkiriforce: 6, Octillion: 6, Polri: 3, CinnamonKilljoy: 3, joepallai: 3]</text:p>
            <text:p>[b]35. [url=https://www.doomworld.com/idgames/levels/doom2/Ports/megawads/prcp]Plutonia: Revisited Community Project[/url][/b] [[b]35[/b]: Nine Inch Heels: 3, Paul977: 10, bLOCKbOYgAMES: 3, Altima: 5, NoisyVelvet: 3, Odal: 7, Polri: 3, Scorpius: 1]</text:p>
            <text:p>[b]36. [url=https://www.doomworld.com/idgames/levels/doom2/Ports/megawads/alt]A.L.T.[/url][/b] [[b]34[/b]: Not Jabba: 7, Spectre01: 2, ella guro: 10, yakfak: 10, Rince-wind: 5]</text:p>
            <text:p>[b]36. [url=https://www.doomworld.com/idgames/levels/doom/Ports/megawads/kdizd_12]Knee-Deep in ZDoom[/url][/b] [[b]34[/b]: Graf Zahl: 6, Voltcom9: 7, tchkb: 2, Apaul27: 7, 4everDoomed: 5, Rince-wind: 5, Jaromir Bergmann: 2]</text:p>
            <text:p>[b]36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39. [url=https://www.doomworld.com/idgames/levels/doom2/megawads/cydreams]Cyberdreams[/url][/b] [[b]33[/b]: 42PercentHealth: 3, ShoDemo: 1, 7hm: 7, justsomemusicguy: 3, bonnie: 7, NoisyVelvet: 4, TheNerdTurtle2: 3, termrork: 5]</text:p>
            <text:p>[b]39. [url=https://www.doomworld.com/idgames/themes/TeamTNT/icarus/icarus]Icarus: Alien Vanguard[/url][/b] [[b]33[/b]: Ralphis: 6, Grazza: 8, roadworx: 3, T-Rex: 3, StoneMason: 5, valkiriforce: 8]</text:p>
            <text:p>[b]39. [url=https://www.romerogames.ie/si6il/]SIGIL[/url][/b] [[b]33[/b]: Diabolución: 10, 4everDoomed: 4, Jaromir Bergmann: 10, STILES: 2, termrork: 5, Worm318: 2]</text:p>
            <text:p>[b]39. [url=https://www.doomworld.com/idgames/levels/doom2/Ports/s-u/swtw]Swim With the Whales[/url][/b] [[b]33[/b]: WH-Wilou84: 2, Nate River: 9, Soundblock: 3, Lazorinc: 6, Nirvana: 10, NoisyVelvet: 3]</text:p>
            <text:p>[b]43. [url=https://www.doomworld.com/idgames/levels/doom2/Ports/megawads/1024]Congestion 1024[/url][/b] [[b]32[/b]: Mr. Freeze: 5, HyperLuke: 7, Voltcom9: 5, bonnie: 4, Dragonfly: 6, Philnemba: 5]</text:p>
            <text:p>[b]43. [url=https://www.doomworld.com/idgames/levels/doom2/Ports/megawads/jenesis]Jenesis[/url][/b] [[b]32[/b]: Not Jabba: 2, Altima: 7, NaZa: 2, Poncho: 1, dylux: 5, Ziad EL Zein: 5, Scorpius: 2, Makedounia: 8]</text:p>
            <text:p>[b]45. [url=https://www.doomworld.com/idgames/levels/doom2/Ports/g-i/hg]Hell Ground[/url][/b] [[b]30[/b]: Cynical: 8, Chamelenoel: 7, antares031: 5, WH-Wilou84: 2, darkreaver: 1, Budoka: 5, Polri: 2]</text:p>
            <text:p>[b]46. [url=https://www.doomworld.com/idgames/levels/doom2/Ports/d-f/distrbia]Disturbia[/url][/b] [[b]29[/b]: Sky: 7, darkreaver: 10, Roofi: 6, Paul977: 6]</text:p>
            <text:p>[b]46. [url=https://www.doomworld.com/idgames/levels/doom2/Ports/s-u/stardate]Stardate 20X6[/url][/b] [[b]29[/b]: MFG38: 6, WH-Wilou84: 3, Talvi: 1, GarrettChan: 7, bemused: 3, Nirvana: 6, Nazgul9: 1, DOEL: 2]</text:p>
            <text:p>[b]48. [url=https://www.doomworld.com/idgames/levels/doom/Ports/megawads/2002ado]2002: A Doom Odyssey[/url][/b] [[b]28[/b]: soner du: 8, Philnemba: 8, tmorrow: 2, Red-XIII: 3, joepallai: 1, SilverMiner: 6]</text:p>
            <text:p>[b]48. [url=https://www.doomworld.com/idgames/levels/doom2/Ports/j-l/lunatic]Lunatic[/url][/b] [[b]28[/b]: Cynical: 6, Dime: 9, Nate River: 4, Poncho: 5, Budoka: 1, Gaia74: 3]</text:p>
            <text:p>[b]48. [url=https://www.doomworld.com/forum/topic/62496-winters-fury/]Winter's Fury[/url][/b] [[b]28[/b]: Dragonfly: 5, TechnoDoomed1: 10, Octillion: 7, OniriA: 3, Ivory Duke: 3]</text:p>
            <text:p>[b]51. [url=https://www.doomworld.com/idgames/levels/doom2/megawads/strain10]STRAIN[/url][/b] [[b]27[/b]: Grazza: 6, ella guro: 4, roadworx: 6, JudgeDeadd: 1, T-Rex: 1, Squadallah: 9]</text:p>
            <text:p>[b]52. [url=https://www.doomworld.com/forum/topic/85791-tnt-revilution-final-beta-ready-for-testing/]TNT: Revilution[/url][/b] [[b]26[/b]: Spectra: 9, bLOCKbOYgAMES: 2, GarrettChan: 1, dylux: 6, tmorrow: 2, Polri: 3, SilverMiner: 3]</text:p>
            <text:p>[b]53. [url=http://www.theultimatedoom.com/download/chillax-v9.7.3_fixes_by_HiM_v1.1.zip]Chillax[/url][/b] [[b]25[/b]: Nine Inch Heels: 4, AnonimVio: 5, fveitsi: 5, Outrageous Videos: 3, Simomarchi: 2, Gaia74: 5, maxmanium: 1]</text:p>
            <text:p>[b]53. [url=http://www.doom2.net/doom2/wads/DWANGO5.ZIP]DWANGO 5[/url][/b] [[b]25[/b]: Doomkid: 10, Ralphis: 7, antares031: 8]</text:p>
            <text:p>[b]53. [url=https://www.doomworld.com/idgames/levels/doom2/Ports/v-z/violence]Violence[/url][/b] [[b]25[/b]: Chamelenoel: 10, everennui: 4, Nate River: 2, Lorenz0: 9]</text:p>
            <text:p>[b]53. [url=https://www.doomworld.com/idgames/levels/doom2/Ports/megawads/zdcmp2]ZDoom Community Map Project II[/url][/b] [[b]25[/b]: Graf Zahl: 10, Phobus: 9, TechnoDoomed1: 6]</text:p>
            <text:p>[b]57. [url=https://www.doomworld.com/idgames/levels/doom2/Ports/a-c/arcadia]Arcadia Demade[/url][/b] [[b]24[/b]: Jaws In Space: 9, Vorpal: 5, soner du: 5, guitardz: 1, Nancsi: 4]</text:p>
            <text:p>[b]57. [url=https://www.doomworld.com/idgames/levels/doom2/Ports/a-c/breach]Breach[/url][/b] [[b]24[/b]: Jaws In Space: 7, Dime: 10, guitardz: 2, Nancsi: 1, Jaromir Bergmann: 4]</text:p>
            <text:p>[b]57. [url=http://www.moddb.com/mods/brutal-doom/downloads/brutal-doom-hell-on-earth-starter-pack]Brutal Doom: Hell on Earth Starter Pack (Extermination Day)[/url][/b] [[b]24[/b]: TechnoDoomed1: 9, Squadallah: 8, ReaperAA: 7]</text:p>
            <text:p>[b]57. [url=https://www.doomworld.com/idgames/levels/doom2/Ports/megawads/ngmvmt2]Newgothic Movement 2[/url][/b] [[b]24[/b]: Nine Inch Heels: 8, ShoDemo: 2, Outrageous Videos: 9, Nazgul9: 5]</text:p>
            <text:p>[b]57. [url=https://www.doomworld.com/idgames/levels/doom/Ports/d-f/e1m8b]Tech Gone Bad[/url][/b] [[b]24[/b]: Jaws In Space: 5, guitardz: 5, Nancsi: 8, Diabolución: 5, Jaromir Bergmann: 1]</text:p>
            <text:p>[b]57. [url=https://doomwiki.org/wiki/The_Plutonia_Experiment]The Plutonia Experiment[/url][/b] [[b]24[/b]: guitardz: 5, purist: 5, termrork: 5, Tartlman: 1, Worm318: 2, DOEL: 6]</text:p>
            <text:p>[b]57. [url=https://www.doomworld.com/idgames/levels/doom2/Ports/s-u/unloved]Unloved[/url][/b] [[b]24[/b]: MFG38: 1, everennui: 8, bonnie: 10, TechnoDoomed1: 3, Payload4367: 2]</text:p>
            <text:p>[b]57. [url=https://www.doomworld.com/idgames/levels/doom2/megawads/zone300]Zone 300[/url][/b] [[b]24[/b]: Voltcom9: 8, Soundblock: 3, Bryan T: 2, purist: 3, maxmanium: 8]</text:p>
            <text:p>[b]65. [url=http://www.moddb.com/games/doom-ii/addons/eternal-slumber-party-v2]Eternal Slumber Party[/url][/b] [[b]23[/b]: Roofi: 10, Outrageous Videos: 8, Grain of Salt: 4, Simomarchi: 1]</text:p>
            <text:p>[b]66. [url=https://www.doomworld.com/idgames/themes/batman/batman]Batman Doom[/url][/b] [[b]22[/b]: yakfak: 8, JudgeDeadd: 4, soner du: 10]</text:p>
            <text:p>[b]66. [url=https://www.doomworld.com/idgames/levels/doom2/Ports/megawads/sf2012]Slaughterfest 2012[/url][/b] [[b]22[/b]: HyperLuke: 1, Outrageous Videos: 1, bemused: 2, Apaul27: 8, tmorrow: 3, Simomarchi: 6, maxmanium: 1]</text:p>
            <text:p>[b]66. [url=https://www.doomworld.com/idgames/levels/doom2/Ports/s-u/sd20x7]Stardate 20X7[/url][/b] [[b]22[/b]: yakfak: 6, Grain of Salt: 8, bemused: 4, rdwpa: 4]</text:p>
            <text:p>[b]66. [url=https://www.doomworld.com/idgames/levels/doom2/Ports/megawads/zpack]ZPack[/url][/b] [[b]22[/b]: MFG38: 5, Voltcom9: 3, TechnoDoomed1: 4, Ziad EL Zein: 5, Octillion: 5]</text:p>
            <text:p>[b]70. [url=https://www.doomworld.com/forum/topic/105598-hurt-singleplayer-map-in-hell/]Hurt[/url][/b] [[b]21[/b]: Jaromir Bergmann: 9, OniriA: 7, I_Punch_Demons: 5]</text:p>
            <text:p>[b]71. [url=https://www.doomworld.com/idgames/levels/doom2/Ports/s-u/scl_top]Threshold of Pain[/url][/b] [[b]20[/b]: Malrionn: 7, MFG38: 7, 4everDoomed: 6]</text:p>
            <text:p>[b]72. [url=https://www.doomworld.com/forum/topic/103075-deathless-an-ultimate-doom-megawad-rc4/]Deathless[/url][/b] [[b]19[/b]: TheMightyHeracross: 2, ReaperAA: 5, Worm318: 3, Makedounia: 9]</text:p>
            <text:p>[b]72. [url=https://www.doomworld.com/idgames/levels/doom2/Ports/d-f/equinox]Equinox[/url][/b] [[b]19[/b]: Sky: 5, Grazza: 9, ella guro: 5]</text:p>
            <text:p>[b]72. [url=https://www.doomworld.com/idgames/levels/doom2/Ports/m-o/nuts]Nuts[/url][/b] [[b]19[/b]: Chamelenoel: 6, AnonimVio: 9, roadworx: 4]</text:p>
            <text:p>[b]75. [url=https://www.doomworld.com/idgames/levels/doom2/Ports/a-c/bauhaus]Bauhaus[/url][/b] [[b]18[/b]: ella guro: 9, 7hm: 5, Grain of Salt: 3, NoisyVelvet: 1]</text:p>
            <text:p>[b]75. [url=https://www.doomworld.com/idgames/levels/doom2/megawads/dmonfear]Demonfear[/url][/b] [[b]18[/b]: roadworx: 8, soner du: 6, Philnemba: 3, NaZa: 1]</text:p>
            <text:p>[b]75. [url=https://www.doomworld.com/idgames/levels/doom2/megawads/tvr]Revolution![/url][/b] [[b]18[/b]: Not Jabba: 1, Grazza: 3, Altima: 4, termrork: 5, SilverMiner: 5]</text:p>
            <text:p>[b]75. [url=https://www.doomworld.com/idgames/levels/doom2/Ports/megawads/sf2011]Slaughterfest 2011[/url][/b] [[b]18[/b]: Outrageous Videos: 5, tmorrow: 3, Simomarchi: 10]</text:p>
            <text:p>[b]79. [url=https://www.doomworld.com/idgames/levels/doom2/Ports/megawads/drkenctr]Dark Encounters[/url][/b] [[b]17[/b]: Bryan T: 6, dylux: 8, Octillion: 3]</text:p>
            <text:p>[b]79. [url=https://www.doomworld.com/forum/topic/100842-rc-lost-civilization-episode-1-feedback-appreciated/]Lost civilization[/url][/b] [[b]17[/b]: OniriA: 9, rdwpa: 8]</text:p>
            <text:p>[b]79. [url=https://www.doomworld.com/idgames/levels/doom2/Ports/megawads/sp_usimp]Ultimate Simplicity[/url][/b] [[b]17[/b]: Dragonfly: 8, Simomarchi: 9]</text:p>
            <text:p>[b]82. [url=https://www.doomworld.com/idgames/levels/doom/a-c/castevil]Castle of Evil[/url][/b] [[b]16[/b]: bzzrak: 10, joepallai: 6]</text:p>
            <text:p>[b]82. [url=http://rabotik.nl/harmony.htm]Harmony[/url][/b] [[b]16[/b]: Not Jabba: 5, Sky: 6, ax34: 5]</text:p>
            <text:p>[b]82. [url=https://www.doomworld.com/idgames/levels/doom2/Ports/megawads/mutiny]Mutiny[/url][/b] [[b]16[/b]: Jaws In Space: 6, Doomkid: 3, everennui: 2, NoisyVelvet: 1, m8f: 4]</text:p>
            <text:p>[b]82. [url=http://www.mustaine.com/about/video-game-work/perditions-gate/]Perdition's Gate[/url][/b] [[b]16[/b]: Vorpal: 5, Nate River: 1, bonnie: 10]</text:p>
            <text:p>[b]82. [url=https://www.doomworld.com/idgames/levels/doom/Ports/p-r/par-lutz]Phobos: Anomaly Reborn[/url][/b] [[b]16[/b]: Ed: 5, Graf Zahl: 1, SilverMiner: 10]</text:p>
            <text:p>[b]82. [url=https://forum.zdoom.org/viewtopic.php?t=56668#p1000996]Rise of the Wool Ball[/url][/b] [[b]16[/b]: JudgeDeadd: 3, Squadallah: 1, Apaul27: 9, TheMightyHeracross: 3]</text:p>
            <text:p>[b]82. [url=https://www.doomworld.com/idgames/levels/doom2/megawads/ur]Unholy Realms[/url][/b] [[b]16[/b]: Dime: 6, Bryan T: 1, dylux: 2, tmorrow: 2, Makedounia: 2, DOEL: 3]</text:p>
            <text:p>[b]89. [url=https://www.doomworld.com/idgames/levels/doom2/megawads/avj]Arch-Vile Jump[/url][/b] [[b]15[/b]: termrork: 5, Red-XIII: 10]</text:p>
            <text:p>[b]89. [url=https://www.doomworld.com/idgames/levels/doom2/Ports/d-f/foursite]Foursite[/url][/b] [[b]15[/b]: Budoka: 2, Nancsi: 7, 4everDoomed: 5, Gaia74: 1]</text:p>
            <text:p>[b]89. [url=https://www.doomworld.com/idgames/levels/doom2/megawads/darken2]The Darkening Episode 2[/url][/b] [[b]15[/b]: Graf Zahl: 4, Woolie Wool: 9, joepallai: 2]</text:p>
            <text:p>[b]89. [url=https://www.doomworld.com/idgames/levels/doom2/Ports/a-c/action2]Urban Brawl: Action Doom 2[/url][/b] [[b]15[/b]: Chamelenoel: 1, JudgeDeadd: 4, Phobus: 10]</text:p>
            <text:p>[b]93. [url=https://www.doomworld.com/idgames/levels/doom2/Ports/megawads/bstain]Bloodstain[/url][/b] [[b]14[/b]: NuMetalManiak: 5, everennui: 5, Forli: 4]</text:p>
            <text:p>[b]93. [url=https://www.doomworld.com/idgames/levels/doom2/Ports/d-f/dv]Deus Vult[/url][/b] [[b]14[/b]: Mr. Freeze: 7, WH-Wilou84: 5, joepallai: 1, DJVCardMaster: 1]</text:p>
            <text:p>[b]93. [url=https://www.doomworld.com/idgames/levels/doom2/Ports/s-u/uacultra]UAC Ultra[/url][/b] [[b]14[/b]: Malrionn: 10, Budoka: 4]</text:p>
            <text:p>[b]96. [url=https://www.doomworld.com/forum/topic/91854-v15-doom-64-retribution/]Doom 64: Retribution[/url][/b] [[b]13[/b]: guitardz: 5, 4everDoomed: 8]</text:p>
            <text:p>[b]96. [url=https://www.doomworld.com/idgames/levels/doom2/Ports/d-f/elysion]Elysion[/url][/b] [[b]13[/b]: Sky: 8, darkreaver: 5]</text:p>
            <text:p>[b]96. [url=https://www.doomworld.com/idgames/levels/doom2/Ports/m-o/miasma]Miasma[/url][/b] [[b]13[/b]: WH-Wilou84: 1, Soundblock: 2, Nirvana: 9, NoisyVelvet: 1]</text:p>
            <text:p>[b]96. [url=https://www.doomworld.com/idgames/levels/doom2/Ports/s-u/sacrment]Sacrament[/url][/b] [[b]13[/b]: ella guro: 8, yakfak: 5]</text:p>
            <text:p>[b]96. [url=https://www.doomworld.com/idgames/levels/doom2/Ports/v-z/zdmcmp1]ZDoom Community Map Project: Take 1[/url][/b] [[b]13[/b]: Phobus: 8, Ziad EL Zein: 5]</text:p>
            <text:p>[b]101. [url=https://www.doomworld.com/idgames/levels/doom2/Ports/d-f/exterror]Extreme Terror[/url][/b] [[b]12[/b]: Nine Inch Heels: 5, everennui: 5, Nancsi: 2]</text:p>
            <text:p>[b]101. [url=https://www.doomworld.com/idgames/levels/doom2/Ports/m-o/ngmvmt1]Newgothic Movement 1[/url][/b] [[b]12[/b]: everennui: 2, Outrageous Videos: 4, Nazgul9: 6]</text:p>
            <text:p>[b]101. [url=https://www.doomworld.com/idgames/levels/doom2/Ports/megawads/swideath]Swift Death[/url][/b] [[b]12[/b]: Nine Inch Heels: 1, fveitsi: 5, StoneMason: 5, NoisyVelvet: 1]</text:p>
            <text:p>[b]104. [url=http://www.doomwadstation.net/main/aliens.html]Aliens TC[/url][/b] [[b]11[/b]: yakfak: 4, soner du: 2, Payload4367: 5]</text:p>
            <text:p>[b]104. [url=https://www.doomworld.com/idgames/levels/doom/a-c/b2b]Back to Basics[/url][/b] [[b]11[/b]: WH-Wilou84: 2, joepallai: 5, rdwpa: 4]</text:p>
            <text:p>[b]104. [url=https://www.doomworld.com/idgames/levels/doom2/Ports/megawads/1024clau]Claustrophobia 1024[/url][/b] [[b]11[/b]: m8f: 5, DJVCardMaster: 6]</text:p>
            <text:p>[b]104. [url=https://www.doomworld.com/idgames/levels/doom2/Ports/a-c/comatose]Comatose[/url][/b] [[b]11[/b]: yakfak: 7, m8f: 4]</text:p>
            <text:p>[b]104. [url=https://www.doomworld.com/idgames/levels/doom2/Ports/megawads/cchest2]Community Chest 2[/url][/b] [[b]11[/b]: Sky: 10, tchkb: 1]</text:p>
            <text:p>[b]104. [url=https://www.doomworld.com/idgames/levels/doom2/Ports/a-c/crumpets]Crumpets[/url][/b] [[b]11[/b]: everennui: 2, Nate River: 8, Nirvana: 1]</text:p>
            <text:p>[b]104. [url=https://www.doomworld.com/idgames/levels/doom2/Ports/j-l/legher]Legacy of Heroes[/url][/b] [[b]11[/b]: dylux: 7, eharper256: 4]</text:p>
            <text:p>[b]104. [url=https://www.doomworld.com/idgames/levels/doom/Ports/d-f/e1m4b]Phobos Mission Control[/url][/b] [[b]11[/b]: Nancsi: 6, Diabolución: 5]</text:p>
            <text:p>[b]104. [url=https://www.doomworld.com/idgames/levels/doom2/Ports/megawads/sihr2fix]Survive in Hell[/url][/b] [[b]11[/b]: Spectra: 8, Makedounia: 3]</text:p>
            <text:p>[b]104. [url=https://www.doomworld.com/idgames/levels/doom2/Ports/a-c/ad2dow]Urban Brawl: Dead of Winter[/url][/b] [[b]11[/b]: Ralphis: 6, Phobus: 5]</text:p>
            <text:p>[b]104. [url=https://www.doomworld.com/forum/topic/50158-wip-vela-pax-beta-21-out-now-with-1-more-stuff/]Vela Pax[/url][/b] [[b]11[/b]: WH-Wilou84: 2, TheNerdTurtle2: 9]</text:p>
            <text:p>[b]104. [url=https://www.doomworld.com/idgames/levels/doom2/Ports/megawads/wos]Whispers of Satan[/url][/b] [[b]11[/b]: Woolie Wool: 4, tmorrow: 2, eharper256: 5]</text:p>
            <text:p>[b]104. [url=https://www.doomworld.com/idgames/levels/doom/v-z/wow]Wow[/url][/b] [[b]11[/b]: AnonimVio: 10, Apaul27: 1]</text:p>
            <text:p>[b]117. [url=https://www.doomworld.com/forum/topic/101647-avactor-last-update-is-out/]Avactor[/url][/b] [[b]10[/b]: JudgeDeadd: 2, OniriA: 8]</text:p>
            <text:p>[b]117. [url=https://www.doomworld.com/idgames/levels/doom2/Ports/a-c/chnworm]Chainworm Kommando[/url][/b] [[b]10[/b]: Rince-wind: 5, eharper256: 5]</text:p>
            <text:p>[b]117. [url=https://www.doomworld.com/idgames/levels/doom2/Ports/s-u/tcotd21me]City of the Damned: Apocalypse[/url][/b] [[b]10[/b]: TechnoDoomed1: 5, Rince-wind: 5]</text:p>
            <text:p>[b]117. [url=https://www.doomworld.com/forum/topic/109216-doom-zero-launch-and-celebrating-25-years-of-doom-ii/]Doom Zero[/url][/b] [[b]10[/b]: maxmanium: 2, CinnamonKilljoy: 8]</text:p>
            <text:p>[b]117. [url=https://www.doomworld.com/idgames/levels/doom/s-u/uac_dead]Dooms Day of UAC[/url][/b] [[b]10[/b]: Jaws In Space: 2, Ed: 5, joepallai: 3]</text:p>
            <text:p>[b]117. [url=https://www.doomworld.com/idgames/levels/doom2/g-i/grime]Grime[/url][/b] [[b]10[/b]: WH-Wilou84: 2, darkreaver: 4, Paul977: 4]</text:p>
            <text:p>[b]117. [url=https://doomwiki.org/wiki/Hell_To_Pay]Hell to Pay[/url][/b] [[b]10[/b]: bonnie: 10]</text:p>
            <text:p>[b]117. [url=https://forum.zdoom.org/viewtopic.php?f=42&amp;t=55443#p981947]Redemption Of The Slain[/url][/b] [[b]10[/b]: Nancsi: 10]</text:p>
            <text:p>[b]117. [url=https://www.doomworld.com/idgames/levels/doom2/megawads/reverie]Reverie[/url][/b] [[b]10[/b]: Octillion: 9, joepallai: 1]</text:p>
            <text:p>[b]117. [url=https://www.doomworld.com/idgames/levels/doom2/Ports/s-u/tn]Tangerine Nightmare[/url][/b] [[b]10[/b]: guitardz: 10]</text:p>
            <text:p>[b]117. [url=https://www.doomworld.com/idgames/levels/doom2/Ports/megawads/tj]The Journey[/url][/b] [[b]10[/b]: Spectra: 6, Makedounia: 4]</text:p>
            <text:p>[b]128. [url=https://www.doomworld.com/idgames/levels/doom/megawads/bgcomp]Base Ganymede[/url][/b] [[b]9[/b]: maxmanium: 9]</text:p>
            <text:p>[b]128. [url=https://www.doomworld.com/idgames/levels/doom2/Ports/a-c/brfinal]Beyond Reality[/url][/b] [[b]9[/b]: Talvi: 3, HUNdebLeonidasX: 6]</text:p>
            <text:p>[b]128. [url=https://www.doomworld.com/idgames/levels/doom2/Ports/a-c/bor_lost]Brotherhood of Ruin: The Lost Temple[/url][/b] [[b]9[/b]: Vorpal: 5, joepallai: 4]</text:p>
            <text:p>[b]128. [url=https://www.doomworld.com/idgames/levels/doom2/Ports/m-o/mek-catk]Counterattack[/url][/b] [[b]9[/b]: rdwpa: 9]</text:p>
            <text:p>[b]128. [url=https://www.doomworld.com/forum/topic/92135-deadair-v2/]Dead Air[/url][/b] [[b]9[/b]: HyperLuke: 2, Lorenz0: 7]</text:p>
            <text:p>[b]128. [url=https://www.doomworld.com/idgames/levels/doom2/megawads/d2ino]Doom 2 In Name Only[/url][/b] [[b]9[/b]: Odal: 4, CinnamonKilljoy: 5]</text:p>
            <text:p>[b]128. [url=https://www.doomworld.com/idgames/levels/doom/Ports/megawads/ddamn0.9]Doom: Damnation[/url][/b] [[b]9[/b]: bzzrak: 9]</text:p>
            <text:p>[b]128. [url=https://www.doomworld.com/idgames/levels/doom2/Ports/megawads/dump-1]Dump Episode 1: Fuck Time Limits[/url][/b] [[b]9[/b]: Voltcom9: 9]</text:p>
            <text:p>[b]128. [url=https://www.doomworld.com/forum/topic/88507-dump-episode-3-bfg-edition-maps-released/]Dump Episode 3: BFG Edition[/url][/b] [[b]9[/b]: HyperLuke: 9]</text:p>
            <text:p>[b]128. [url=https://www.doomworld.com/forum/topic/100391-esp2/]Eternal Slumber Party﻿ 2[/url][/b] [[b]9[/b]: Roofi: 9]</text:p>
            <text:p>[b]128. [url=https://www.doomworld.com/idgames/levels/doom2/g-i/hellrun2]Hellrun[/url][/b] [[b]9[/b]: Doomkid: 3, joepallai: 6]</text:p>
            <text:p>[b]128. [url=https://www.doomworld.com/idgames/levels/doom2/Ports/g-i/hth2]Hi-Tech Hell 2: Alien Tech[/url][/b] [[b]9[/b]: Graf Zahl: 9]</text:p>
            <text:p>[b]128. [url=https://www.doomworld.com/forum/topic/85591-nihility-infinite-teeth-shareware-episode-v121/]Nihility: Infinite ﻿Teeth﻿[/url][/b] [[b]9[/b]: ]</text:p>
            <text:p>[b]128. [url=https://forum.zdoom.org/viewtopic.php?t=52301#p913612]Shadow Of The Wool Ball[/url][/b] [[b]9[/b]: Apaul27: 9]</text:p>
            <text:p>[b]128. [url=http://stronghold.drdteam.org/download.html]Stronghold: On the Edge of Chaos[/url][/b] [[b]9[/b]: MFG38: 2, Dragonfly: 2, termrork: 5]</text:p>
            <text:p>[b]128. [url=https://www.doomworld.com/idgames/levels/doom2/Ports/megawads/strg]Struggle - Antaresian Legacy[/url][/b] [[b]9[/b]: Jaromir Bergmann: 6, Payload4367: 3]</text:p>
            <text:p>[b]128. [url=https://www.doomworld.com/idgames/levels/doom2/Ports/s-u/tnte1]Torment and Torture[/url][/b] [[b]9[/b]: MFG38: 9]</text:p>
            <text:p>[b]128. [url=https://www.doomworld.com/idgames/levels/doom2/Ports/s-u/tribute]Tribute[/url][/b] [[b]9[/b]: Lorenz0: 4, ax34: 5]</text:p>
            <text:p>[b]146. [url=https://www.doomworld.com/idgames/levels/doom2/megawads/50monstr]50 Monsters[/url][/b] [[b]8[/b]: tmorrow: 2, Worm318: 6]</text:p>
            <text:p>[b]146. [url=https://www.doomworld.com/idgames/levels/doom2/Ports/megawads/50shades]50 Shades of Graytall[/url][/b] [[b]8[/b]: Nine Inch Heels: 2, Voltcom9: 2, JudgeDeadd: 1, NoisyVelvet: 3]</text:p>
            <text:p>[b]146. [url=https://www.doomworld.com/idgames/levels/doom2/Ports/a-c/action]Action Doom[/url][/b] [[b]8[/b]: Dragonfly: 1, Gaia74: 2, Worm318: 1, ax34: 4]</text:p>
            <text:p>[b]146. [url=https://www.doomworld.com/forum/topic/107249-come-eat-the-mapwich-a-collaborative-community-project-rc1-available/]Come eat The Mapwich[/url][/b] [[b]8[/b]: Jaromir Bergmann: 8]</text:p>
            <text:p>[b]146. [url=https://www.doomworld.com/idgames/levels/doom2/Ports/d-f/disjunct]Disjunction[/url][/b] [[b]8[/b]: Lorenz0: 8]</text:p>
            <text:p>[b]146. [url=https://www.doomworld.com/forum/topic/69813-doom-the-golden-souls-mario-64-doom-definitive-edition-released/]Doom: The Golden Souls[/url][/b] [[b]8[/b]: everennui: 1, TheNerdTurtle2: 7]</text:p>
            <text:p>[b]146. [url=https://www.doomworld.com/idgames/levels/doom2/Ports/a-c/cybie]Doomguy's Pimp Ventures[/url][/b] [[b]8[/b]: AnonimVio: 8]</text:p>
            <text:p>[b]146. [url=https://www.doomworld.com/idgames/levels/doom2/d-f/dyst3]Dystopia 3: Re-Birth of Anarchy[/url][/b] [[b]8[/b]: Soundblock: 3, valkiriforce: 1, joepallai: 4]</text:p>
            <text:p>[b]146. [url=https://www.doomworld.com/idgames/levels/doom2/Ports/g-i/holyhell]Holy Hell[/url][/b] [[b]8[/b]: Outrageous Videos: 2, bemused: 6]</text:p>
            <text:p>[b]146. [url=https://www.doomworld.com/idgames/levels/doom2/Ports/megawads/italo]Italo-Doom[/url][/b] [[b]8[/b]: bemused: 8]</text:p>
            <text:p>[b]146. [url=https://www.doomworld.com/idgames/levels/doom2/m-o/mangle]Mangle[/url][/b] [[b]8[/b]: bzzrak: 8]</text:p>
            <text:p>[b]146. [url=https://www.doomworld.com/idgames/levels/doom2/Ports/m-o/mohu1]Monster Hunter Ltd Part I[/url][/b] [[b]8[/b]: Jaws In Space: 4, m8f: 4]</text:p>
            <text:p>[b]146. [url=https://www.doomworld.com/idgames/levels/doom2/Ports/m-o/mohu2]Monster Hunter Ltd Part II[/url][/b] [[b]8[/b]: Jaws In Space: 4, m8f: 4]</text:p>
            <text:p>[b]146. [url=https://www.doomworld.com/idgames/levels/doom2/Ports/m-o/nimrod]Nimrod: Ixnay on the Hombre[/url][/b] [[b]8[/b]: Graf Zahl: 8]</text:p>
            <text:p>[b]146. [url=https://www.doomworld.com/idgames/levels/doom2/Ports/s-u/scythex]Scythe X[/url][/b] [[b]8[/b]: 42PercentHealth: 2, Graf Zahl: 2, Talvi: 3, bLOCKbOYgAMES: 1]</text:p>
            <text:p>[b]146. [url=https://www.doomworld.com/idgames/levels/doom2/Ports/megawads/skuldash]Skulldash[/url][/b] [[b]8[/b]: everennui: 2, Lorenz0: 6]</text:p>
            <text:p>[b]146. [url=https://www.doomworld.com/forum/topic/43453-new-map-ready-to-go-the-bee-map/]The Beesong[/url][/b] [[b]8[/b]: Roofi: 8]</text:p>
            <text:p>[b]163. [url=https://www.doomworld.com/forum/topic/108865-rc2-release-alienated-10-levels-for-gzdoom/]Alienated[/url][/b] [[b]7[/b]: Jaromir Bergmann: 7]</text:p>
            <text:p>[b]163. [url=https://www.doomworld.com/forum/topic/92776-brigandine-rc2-updated-2017-05-13/]Brigandine[/url][/b] [[b]7[/b]: guitardz: 2, Jaromir Bergmann: 5]</text:p>
            <text:p>[b]163. [url=http://www.moddb.com/games/doom/addons/castle-heng]Castle Heng[/url][/b] [[b]7[/b]: 7hm: 7]</text:p>
            <text:p>[b]163. [url=https://doomwiki.org/wiki/Chex_Quest#Chex_Quest_2]Chex Quest 2[/url][/b] [[b]7[/b]: bzzrak: 7]</text:p>
            <text:p>[b]163. [url=https://www.doomworld.com/idgames/levels/doom2/Ports/a-c/cah_se]Cold as Hell[/url][/b] [[b]7[/b]: Graf Zahl: 7]</text:p>
            <text:p>[b]163. [url=https://www.doomworld.com/idgames/levels/doom2/Ports/megawads/cif3]Community is Falling 3[/url][/b] [[b]7[/b]: NuMetalManiak: 3, Voltcom9: 4]</text:p>
            <text:p>[b]163. [url=https://www.doomworld.com/forum/topic/92574-dimension-of-the-boomed/]Dimension of the Boomed[/url][/b] [[b]7[/b]: Ivory Duke: 7]</text:p>
            <text:p>[b]163. [url=https://www.doomworld.com/idgames/levels/doom2/d-f/doomcity]Doom City[/url][/b] [[b]7[/b]: Jaws In Space: 4, Doomkid: 3]</text:p>
            <text:p>[b]163. [url=http://www.moddb.com/mods/doomone/downloads/doomone-v04]Doom: One[/url][/b] [[b]7[/b]: HyperLuke: 4, Greyenko: 3]</text:p>
            <text:p>[b]163. [url=https://www.doomworld.com/forum/topic/90173-eden/]Eden[/url][/b] [[b]7[/b]: Nirvana: 7]</text:p>
            <text:p>[b]163. [url=https://www.doomworld.com/idgames/levels/doom2/Ports/d-f/fth666]Flashback to Hell[/url][/b] [[b]7[/b]: GarrettChan: 2, eharper256: 5]</text:p>
            <text:p>[b]163. [url=https://www.doomworld.com/idgames/levels/doom2/Ports/g-i/iedge]Insanity's Edge[/url][/b] [[b]7[/b]: TechnoDoomed1: 7]</text:p>
            <text:p>[b]163. [url=https://www.doomworld.com/idgames/levels/doom2/Ports/megawads/mock2]Mock 2: The Speed of Stupid[/url][/b] [[b]7[/b]: AnonimVio: 7]</text:p>
            <text:p>[b]163. [url=https://www.doomworld.com/idgames/levels/doom2/m-o/nochance]No Chance[/url][/b] [[b]7[/b]: Roofi: 7]</text:p>
            <text:p>[b]163. [url=https://www.doomworld.com/idgames/levels/doom2/m-o/odessa_1]Odessa 1[/url][/b] [[b]7[/b]: 7hm: 7]</text:p>
            <text:p>[b]163. [url=https://www.doomworld.com/idgames/levels/doom2/Ports/p-r/pwfinal]Plutonium Winds[/url][/b] [[b]7[/b]: Spectra: 7]</text:p>
            <text:p>[b]163. [url=https://www.doomworld.com/idgames/levels/hexen/j-l/kaiser_28]Shadows of Chronos[/url][/b] [[b]7[/b]: Grain of Salt: 7]</text:p>
            <text:p>[b]163. [url=https://www.doomworld.com/idgames/levels/doom/a-c/class_ep]The Classic Episode[/url][/b] [[b]7[/b]: pcorf: 5, purist: 2]</text:p>
            <text:p>[b]163. [url=https://forum.zdoom.org/viewtopic.php?f=42&amp;t=55741]Waterlab GZD[/url][/b] [[b]7[/b]: Phobus: 7]</text:p>
            <text:p>[b]182. [url=https://www.doomworld.com/idgames/levels/doom2/Ports/d-f/frozent] Frozen Time[/url][/b] [[b]6[/b]: Budoka: 6]</text:p>
            <text:p>[b]182. [url=https://www.doomworld.com/forum/topic/92542-20-monsters-community-project-released/]20 Monsters Community Project[/url][/b] [[b]6[/b]: Voltcom9: 6]</text:p>
            <text:p>[b]182. [url=https://www.doomworld.com/idgames/levels/doom2/Ports/s-u/teitenga]Assault on Tei Tenga[/url][/b] [[b]6[/b]: Ralphis: 6]</text:p>
            <text:p>[b]182. [url=https://www.doomworld.com/idgames/levels/doom2/a-c/castleof]Castle of the Damned[/url][/b] [[b]6[/b]: bzzrak: 6]</text:p>
            <text:p>[b]182. [url=https://www.doomworld.com/idgames/levels/doom2/Ports/d-f/de-pkg]Demon Eclipse[/url][/b] [[b]6[/b]: Soundblock: 1, Lazorinc: 1, tchkb: 4]</text:p>
            <text:p>[b]182. [url=https://www.doomworld.com/idgames/levels/doom/Ports/d-f/dbimpact]Double Impact[/url][/b] [[b]6[/b]: Ralphis: 6]</text:p>
            <text:p>[b]182. [url=https://www.doomworld.com/idgames/levels/doom2/Ports/megawads/echelon]Echelon[/url][/b] [[b]6[/b]: Sky: 1, bzzrak: 5]</text:p>
            <text:p>[b]182. [url=https://www.doomworld.com/idgames/levels/heretic/Ports/elfgp]Elf Gets Pissed[/url][/b] [[b]6[/b]: Ralphis: 6]</text:p>
            <text:p>[b]182. [url=https://www.doomworld.com/idgames/levels/doom2/d-f/endgame]End Game[/url][/b] [[b]6[/b]: pcorf: 6]</text:p>
            <text:p>[b]182. [url=https://www.doomworld.com/idgames/levels/doom/0-9/01fava]Fava Beans[/url][/b] [[b]6[/b]: Philnemba: 2, NaZa: 4]</text:p>
            <text:p>[b]182. [url=https://www.doomworld.com/idgames/levels/doom2/Ports/megawads/5room]Five Rooms of Doom[/url][/b] [[b]6[/b]: HyperLuke: 6]</text:p>
            <text:p>[b]182. [url=https://www.doomworld.com/idgames/levels/doom2/deathmatch/j-l/judas23]Judas[/url][/b] [[b]6[/b]: antares031: 6]</text:p>
            <text:p>[b]182. [url=https://www.doomworld.com/idgames/levels/doom2/Ports/m-o/neodoom]NeoDoom[/url][/b] [[b]6[/b]: OniriA: 6]</text:p>
            <text:p>[b]182. [url=https://www.doomworld.com/idgames/levels/doom/m-o/nukemine]Nuke Mine (Come Get Some)[/url][/b] [[b]6[/b]: Soundblock: 6]</text:p>
            <text:p>[b]182. [url=https://www.doomworld.com/forum/topic/49008-phmlspd-boom-maps-for-people-who-like-shooting-monsters/]Phmlspd[/url][/b] [[b]6[/b]: maxmanium: 6]</text:p>
            <text:p>[b]182. [url=http://www.wad-archive.com/wad/e5d863c72e1f5de577a3ae57745c107e]SSL2[/url][/b] [[b]6[/b]: antares031: 6]</text:p>
            <text:p>[b]182. [url=https://www.doomworld.com/idgames/levels/doom2/Ports/m-o/massm]The Adventures of MassMouth[/url][/b] [[b]6[/b]: Ralphis: 6]</text:p>
            <text:p>[b]182. [url=https://www.doomworld.com/idgames/levels/doom/Ports/d-f/draftex]Thy Flesh - Turned into a draft-excluder[/url][/b] [[b]6[/b]: 4everDoomed: 6]</text:p>
            <text:p>[b]182. [url=https://www.doomworld.com/idgames/themes/terrywads/uacmnnew]UAC Military Nightmare[/url][/b] [[b]6[/b]: AnonimVio: 6]</text:p>
            <text:p>[b]182. [url=https://www.doomworld.com/idgames/levels/doom2/deathmatch/Ports/megawads/udmx]Unidoom Deathmatch X[/url][/b] [[b]6[/b]: Ralphis: 6]</text:p>
            <text:p>[b]182. [url=https://www.doomworld.com/idgames/levels/doom2/megawads/urania]Urania[/url][/b] [[b]6[/b]: Spectre01: 6]</text:p>
            <text:p>[b]203. [url=https://www.doomworld.com/vb/thread/71473]2048 Unleashed[/url][/b] [[b]5[/b]: eharper256: 5]</text:p>
            <text:p>[b]203. [url=https://www.doomworld.com/idgames/levels/doom/Ports/a-c/aa_e1]Alpha Accident: Terra Nova[/url][/b] [[b]5[/b]: Rince-wind: 5]</text:p>
            <text:p>[b]203. [url=https://www.doomworld.com/forum/topic/105451-birthday-bash-megawad-offical-release/]Birthday Bash [/url][/b] [[b]5[/b]: eharper256: 5]</text:p>
            <text:p>[b]203. [url=https://www.doomworld.com/idgames/levels/doom/p-r/retroeps]CH Retro Episode[/url][/b] [[b]5[/b]: Diabolución: 5]</text:p>
            <text:p>[b]203. [url=https://www.doomworld.com/idgames/levels/doom/a-c/crusades]Crusades[/url][/b] [[b]5[/b]: joepallai: 5]</text:p>
            <text:p>[b]203. [url=https://www.doomworld.com/idgames/levels/doom2/Ports/d-f/dcity2_5]Damned City 2[/url][/b] [[b]5[/b]: ]</text:p>
            <text:p>[b]203. [url=https://www.doomworld.com/idgames/levels/doom/d-f/dante666]Dante's Gate[/url][/b] [[b]5[/b]: Soundblock: 5]</text:p>
            <text:p>[b]203. [url=https://www.doomworld.com/idgames/levels/doom2/Ports/d-f/dor]Dawn of Reality[/url][/b] [[b]5[/b]: ]</text:p>
            <text:p>[b]203. [url=http://www.wad-archive.com/wad/DOOM-Barracks-Zone-1]Doom Barracks Zone[/url][/b] [[b]5[/b]: HUNdebLeonidasX: 3, TheMightyHeracross: 2]</text:p>
            <text:p>[b]203. [url=https://www.doomworld.com/forum/topic/54022-doom-center-do-you-know-that/]Doom Center[/url][/b] [[b]5[/b]: HUNdebLeonidasX: 5]</text:p>
            <text:p>[b]203. [url=https://www.doomworld.com/forum/topic/104925-doomish-den-of-design-a-map-that-teaches-you-map-design/]Doomish Den of Design[/url][/b] [[b]5[/b]: Rince-wind: 5]</text:p>
            <text:p>[b]203. [url=https://www.doomworld.com/idgames/levels/doom2/Ports/d-f/dripfeed]Drip Feed[/url][/b] [[b]5[/b]: Vorpal: 5]</text:p>
            <text:p>[b]203. [url=http://www.doom2.net/mykdoom/misc/113434_e1contest.zip]e1contest﻿.wad﻿[/url][/b] [[b]5[/b]: Diabolución: 5]</text:p>
            <text:p>[b]203. [url=https://www.doomworld.com/idgames/themes/TeamTNT/ed4_rfo/ed4_rfo1]Eternal DOOM IV: Return from Oblivion[/url][/b] [[b]5[/b]: m8f: 5]</text:p>
            <text:p>[b]203. [url=https://www.doomworld.com/idgames/levels/doom2/deathmatch/megawads/exec]Execution[/url][/b] [[b]5[/b]: Doomkid: 5]</text:p>
            <text:p>[b]203. [url=https://www.doomworld.com/forum/topic/105670-faithless-a-heretic-hub-final/]Faithless[/url][/b] [[b]5[/b]: Rince-wind: 5]</text:p>
            <text:p>[b]203. [url=http://freedoom.github.io/download.html]Freedoom: Phase 2[/url][/b] [[b]5[/b]: Spectra: 1, Voltcom9: 1, TheMightyHeracross: 3]</text:p>
            <text:p>[b]203. [url=https://forum.zdoom.org/viewtopic.php?f=19&amp;t=46718]Gene-Tech: Before the Storm[/url][/b] [[b]5[/b]: Graf Zahl: 5]</text:p>
            <text:p>[b]203. [url=https://www.doomworld.com/idgames/levels/doom2/Ports/megawads/gmp]Good Morning Phobos[/url][/b] [[b]5[/b]: Bryan T: 5]</text:p>
            <text:p>[b]203. [url=https://www.doomworld.com/idgames/levels/doom2/deathmatch/Ports/megawads/gw2]Greenwar II[/url][/b] [[b]5[/b]: Ed: 5]</text:p>
            <text:p>[b]203. [url=https://www.doomworld.com/idgames/themes/hacx/hx11pack]Hacx[/url][/b] [[b]5[/b]: Grazza: 5]</text:p>
            <text:p>[b]203. [url=https://www.doomworld.com/idgames/levels/doom2/Ports/g-i/inncnx2]Innocence X2[/url][/b] [[b]5[/b]: Spectra: 5]</text:p>
            <text:p>[b]203. [url=https://www.doomworld.com/idgames/levels/doom2/megawads/marsw301]Mars War[/url][/b] [[b]5[/b]: Roofi: 5]</text:p>
            <text:p>[b]203. [url=https://www.doomworld.com/idgames/levels/doom2/m-o/mordeth]Mordeth[/url][/b] [[b]5[/b]: Vorpal: 5]</text:p>
            <text:p>[b]203. [url=http://www.mediafire.com/file/fuurx4c98tl198i/One_Doom_s_Day.wad]One Doom's Day[/url][/b] [[b]5[/b]: Apaul27: 5]</text:p>
            <text:p>[b]203. [url=https://www.doomworld.com/idgames/levels/doom2/m-o/osiris]Osiris[/url][/b] [[b]5[/b]: Vorpal: 5]</text:p>
            <text:p>[b]203. [url=https://www.doomworld.com/idgames/levels/doom2/Ports/p-r/paranoid]Paranoid[/url][/b] [[b]5[/b]: termrork: 5]</text:p>
            <text:p>[b]203. [url=https://www.doomworld.com/vb/wads-mods/67271-project-uber-idgamesd/]Project Uber[/url][/b] [[b]5[/b]: Rince-wind: 5]</text:p>
            <text:p>[b]203. [url=http://manbitesshark.com/]REKKR[/url][/b] [[b]5[/b]: ]</text:p>
            <text:p>[b]203. [url=https://www.doomworld.com/idgames/levels/doom2/s-u/selfish5]SELFISH5[/url][/b] [[b]5[/b]: Diabolución: 5]</text:p>
            <text:p>[b]203. [url=https://www.doomworld.com/idgames/levels/doom2/Ports/s-u/sotnr]Shadows of The Nightmare Realm[/url][/b] [[b]5[/b]: 4everDoomed: 5]</text:p>
            <text:p>[b]203. [url=https://www.doomworld.com/idgames/levels/doom/Ports/p-r/pe1_phob]Simply Phobos[/url][/b] [[b]5[/b]: Diabolución: 5]</text:p>
            <text:p>[b]203. [url=https://www.doomworld.com/idgames/deathmatch/skulltag/spacedm9]SpaceDM9[/url][/b] [[b]5[/b]: Ed: 5]</text:p>
            <text:p>[b]203. [url=https://mikestoybox.net/2017/01/04/strange-aeons/]Strange Aeons[/url][/b] [[b]5[/b]: ]</text:p>
            <text:p>[b]203. [url=https://www.doomworld.com/idgames/levels/doom2/s-u/slayer]The Slayer[/url][/b] [[b]5[/b]: Vorpal: 5]</text:p>
            <text:p>[b]203. [url=https://www.doomworld.com/forum/topic/74280-the-ultimate-doom-ii-doom-ii-levels-remade/]The Ultimate Doom II [/url][/b] [[b]5[/b]: ]</text:p>
            <text:p>[b]203. [url=https://www.doomworld.com/idgames/levels/doom2/Ports/v-z/vulkan]Vulkan Episode 1[/url][/b] [[b]5[/b]: HyperLuke: 5]</text:p>
            <text:p>[b]203. [url=https://www.doomworld.com/vb/wads-mods/71259-way-too-many-dead-guys-map05-alpha-available/]Way 2 Many Dead Guys[/url][/b] [[b]5[/b]: Nancsi: 5]</text:p>
            <text:p>[b]203. [url=https://www.doomworld.com/idgames/levels/doom2/Ports/v-z/zendyn_x]Zen Dynamics[/url][/b] [[b]5[/b]: Phobus: 4, TechnoDoomed1: 1]</text:p>
            <text:p>[b]242. [url=https://forum.zdoom.org/viewtopic.php?t=47680#p810207]Batman Doom: Reborn[/url][/b] [[b]4[/b]: ]</text:p>
            <text:p>[b]242. [url=https://www.doomworld.com/idgames/levels/doom2/a-c/chord2]Chord 2[/url][/b] [[b]4[/b]: Paul977: 4]</text:p>
            <text:p>[b]242. [url=https://www.doomworld.com/files/file/10874-city-of-doom-part-i-beta-1-11/]City of DooM (Part I)[/url][/b] [[b]4[/b]: ]</text:p>
            <text:p>[b]242. [url=https://www.doomworld.com/idgames/levels/doom2/Ports/a-c/cafebrk1]Coffee Break Episode 1[/url][/b] [[b]4[/b]: eharper256: 4]</text:p>
            <text:p>[b]242. [url=https://www.doomworld.com/idgames/levels/doom2/Ports/a-c/c-shock2]Combat Shock 2[/url][/b] [[b]4[/b]: Cynical: 1, Nate River: 3]</text:p>
            <text:p>[b]242. [url=https://www.doomworld.com/idgames/levels/doom2/Ports/a-c/crimsonh]Crimson Horizon[/url][/b] [[b]4[/b]: Paul977: 4]</text:p>
            <text:p>[b]242. [url=https://www.doomworld.com/idgames/levels/doom2/deathmatch/Ports/megawads/crudream]Crucified Dreams[/url][/b] [[b]4[/b]: Soundblock: 4]</text:p>
            <text:p>[b]242. [url=https://www.doomworld.com/idgames/levels/doom2/d-f/earth]Earth[/url][/b] [[b]4[/b]: ShoDemo: 3, TheNerdTurtle2: 1]</text:p>
            <text:p>[b]242. [url=https://www.doomworld.com/forum/topic/94601-empyrion_v39-14-udmf-coop-maps-with-single-player-support/]Empyrion[/url][/b] [[b]4[/b]: Gaia74: 4]</text:p>
            <text:p>[b]242. [url=https://www.doomworld.com/idgames/levels/doom2/d-f/europe]Europe[/url][/b] [[b]4[/b]: ]</text:p>
            <text:p>[b]242. [url=https://www.doomworld.com/idgames/levels/doom2/Ports/g-i/impencse]Imp Encounter[/url][/b] [[b]4[/b]: AnonimVio: 4]</text:p>
            <text:p>[b]242. [url=https://www.doomworld.com/forum/topic/74792-jiffy-bag-a-speedmap-megawad-rc2-released/]Jiffy Bag[/url][/b] [[b]4[/b]: TheNerdTurtle2: 4]</text:p>
            <text:p>[b]242. [url=https://www.doomworld.com/idgames/levels/doom2/Ports/j-l/khorus]Khorus[/url][/b] [[b]4[/b]: NuMetalManiak: 4]</text:p>
            <text:p>[b]242. [url=https://www.doomworld.com/files/file/15671-mapgame/]Mapgame[/url][/b] [[b]4[/b]: m8f: 4]</text:p>
            <text:p>[b]242. [url=https://www.doomworld.com/idgames/levels/doom2/Ports/m-o/nfh2]Neighborhood From Hell[/url][/b] [[b]4[/b]: ]</text:p>
            <text:p>[b]242. [url=https://www.doomworld.com/idgames/levels/doom2/Ports/megawads/nova2]Nova II: New Dawn[/url][/b] [[b]4[/b]: Not Jabba: 3, dylux: 1]</text:p>
            <text:p>[b]242. [url=https://www.doomworld.com/idgames/levels/doom2/Ports/p-r/pleiades]Pleiades[/url][/b] [[b]4[/b]: ]</text:p>
            <text:p>[b]242. [url=https://www.doomworld.com/idgames/levels/doom2/Ports/s-u/sinedie]Sine Die[/url][/b] [[b]4[/b]: bLOCKbOYgAMES: 4]</text:p>
            <text:p>[b]242. [url=https://www.doomworld.com/idgames/levels/doom2/Ports/megawads/sf3]Slaughterfest 3[/url][/b] [[b]4[/b]: Nazgul9: 4]</text:p>
            <text:p>[b]242. [url=https://www.doomworld.com/idgames/levels/doom2/Ports/v-z/zanspid]Spidersilk[/url][/b] [[b]4[/b]: ]</text:p>
            <text:p>[b]242. [url=https://www.doomworld.com/idgames/levels/doom2/d-f/enigma]The Enigma Episode[/url][/b] [[b]4[/b]: T-Rex: 3, valkiriforce: 1]</text:p>
            <text:p>[b]242. [url=https://www.doomworld.com/idgames/levels/doom/megawads/nmdu]The Ultimate NMD [/url][/b] [[b]4[/b]: eharper256: 4]</text:p>
            <text:p>[b]242. [url=http://odamex.net/boards/index.php?topic=2246.0]UAC Ultra 2[/url][/b] [[b]4[/b]: Sky: 4]</text:p>
            <text:p>[b]242. [url=https://www.doomworld.com/idgames/levels/doom2/Ports/m-o/ma_val]Valhalla[/url][/b] [[b]4[/b]: 4everDoomed: 4]</text:p>
            <text:p>[b]242. [url=https://www.doomworld.com/idgames/levels/doom2/Ports/megawads/vile]Vile Flesh[/url][/b] [[b]4[/b]: Grazza: 4]</text:p>
            <text:p>[b]242. [url=https://www.doomworld.com/idgames/levels/doom2/Ports/v-z/vrack]Vrack[/url][/b] [[b]4[/b]: bzzrak: 4]</text:p>
            <text:p>[b]242. [url=https://www.doomworld.com/idgames/levels/doom2/Ports/v-z/vrack3]Vrack 3[/url][/b] [[b]4[/b]: Spectra: 4]</text:p>
            <text:p>[b]269. [url=https://cloud.mail.ru/public/83f617a62867/1993.WAD]1993[/url][/b] [[b]3[/b]: Apaul27: 3]</text:p>
            <text:p>[b]269. [url=https://www.doomworld.com/forum/topic/93734-doomworld-community-top-wads-of-all-time/?page=4]2castles[/url][/b] [[b]3[/b]: Soundblock: 3]</text:p>
            <text:p>[b]269. [url=https://www.doomworld.com/forum/topic/90605-v04-a-boy-and-his-barrel-a-secret-is-revealed/]A Boy and His Barrel[/url][/b] [[b]3[/b]: Dragonfly: 3]</text:p>
            <text:p>[b]269. [url=https://www.doomworld.com/files/file/18491-absolutely-killed/]Absolutely Killed[/url][/b] [[b]3[/b]: NoisyVelvet: 3]</text:p>
            <text:p>[b]269. [url=https://www.doomworld.com/idgames/levels/doom/Ports/a-c/aaawake]Awakening[/url][/b] [[b]3[/b]: Graf Zahl: 3]</text:p>
            <text:p>[b]269. [url=https://www.doomworld.com/idgames/levels/doom2/Ports/a-c/bbv11]Botanic Biosphere[/url][/b] [[b]3[/b]: Jaromir Bergmann: 3]</text:p>
            <text:p>[b]269. [url=https://www.doomworld.com/idgames/levels/doom2/a-c/chord1]Chord 1[/url][/b] [[b]3[/b]: Paul977: 3]</text:p>
            <text:p>[b]269. [url=https://www.doomworld.com/idgames/levels/doom2/Ports/a-c/chord3]Chord 3[/url][/b] [[b]3[/b]: Paul977: 3]</text:p>
            <text:p>[b]269. [url=https://www.doomworld.com/idgames/levels/doom2/a-c/chordg]Chord G[/url][/b] [[b]3[/b]: Paul977: 3]</text:p>
            <text:p>[b]269. [url=https://www.doomworld.com/idgames/levels/doom2/Ports/a-c/cityass]City Assault[/url][/b] [[b]3[/b]: ]</text:p>
            <text:p>[b]269. [url=https://www.doomworld.com/idgames/levels/doom2/Ports/megawads/cchest3]Community Chest 3[/url][/b] [[b]3[/b]: Mr. Freeze: 3]</text:p>
            <text:p>[b]269. [url=https://www.doomworld.com/idgames/levels/doom2/Ports/a-c/crapirc5]Crapi[/url][/b] [[b]3[/b]: Archie550: 3]</text:p>
            <text:p>[b]269. [url=https://www.doomworld.com/idgames/levels/doom2/d-f/darkcvnt]Dark Covenant[/url][/b] [[b]3[/b]: NuMetalManiak: 2, bonnie: 1]</text:p>
            <text:p>[b]269. [url=https://www.doomworld.com/idgames/levels/doom2/Ports/d-f/darknes2]Disciples of Darkness[/url][/b] [[b]3[/b]: Nirvana: 3]</text:p>
            <text:p>[b]269. [url=https://www.doomworld.com/forum/topic/64353-doom-64-for-doom-ii/]Doom 64 for Doom II[/url][/b] [[b]3[/b]: Roofi: 1, I_Punch_Demons: 2]</text:p>
            <text:p>[b]269. [url=http://freedoom.github.io/download.html]Freedoom: Phase 1[/url][/b] [[b]3[/b]: Chamelenoel: 3]</text:p>
            <text:p>[b]269. [url=http://xsnake.free.fr/invasion/shots.htm]Invasion UAC[/url][/b] [[b]3[/b]: Red-XIII: 3]</text:p>
            <text:p>[b]269. [url=https://www.doomworld.com/idgames/levels/doom2/Ports/j-l/los]Legacy of Suffering[/url][/b] [[b]3[/b]: MFG38: 3]</text:p>
            <text:p>[b]269. [url=https://www.moddb.com/mods/brutal-doom/addons/brutalized-doom-and-doom-ii]Maps of Chaos[/url][/b] [[b]3[/b]: ]</text:p>
            <text:p>[b]269. [url=https://www.doomworld.com/idgames/levels/doom2/p-r/phobos2]Phobos[/url][/b] [[b]3[/b]: Jaws In Space: 3]</text:p>
            <text:p>[b]269. [url=https://www.doomworld.com/idgames/levels/doom2/megawads/pizzas]Pizza Steve[/url][/b] [[b]3[/b]: Bryan T: 3]</text:p>
            <text:p>[b]269. [url=https://www.doomworld.com/idgames/music/plutmidi]Plutonia MIDI Pack[/url][/b] [[b]3[/b]: Diabolución: 1, DJVCardMaster: 2]</text:p>
            <text:p>[b]269. [url=https://www.elzee.co.nz/rotttc/index.html]Return of the Triad[/url][/b] [[b]3[/b]: ]</text:p>
            <text:p>[b]269. [url=https://www.doomworld.com/idgames/levels/doom2/Ports/p-r/rush]Rush[/url][/b] [[b]3[/b]: Nirvana: 2, I_Punch_Demons: 1]</text:p>
            <text:p>[b]269. [url=https://www.doomworld.com/idgames/levels/hexen/s-u/serpent]Serpent: Resurrection[/url][/b] [[b]3[/b]: TheMightyHeracross: 3]</text:p>
            <text:p>[b]269. [url=https://www.doomworld.com/idgames/levels/doom2/Ports/megawads/intime]Somewhere in Time[/url][/b] [[b]3[/b]: STILES: 3]</text:p>
            <text:p>[b]269. [url=https://www.doomworld.com/idgames/levels/doom2/Ports/s-u/t3st]T3ST[/url][/b] [[b]3[/b]: bzzrak: 3]</text:p>
            <text:p>[b]269. [url=https://doomwiki.org/wiki/The_Lost_Episodes_of_Doom]The Lost Episodes of Doom[/url][/b] [[b]3[/b]: Diabolución: 3]</text:p>
            <text:p>[b]269. [url=https://www.doomworld.com/idgames/levels/doom/s-u/smb_v102]The Sky May Be[/url][/b] [[b]3[/b]: AnonimVio: 3]</text:p>
            <text:p>[b]269. [url=https://www.doomworld.com/idgames/levels/doom2/deathmatch/s-u/udm3]Unidoom DM 3[/url][/b] [[b]3[/b]: Doomkid: 3]</text:p>
            <text:p>[b]299. [url=https://www.doomworld.com/idgames/levels/doom2/megawads/1monster]1 Monster Megawad[/url][/b] [[b]2[/b]: TheNerdTurtle2: 2]</text:p>
            <text:p>[b]299. [url=https://www.doomworld.com/idgames/levels/doom2/megawads/3ha3]3 Heures d'agonie 3[/url][/b] [[b]2[/b]: Roofi: 2]</text:p>
            <text:p>[b]299. [url=https://www.doomworld.com/idgames/levels/doom2/Ports/0-9/30kmaps]30,000 Levels[/url][/b] [[b]2[/b]: AnonimVio: 2]</text:p>
            <text:p>[b]299. [url=https://www.doomworld.com/idgames/levels/doom2/Ports/a-c/aeternum]Aeternum[/url][/b] [[b]2[/b]: 42PercentHealth: 1, Budoka: 1]</text:p>
            <text:p>[b]299. [url=https://www.doomworld.com/idgames/levels/doom2/a-c/area51]Area 51[/url][/b] [[b]2[/b]: Doomkid: 2]</text:p>
            <text:p>[b]299. [url=https://www.doomworld.com/idgames/levels/doom2/Ports/a-c/bldstlp]Bloody Steel[/url][/b] [[b]2[/b]: ella guro: 2]</text:p>
            <text:p>[b]299. [url=https://www.doomworld.com/idgames/levels/doom2/Ports/s-u/tcotd]City of the Damned[/url][/b] [[b]2[/b]: HUNdebLeonidasX: 2]</text:p>
            <text:p>[b]299. [url=https://www.doomworld.com/idgames/levels/doom2/megawads/cleim20p]Cleimos 2[/url][/b] [[b]2[/b]: valkiriforce: 2]</text:p>
            <text:p>[b]299. [url=https://www.doomworld.com/idgames/levels/doom2/megawads/d2reload]Doom 2 Reloaded[/url][/b] [[b]2[/b]: Odal: 2]</text:p>
            <text:p>[b]299. [url=https://www.doomworld.com/idgames/levels/heretic/Ports/curse]Heretic - Curse of D'sparil[/url][/b] [[b]2[/b]: JudgeDeadd: 2]</text:p>
            <text:p>[b]299. [url=http://www.mediafire.com/file/lgqjfqjy381ybic/Ice_Rage.zip]Ice Rage[/url][/b] [[b]2[/b]: Chamelenoel: 2]</text:p>
            <text:p>[b]299. [url=https://www.doomworld.com/idgames/levels/doom2/Ports/d-f/dmdjm01]Jagermorder: Chemical Lab[/url][/b] [[b]2[/b]: Soundblock: 2]</text:p>
            <text:p>[b]299. [url=https://www.doomworld.com/idgames/levels/doom2/megawads/kssht]Khorus' Speedy Shit[/url][/b] [[b]2[/b]: Phobus: 2]</text:p>
            <text:p>[b]299. [url=https://www.doomworld.com/idgames/levels/doom2/a-c/bldnight]One Bloody Night[/url][/b] [[b]2[/b]: WH-Wilou84: 1, T-Rex: 1]</text:p>
            <text:p>[b]299. [url=https://www.doomworld.com/forum/topic/85755-rf1024-i-dont-know-whats-going-on-with-this-title-anymore/]Rf 1024[/url][/b] [[b]2[/b]: JudgeDeadd: 2]</text:p>
            <text:p>[b]299. [url=https://www.wad-archive.com/wad/be21919b261d404e694dd19e88bfaea2]Rocket Space Jumping[/url][/b] [[b]2[/b]: Red-XIII: 2]</text:p>
            <text:p>[b]299. [url=https://www.doomworld.com/idgames/levels/doom2/0-9/666]Sector 666[/url][/b] [[b]2[/b]: bzzrak: 2]</text:p>
            <text:p>[b]299. [url=https://www.doomworld.com/idgames/levels/doom2/Ports/megawads/mayhem17]Super MAYhem 17[/url][/b] [[b]2[/b]: Octillion: 2]</text:p>
            <text:p>[b]299. [url=https://www.doomworld.com/idgames/levels/doom2/a-c/aboosysv]System Vices[/url][/b] [[b]2[/b]: Grazza: 2]</text:p>
            <text:p>[b]299. [url=https://www.doomworld.com/idgames/themes/university/trinity2]The Unholy Trinity[/url][/b] [[b]2[/b]: Soundblock: 2]</text:p>
            <text:p>[b]299. [url=https://www.doomworld.com/idgames/levels/doom2/Ports/megawads/thtthren]THT: Threnody[/url][/b] [[b]2[/b]: Doomkid: 2]</text:p>
            <text:p>[b]320. [url=https://www.doomworld.com/idgames/levels/doom2/Ports/a-c/bermuda]Bermuda Triangle[/url][/b] [[b]1[/b]: Doomkid: 1]</text:p>
            <text:p>[b]320. [url=https://www.doomworld.com/idgames/levels/doom2/Ports/a-c/chungus]Big Chungus' Symphony[/url][/b] [[b]1[/b]: Archie550: 1]</text:p>
            <text:p>[b]320. [url=https://www.doomworld.com/idgames/levels/doom2/Ports/a-c/coecits]Castle of Eternal Carrot in the Sky[/url][/b] [[b]1[/b]: Jaws In Space: 1]</text:p>
            <text:p>[b]320. [url=https://www.doomworld.com/idgames/levels/doom/a-c/cleim10]Cleimos[/url][/b] [[b]1[/b]: Soundblock: 1]</text:p>
            <text:p>[b]320. [url=https://www.doomworld.com/idgames/levels/doom2/Ports/a-c/c-shock]Combat Shock[/url][/b] [[b]1[/b]: WH-Wilou84: 1]</text:p>
            <text:p>[b]320. [url=https://www.doomworld.com/idgames/levels/doom/a-c/acheron]Crossing Acheron[/url][/b] [[b]1[/b]: joepallai: 1]</text:p>
            <text:p>[b]320. [url=https://www.doomworld.com/idgames/levels/doom2/a-c/cygnus20]Cygnus IV[/url][/b] [[b]1[/b]: Philnemba: 1]</text:p>
            <text:p>[b]320. [url=https://s3-eu-west-1.amazonaws.com/dtwid/dtwidmus.zip]dtwidmus.wad﻿[/url][/b] [[b]1[/b]: Diabolución: 1]</text:p>
            <text:p>[b]320. [url=https://www.doomworld.com/idgames/levels/doom/megawads/et]Endless Torture[/url][/b] [[b]1[/b]: soner du: 1]</text:p>
            <text:p>[b]320. [url=https://www.doomworld.com/idgames/levels/doom/d-f/eternity]Eternity[/url][/b] [[b]1[/b]: bonnie: 1]</text:p>
            <text:p>[b]320. [url=https://www.doomworld.com/idgames/levels/doom/d-f/extremal]Extremal Doom[/url][/b] [[b]1[/b]: Grazza: 1]</text:p>
            <text:p>[b]320. [url=https://www.doomworld.com/idgames/levels/doom2/deathmatch/megawads/gothicdm]Gothic DM[/url][/b] [[b]1[/b]: Soundblock: 1]</text:p>
            <text:p>[b]320. [url=https://www.doomworld.com/idgames/levels/doom2/deathmatch/Ports/g-i/greenwar]Green War[/url][/b] [[b]1[/b]: joepallai: 1]</text:p>
            <text:p>[b]320. [url=https://doomwiki.org/wiki/Grezzo_2]Grezzo 2[/url][/b] [[b]1[/b]: AnonimVio: 1]</text:p>
            <text:p>[b]320. [url=https://www.doomworld.com/idgames/levels/doom/j-l/lithe2m1]LithE2M1[/url][/b] [[b]1[/b]: bzzrak: 1]</text:p>
            <text:p>[b]320. [url=https://mikestoybox.net/2017/01/04/strange-aeons/]Strange Aeons[/url][/b] [[b]1[/b]: Phobus: 1]</text:p>
            <text:p>[b]320. [url=https://www.doomworld.com/forum/topic/85907-nefertitiwad-6-maps/#comment-1554820]Nefertiti[/url][/b] [[b]1[/b]: NoisyVelvet: 1]</text:p>
            <text:p>[b]320. [url=https://www.doomworld.com/idgames/levels/doom2/m-o/obtic11]Obituary[/url][/b] [[b]1[/b]: T-Rex: 1]</text:p>
            <text:p>[b]320. [url=http://thekinsie.com/reelism/]Reelism[/url][/b] [[b]1[/b]: HUNdebLeonidasX: 1]</text:p>
            <text:p>[b]320. [url=https://www.doomworld.com/idgames/levels/doom2/Ports/s-u/spagheti]Spicy Evil Spaghetti[/url][/b] [[b]1[/b]: everennui: 1]</text:p>
            <text:p>[b]320. [url=https://doomwiki.org/wiki/SQUARES]SQUARES[/url][/b] [[b]1[/b]: STILES: 1]</text:p>
            <text:p>[b]320. [url=https://www.doomworld.com/idgames/levels/doom2/s-u/tdevil2]The Devilz Work[/url][/b] [[b]1[/b]: everennui: 1]</text:p>
            <text:p>[b]320. [url=https://www.doomworld.com/idgames/levels/doom2/megawads/rebirth]The Rebirth[/url][/b] [[b]1[/b]: Malrionn: 1]</text:p>
            <text:p>[b]320. [url=https://www.doomworld.com/idgames/levels/doom2/s-u/ttp-rp]The Troopers' Playground[/url][/b] [[b]1[/b]: T-Rex: 1]</text:p>
            <text:p>[b]320. [url=https://www.doomworld.com/idgames/levels/doom2/megawads/twzone]The Twilight Zone[/url][/b] [[b]1[/b]: T-Rex: 1]</text:p>
            <text:p>[b]320. [url=https://www.doomworld.com/forum/topic/65009-zdoom-the-ultimate-icon-of-sin/]The Ultimate Icon of Sin[/url][/b] [[b]1[/b]: Soundblock: 1]</text:p>
            <text:p>[b]320. [url=https://www.doomworld.com/idgames/levels/doom/megawads/unalign]UnAligned[/url][/b] [[b]1[/b]: yakfak: 1]</text:p>
            <text:p>[b]320. [url=https://www.doomworld.com/files/file/18387-vispire/]Vispire[/url][/b] [[b]1[/b]: NoisyVelvet: 1]</text:p>
            <text:p/>
            <text:p/>
            <text:p>WADs: 347</text:p>
            <text:p>Voters: 115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47" calcext:value-type="string">
            <text:p>WADs: 347</text:p>
          </table:table-cell>
          <table:table-cell table:style-name="ce6" table:formula="of:=&quot;Voters: &quot; &amp; SUMPRODUCT(NOT(ISBLANK([.H2:.AMJ2])))" office:value-type="string" office:string-value="Voters: 115" calcext:value-type="string">
            <text:p>Voters: 115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322" calcext:value-type="float">
            <text:p>632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62" table:number-columns-repeated="902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81" calcext:value-type="float">
            <text:p>281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</text:p>
          </table:table-cell>
          <table:table-cell table:style-name="ce11" table:formula="of:=SUMPRODUCT(NOT(ISBLANK([.H4:.AMJ4])))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90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78" calcext:value-type="float">
            <text:p>27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</text:p>
          </table:table-cell>
          <table:table-cell table:style-name="ce11" table:formula="of:=SUMPRODUCT(NOT(ISBLANK([.H5:.AMJ5]))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0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9" calcext:value-type="float">
            <text:p>249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</text:p>
          </table:table-cell>
          <table:table-cell table:style-name="ce11" table:formula="of:=SUMPRODUCT(NOT(ISBLANK([.H6:.AMJ6])))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49" calcext:value-type="float">
            <text:p>249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</text:p>
          </table:table-cell>
          <table:table-cell table:style-name="ce11" table:formula="of:=SUMPRODUCT(NOT(ISBLANK([.H7:.AMJ7])))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0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37" calcext:value-type="float">
            <text:p>23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</text:p>
          </table:table-cell>
          <table:table-cell table:style-name="ce11" table:formula="of:=SUMPRODUCT(NOT(ISBLANK([.H8:.AMJ8])))" office:value-type="float" office:value="35" calcext:value-type="float">
            <text:p>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0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00" calcext:value-type="float">
            <text:p>20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</text:p>
          </table:table-cell>
          <table:table-cell table:style-name="ce11" table:formula="of:=SUMPRODUCT(NOT(ISBLANK([.H9:.AMJ9])))"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91" calcext:value-type="float">
            <text:p>191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</text:p>
          </table:table-cell>
          <table:table-cell table:style-name="ce11" table:formula="of:=SUMPRODUCT(NOT(ISBLANK([.H10:.AMJ10])))" office:value-type="float" office:value="36" calcext:value-type="float">
            <text:p>3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0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52" calcext:value-type="float">
            <text:p>152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</text:p>
          </table:table-cell>
          <table:table-cell table:style-name="ce11" table:formula="of:=SUMPRODUCT(NOT(ISBLANK([.H11:.AMJ11])))" office:value-type="float" office:value="29" calcext:value-type="float">
            <text:p>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14" calcext:value-type="float">
            <text:p>11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</text:p>
          </table:table-cell>
          <table:table-cell table:style-name="ce11" table:formula="of:=SUMPRODUCT(NOT(ISBLANK([.H12:.AMJ12])))" office:value-type="float" office:value="23" calcext:value-type="float">
            <text:p>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90" calcext:value-type="float">
            <text:p>90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</text:p>
          </table:table-cell>
          <table:table-cell table:style-name="ce11" table:formula="of:=SUMPRODUCT(NOT(ISBLANK([.H16:.AMJ16]))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90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81" calcext:value-type="float">
            <text:p>81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</text:p>
          </table:table-cell>
          <table:table-cell table:style-name="ce11" table:formula="of:=SUMPRODUCT(NOT(ISBLANK([.H17:.AMJ17]))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18:.AMJ18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78" calcext:value-type="float">
            <text:p>78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</text:p>
          </table:table-cell>
          <table:table-cell table:style-name="ce11" table:formula="of:=SUMPRODUCT(NOT(ISBLANK([.H19:.AMJ19])))"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0:.AMJ20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1, roadworx: 2, WH-Wilou84: 4, justsomemusicguy: 8, T-Rex: 9, Woolie Wool: 7, valkiriforce: 6, NaZa: 6, tmorrow: 2, pcorf: 5, DJVCardMaster: 3, Scorpius: 6, I_Punch_Demons: 7" calcext:value-type="string">
            <text:p>ella guro: 1, roadworx: 2, WH-Wilou84: 4, justsomemusicguy: 8, T-Rex: 9, Woolie Wool: 7, valkiriforce: 6, NaZa: 6, tmorrow: 2, pcorf: 5, DJVCardMaster: 3, Scorpius: 6, I_Punch_Demons: 7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2:.AMJ22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63" calcext:value-type="float">
            <text:p>6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JudgeDeadd: 4, ReaperAA: 10, pcorf: 6, Gaia74: 7, Polri: 5, Tartlman: 8, Worm318: 8, Makedounia: 7, I_Punch_Demons: 8" calcext:value-type="string">
            <text:p>JudgeDeadd: 4, ReaperAA: 10, pcorf: 6, Gaia74: 7, Polri: 5, Tartlman: 8, Worm318: 8, Makedounia: 7, I_Punch_Demons: 8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0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0" calcext:value-type="float">
            <text:p>6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, purist: 5, Scorpius: 7, eharper256: 4, SilverMiner: 2" calcext:value-type="string">
            <text:p>Grazza: 7, fveitsi: 5, T-Rex: 5, Roofi: 4, StoneMason: 5, Philnemba: 7, Grain of Salt: 6, tmorrow: 3, purist: 5, Scorpius: 7, eharper256: 4, SilverMiner: 2</text:p>
          </table:table-cell>
          <table:table-cell table:style-name="ce11" table:formula="of:=SUMPRODUCT(NOT(ISBLANK([.H24:.AMJ24])))" office:value-type="float" office:value="12" calcext:value-type="float">
            <text:p>12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7" calcext:value-type="float">
            <text:p>5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Woolie Wool: 5, Greyenko: 9, Altima: 6, ReaperAA: 1, Ziad EL Zein: 5, purist: 5, Polri: 4, CinnamonKilljoy: 7, eharper256: 4" calcext:value-type="string">
            <text:p>Mr. Freeze: 4, Malrionn: 2, MFG38: 4, WH-Wilou84: 1, Woolie Wool: 5, Greyenko: 9, Altima: 6, ReaperAA: 1, Ziad EL Zein: 5, purist: 5, Polri: 4, CinnamonKilljoy: 7, eharper256: 4</text:p>
          </table:table-cell>
          <table:table-cell table:style-name="ce11" table:formula="of:=SUMPRODUCT(NOT(ISBLANK([.H26:.AMJ26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alrionn: 6, JudgeDeadd: 3, Talvi: 4, StoneMason: 10, dylux: 10, m8f: 10, Polri: 5, Ivory Duke: 2, rdwpa: 4" calcext:value-type="string">
            <text:p>Malrionn: 6, JudgeDeadd: 3, Talvi: 4, StoneMason: 10, dylux: 10, m8f: 10, Polri: 5, Ivory Duke: 2, rdwpa: 4</text:p>
          </table:table-cell>
          <table:table-cell table:style-name="ce11" table:formula="of:=SUMPRODUCT(NOT(ISBLANK([.H27:.AMJ27])))" office:value-type="float" office:value="9" calcext:value-type="float">
            <text:p>9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3" calcext:value-type="float">
            <text:p>5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Not Jabba: 5, Vorpal: 5, ella guro: 6, yakfak: 9, Woolie Wool: 1, NoisyVelvet: 1, STILES: 6, Polri: 5, Tartlman: 6, Worm318: 9" calcext:value-type="string">
            <text:p>Not Jabba: 5, Vorpal: 5, ella guro: 6, yakfak: 9, Woolie Wool: 1, NoisyVelvet: 1, STILES: 6, Polri: 5, Tartlman: 6, Worm318: 9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29:.AMJ29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30:.AMJ30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1:.AMJ31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2:.AMJ32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ky: 2, WH-Wilou84: 3, bLOCKbOYgAMES: 8, Woolie Wool: 10, soner du: 9, m8f: 5, termrork: 5, joepallai: 3" calcext:value-type="string">
            <text:p>Sky: 2, WH-Wilou84: 3, bLOCKbOYgAMES: 8, Woolie Wool: 10, soner du: 9, m8f: 5, termrork: 5, joepallai: 3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" calcext:value-type="string">
            <text:p>Not Jabba: 6, Archvile Hunter: 5, antares031: 5, ella guro: 7, JudgeDeadd: 2, Soundblock: 1, Payload4367: 1, Tartlman: 6, I_Punch_Demons: 4, DOEL: 7</text:p>
          </table:table-cell>
          <table:table-cell table:style-name="ce11" table:formula="of:=SUMPRODUCT(NOT(ISBLANK([.H34:.AMJ34])))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0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3" calcext:value-type="float">
            <text:p>43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lrionn: 10, Phobus: 3, HUNdebLeonidasX: 4, Ziad EL Zein: 5, Simomarchi: 5, STILES: 9, Polri: 2, eharper256: 5" calcext:value-type="string">
            <text:p>Malrionn: 10, Phobus: 3, HUNdebLeonidasX: 4, Ziad EL Zein: 5, Simomarchi: 5, STILES: 9, Polri: 2, eharper256: 5</text:p>
          </table:table-cell>
          <table:table-cell table:style-name="ce11" table:formula="of:=SUMPRODUCT(NOT(ISBLANK([.H36:.AMJ36])))" office:value-type="float" office:value="8" calcext:value-type="float">
            <text:p>8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43" calcext:value-type="float">
            <text:p>4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Vorpal: 5, 7hm: 5, T-Rex: 5, Woolie Wool: 6, Greyenko: 1, valkiriforce: 6, Octillion: 6, Polri: 3, CinnamonKilljoy: 3, joepallai: 3" calcext:value-type="string">
            <text:p>Vorpal: 5, 7hm: 5, T-Rex: 5, Woolie Wool: 6, Greyenko: 1, valkiriforce: 6, Octillion: 6, Polri: 3, CinnamonKilljoy: 3, joepallai: 3</text:p>
          </table:table-cell>
          <table:table-cell table:style-name="ce11" table:formula="of:=SUMPRODUCT(NOT(ISBLANK([.H37:.AMJ37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9:.AMJ39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0:.AMJ40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2:.AMJ42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33" calcext:value-type="float">
            <text:p>3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iabolución: 10, 4everDoomed: 4, Jaromir Bergmann: 10, STILES: 2, termrork: 5, Worm318: 2" calcext:value-type="string">
            <text:p>Diabolución: 10, 4everDoomed: 4, Jaromir Bergmann: 10, STILES: 2, termrork: 5, Worm318: 2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2" calcext:value-type="float">
            <text:p>3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2, Altima: 7, NaZa: 2, Poncho: 1, dylux: 5, Ziad EL Zein: 5, Scorpius: 2, Makedounia: 8" calcext:value-type="string">
            <text:p>Not Jabba: 2, Altima: 7, NaZa: 2, Poncho: 1, dylux: 5, Ziad EL Zein: 5, Scorpius: 2, Makedounia: 8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0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29" calcext:value-type="float">
            <text:p>29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6, WH-Wilou84: 3, Talvi: 1, GarrettChan: 7, bemused: 3, Nirvana: 6, Nazgul9: 1, DOEL: 2" calcext:value-type="string">
            <text:p>MFG38: 6, WH-Wilou84: 3, Talvi: 1, GarrettChan: 7, bemused: 3, Nirvana: 6, Nazgul9: 1, DOEL: 2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0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oner du: 8, Philnemba: 8, tmorrow: 2, Red-XIII: 3, joepallai: 1, SilverMiner: 6" calcext:value-type="string">
            <text:p>soner du: 8, Philnemba: 8, tmorrow: 2, Red-XIII: 3, joepallai: 1, SilverMiner: 6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3:.AMJ53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6" calcext:value-type="float">
            <text:p>2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pectra: 9, bLOCKbOYgAMES: 2, GarrettChan: 1, dylux: 6, tmorrow: 2, Polri: 3, SilverMiner: 3" calcext:value-type="string">
            <text:p>Spectra: 9, bLOCKbOYgAMES: 2, GarrettChan: 1, dylux: 6, tmorrow: 2, Polri: 3, SilverMiner: 3</text:p>
          </table:table-cell>
          <table:table-cell table:style-name="ce11" table:formula="of:=SUMPRODUCT(NOT(ISBLANK([.H55:.AMJ55])))" office:value-type="float" office:value="7" calcext:value-type="float">
            <text:p>7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8:.AMJ58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61:.AMJ61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24" calcext:value-type="float">
            <text:p>2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uitardz: 5, purist: 5, termrork: 5, Tartlman: 1, Worm318: 2, DOEL: 6" calcext:value-type="string">
            <text:p>guitardz: 5, purist: 5, termrork: 5, Tartlman: 1, Worm318: 2, DOEL: 6</text:p>
          </table:table-cell>
          <table:table-cell table:style-name="ce11" table:formula="of:=SUMPRODUCT(NOT(ISBLANK([.H65:.AMJ65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9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6:.AMJ66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0:.AMJ70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9" calcext:value-type="float">
            <text:p>19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2, ReaperAA: 5, Worm318: 3, Makedounia: 9" calcext:value-type="string">
            <text:p>TheMightyHeracross: 2, ReaperAA: 5, Worm318: 3, Makedounia: 9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8:.AMJ78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8" calcext:value-type="float">
            <text:p>1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Not Jabba: 1, Grazza: 3, Altima: 4, termrork: 5, SilverMiner: 5" calcext:value-type="string">
            <text:p>Not Jabba: 1, Grazza: 3, Altima: 4, termrork: 5, SilverMiner: 5</text:p>
          </table:table-cell>
          <table:table-cell table:style-name="ce11" table:formula="of:=SUMPRODUCT(NOT(ISBLANK([.H80:.AMJ80]))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7" calcext:value-type="float">
            <text:p>17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niriA: 9, rdwpa: 8" calcext:value-type="string">
            <text:p>OniriA: 9, rdwpa: 8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Not Jabba: 5, Sky: 6, ax34: 5" calcext:value-type="string">
            <text:p>Not Jabba: 5, Sky: 6, ax34: 5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7:.AMJ87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8:.AMJ88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d: 5, Graf Zahl: 1, SilverMiner: 10" calcext:value-type="string">
            <text:p>Ed: 5, Graf Zahl: 1, SilverMiner: 10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0:.AMJ90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1:.AMJ91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3:.AMJ93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5" calcext:value-type="float">
            <text:p>15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Graf Zahl: 4, Woolie Wool: 9, joepallai: 2" calcext:value-type="string">
            <text:p>Graf Zahl: 4, Woolie Wool: 9, joepallai: 2</text:p>
          </table:table-cell>
          <table:table-cell table:style-name="ce11" table:formula="of:=SUMPRODUCT(NOT(ISBLANK([.H94:.AMJ94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5:.AMJ95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7:.AMJ97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4:.AMJ104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05:.AMJ105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06:.AMJ10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4" calcext:value-type="float">
            <text:p>104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107:.AMJ107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4" calcext:value-type="float">
            <text:p>104</text:p>
          </table:table-cell>
          <table:table-cell table:formula="of:=SUM([.H108:.AMJ108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08:.AMJ10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4" calcext:value-type="float">
            <text:p>104</text:p>
          </table:table-cell>
          <table:table-cell table:formula="of:=SUM([.H109:.AMJ109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4" calcext:value-type="float">
            <text:p>104</text:p>
          </table:table-cell>
          <table:table-cell table:formula="of:=SUM([.H110:.AMJ11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yakfak: 7, m8f: 4" calcext:value-type="string">
            <text:p>yakfak: 7, m8f: 4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4" calcext:value-type="float">
            <text:p>104</text:p>
          </table:table-cell>
          <table:table-cell table:formula="of:=SUM([.H111:.AMJ11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ky: 10, tchkb: 1" calcext:value-type="string">
            <text:p>Sky: 10, tchkb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4" calcext:value-type="float">
            <text:p>104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12:.AMJ11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4" calcext:value-type="float">
            <text:p>104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ylux: 7, eharper256: 4" calcext:value-type="string">
            <text:p>dylux: 7, eharper256: 4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4" calcext:value-type="float">
            <text:p>104</text:p>
          </table:table-cell>
          <table:table-cell table:formula="of:=SUM([.H114:.AMJ114])" office:value-type="float" office:value="11" calcext:value-type="float">
            <text:p>11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4" calcext:value-type="float">
            <text:p>104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pectra: 8, Makedounia: 3" calcext:value-type="string">
            <text:p>Spectra: 8, Makedounia: 3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4" calcext:value-type="float">
            <text:p>104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4" calcext:value-type="float">
            <text:p>104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4" calcext:value-type="float">
            <text:p>104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Woolie Wool: 4, tmorrow: 2, eharper256: 5" calcext:value-type="string">
            <text:p>Woolie Wool: 4, tmorrow: 2, eharper256: 5</text:p>
          </table:table-cell>
          <table:table-cell table:style-name="ce11" table:formula="of:=SUMPRODUCT(NOT(ISBLANK([.H118:.AMJ118])))" office:value-type="float" office:value="3" calcext:value-type="float">
            <text:p>3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4" calcext:value-type="float">
            <text:p>104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4:.AMJ124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5:.AMJ125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bonnie: 10" calcext:value-type="string">
            <text:p>bonnie: 10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Nancsi: 10" calcext:value-type="string">
            <text:p>Nancsi: 10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guitardz: 10" calcext:value-type="string">
            <text:p>guitardz: 10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8" calcext:value-type="float">
            <text:p>128</text:p>
          </table:table-cell>
          <table:table-cell table:formula="of:=SUM([.H131:.AMJ13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xmanium: 9" calcext:value-type="string">
            <text:p>maxmanium: 9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8" calcext:value-type="float">
            <text:p>128</text:p>
          </table:table-cell>
          <table:table-cell table:formula="of:=SUM([.H132:.AMJ13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8" calcext:value-type="float">
            <text:p>128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8" calcext:value-type="float">
            <text:p>128</text:p>
          </table:table-cell>
          <table:table-cell table:formula="of:=SUM([.H134:.AMJ134])" office:value-type="float" office:value="9" calcext:value-type="float">
            <text:p>9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dwpa: 9" calcext:value-type="string">
            <text:p>rdwpa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90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8" calcext:value-type="float">
            <text:p>128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8" calcext:value-type="float">
            <text:p>128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8" calcext:value-type="float">
            <text:p>128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bzzrak: 9" calcext:value-type="string">
            <text:p>bzzrak: 9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8" calcext:value-type="float">
            <text:p>128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Voltcom9: 9" calcext:value-type="string">
            <text:p>Voltcom9: 9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8" calcext:value-type="float">
            <text:p>128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yperLuke: 9" calcext:value-type="string">
            <text:p>HyperLuke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8" calcext:value-type="float">
            <text:p>128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oofi: 9" calcext:value-type="string">
            <text:p>Roofi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8" calcext:value-type="float">
            <text:p>128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8" calcext:value-type="float">
            <text:p>128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Graf Zahl: 9" calcext:value-type="string">
            <text:p>Graf Zahl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8" calcext:value-type="float">
            <text:p>128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3:.AMJ143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8" calcext:value-type="float">
            <text:p>128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paul27: 9" calcext:value-type="string">
            <text:p>Apaul27: 9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8" calcext:value-type="float">
            <text:p>128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5:.AMJ145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8" calcext:value-type="float">
            <text:p>128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Jaromir Bergmann: 6, Payload4367: 3" calcext:value-type="string">
            <text:p>Jaromir Bergmann: 6, Payload4367: 3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8" calcext:value-type="float">
            <text:p>128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FG38: 9" calcext:value-type="string">
            <text:p>MFG38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8" calcext:value-type="float">
            <text:p>128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50:.AMJ150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1:.AMJ151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orenz0: 8" calcext:value-type="string">
            <text:p>Lorenz0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AnonimVio: 8" calcext:value-type="string">
            <text:p>AnonimVio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6:.AMJ156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bemused: 8" calcext:value-type="string">
            <text:p>bemused: 8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zzrak: 8" calcext:value-type="string">
            <text:p>bzzrak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raf Zahl: 8" calcext:value-type="string">
            <text:p>Graf Zahl: 8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3:.AMJ16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oofi: 8" calcext:value-type="string">
            <text:p>Roofi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3" calcext:value-type="float">
            <text:p>163</text:p>
          </table:table-cell>
          <table:table-cell table:formula="of:=SUM([.H166:.AMJ166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3" calcext:value-type="float">
            <text:p>163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3" calcext:value-type="float">
            <text:p>163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7hm: 7" calcext:value-type="string">
            <text:p>7hm: 7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3" calcext:value-type="float">
            <text:p>163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bzzrak: 7" calcext:value-type="string">
            <text:p>bzzrak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3" calcext:value-type="float">
            <text:p>163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raf Zahl: 7" calcext:value-type="string">
            <text:p>Graf Zahl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3" calcext:value-type="float">
            <text:p>163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3" calcext:value-type="float">
            <text:p>163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vory Duke: 7" calcext:value-type="string">
            <text:p>Ivory Duke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90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3" calcext:value-type="float">
            <text:p>163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3:.AMJ17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3" calcext:value-type="float">
            <text:p>163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3" calcext:value-type="float">
            <text:p>163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Nirvana: 7" calcext:value-type="string">
            <text:p>Nirvana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3" calcext:value-type="float">
            <text:p>163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3" calcext:value-type="float">
            <text:p>163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echnoDoomed1: 7" calcext:value-type="string">
            <text:p>TechnoDoomed1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3" calcext:value-type="float">
            <text:p>163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AnonimVio: 7" calcext:value-type="string">
            <text:p>AnonimVio: 7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3" calcext:value-type="float">
            <text:p>163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oofi: 7" calcext:value-type="string">
            <text:p>Roofi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3" calcext:value-type="float">
            <text:p>163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7hm: 7" calcext:value-type="string">
            <text:p>7hm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3" calcext:value-type="float">
            <text:p>163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pectra: 7" calcext:value-type="string">
            <text:p>Spectra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3" calcext:value-type="float">
            <text:p>163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rain of Salt: 7" calcext:value-type="string">
            <text:p>Grain of Salt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3" calcext:value-type="float">
            <text:p>163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3:.AMJ183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3" calcext:value-type="float">
            <text:p>163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Phobus: 7" calcext:value-type="string">
            <text:p>Phobus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Budoka: 6" calcext:value-type="string">
            <text:p>Budoka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ltcom9: 6" calcext:value-type="string">
            <text:p>Voltcom9: 6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lphis: 6" calcext:value-type="string">
            <text:p>Ralphis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zzrak: 6" calcext:value-type="string">
            <text:p>bzzrak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89:.AMJ18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lphis: 6" calcext:value-type="string">
            <text:p>Ralphis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ky: 1, bzzrak: 5" calcext:value-type="string">
            <text:p>Sky: 1, bzzrak: 5</text:p>
          </table:table-cell>
          <table:table-cell table:style-name="ce11" table:formula="of:=SUMPRODUCT(NOT(ISBLANK([.H191:.AMJ19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lphis: 6" calcext:value-type="string">
            <text:p>Ralphis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pcorf: 6" calcext:value-type="string">
            <text:p>pcorf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4:.AMJ19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yperLuke: 6" calcext:value-type="string">
            <text:p>HyperLuke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antares031: 6" calcext:value-type="string">
            <text:p>antares031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OniriA: 6" calcext:value-type="string">
            <text:p>OniriA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undblock: 6" calcext:value-type="string">
            <text:p>Soundblock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axmanium: 6" calcext:value-type="string">
            <text:p>maxmanium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antares031: 6" calcext:value-type="string">
            <text:p>antares031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lphis: 6" calcext:value-type="string">
            <text:p>Ralphis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4everDoomed: 6" calcext:value-type="string">
            <text:p>4everDoomed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AnonimVio: 6" calcext:value-type="string">
            <text:p>AnonimVio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lphis: 6" calcext:value-type="string">
            <text:p>Ralphis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pectre01: 6" calcext:value-type="string">
            <text:p>Spectre01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3" calcext:value-type="float">
            <text:p>203</text:p>
          </table:table-cell>
          <table:table-cell table:formula="of:=SUM([.H206:.AMJ206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5" calcext:value-type="string">
            <text:p>eharper256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3" calcext:value-type="float">
            <text:p>203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ince-wind: 5" calcext:value-type="string">
            <text:p>Rince-wind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3" calcext:value-type="float">
            <text:p>203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eharper256: 5" calcext:value-type="string">
            <text:p>eharper256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3" calcext:value-type="float">
            <text:p>203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Diabolución: 5" calcext:value-type="string">
            <text:p>Diabolución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3" calcext:value-type="float">
            <text:p>203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joepallai: 5" calcext:value-type="string">
            <text:p>joepallai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3" calcext:value-type="float">
            <text:p>203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3" calcext:value-type="float">
            <text:p>203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oundblock: 5" calcext:value-type="string">
            <text:p>Soundblock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3" calcext:value-type="float">
            <text:p>203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3" calcext:value-type="float">
            <text:p>203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14:.AMJ21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3" calcext:value-type="float">
            <text:p>203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UNdebLeonidasX: 5" calcext:value-type="string">
            <text:p>HUNdebLeonidasX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3" calcext:value-type="float">
            <text:p>203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3" calcext:value-type="float">
            <text:p>203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orpal: 5" calcext:value-type="string">
            <text:p>Vorpa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3" calcext:value-type="float">
            <text:p>203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Diabolución: 5" calcext:value-type="string">
            <text:p>Diabolución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3" calcext:value-type="float">
            <text:p>203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8f: 5" calcext:value-type="string">
            <text:p>m8f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3" calcext:value-type="float">
            <text:p>203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Doomkid: 5" calcext:value-type="string">
            <text:p>Doomkid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3" calcext:value-type="float">
            <text:p>203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ince-wind: 5" calcext:value-type="string">
            <text:p>Rince-wind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3" calcext:value-type="float">
            <text:p>203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2:.AMJ222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3" calcext:value-type="float">
            <text:p>203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Graf Zahl: 5" calcext:value-type="string">
            <text:p>Graf Zah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3" calcext:value-type="float">
            <text:p>203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Bryan T: 5" calcext:value-type="string">
            <text:p>Bryan T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3" calcext:value-type="float">
            <text:p>203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Ed: 5" calcext:value-type="string">
            <text:p>Ed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3" calcext:value-type="float">
            <text:p>203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Grazza: 5" calcext:value-type="string">
            <text:p>Grazza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3" calcext:value-type="float">
            <text:p>203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pectra: 5" calcext:value-type="string">
            <text:p>Spectra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3" calcext:value-type="float">
            <text:p>203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oofi: 5" calcext:value-type="string">
            <text:p>Roofi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3" calcext:value-type="float">
            <text:p>203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Vorpal: 5" calcext:value-type="string">
            <text:p>Vorpal: 5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3" calcext:value-type="float">
            <text:p>203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Apaul27: 5" calcext:value-type="string">
            <text:p>Apaul27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3" calcext:value-type="float">
            <text:p>203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Vorpal: 5" calcext:value-type="string">
            <text:p>Vorpal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3" calcext:value-type="float">
            <text:p>203</text:p>
          </table:table-cell>
          <table:table-cell table:formula="of:=SUM([.H232:.AMJ232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termrork: 5" calcext:value-type="string">
            <text:p>termrork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3" calcext:value-type="float">
            <text:p>203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Rince-wind: 5" calcext:value-type="string">
            <text:p>Rince-wind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3" calcext:value-type="float">
            <text:p>203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3" calcext:value-type="float">
            <text:p>203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Diabolución: 5" calcext:value-type="string">
            <text:p>Diabolución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3" calcext:value-type="float">
            <text:p>203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4everDoomed: 5" calcext:value-type="string">
            <text:p>4everDoomed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3" calcext:value-type="float">
            <text:p>203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Diabolución: 5" calcext:value-type="string">
            <text:p>Diabolución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3" calcext:value-type="float">
            <text:p>203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d: 5" calcext:value-type="string">
            <text:p>Ed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3" calcext:value-type="float">
            <text:p>203</text:p>
          </table:table-cell>
          <table:table-cell table:formula="of:=SUM([.H239:.AMJ239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3" calcext:value-type="float">
            <text:p>203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Vorpal: 5" calcext:value-type="string">
            <text:p>Vorpal: 5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3" calcext:value-type="float">
            <text:p>203</text:p>
          </table:table-cell>
          <table:table-cell table:formula="of:=SUM([.H241:.AMJ241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3" calcext:value-type="float">
            <text:p>203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HyperLuke: 5" calcext:value-type="string">
            <text:p>HyperLuke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3" calcext:value-type="float">
            <text:p>203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Nancsi: 5" calcext:value-type="string">
            <text:p>Nancsi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3" calcext:value-type="float">
            <text:p>203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44:.AMJ244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2" calcext:value-type="float">
            <text:p>242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2" calcext:value-type="float">
            <text:p>242</text:p>
          </table:table-cell>
          <table:table-cell table:formula="of:=SUM([.H246:.AMJ246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Paul977: 4" calcext:value-type="string">
            <text:p>Paul977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2" calcext:value-type="float">
            <text:p>242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2" calcext:value-type="float">
            <text:p>242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eharper256: 4" calcext:value-type="string">
            <text:p>eharper256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2" calcext:value-type="float">
            <text:p>242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49:.AMJ24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2" calcext:value-type="float">
            <text:p>242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4" calcext:value-type="string">
            <text:p>Paul977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2" calcext:value-type="float">
            <text:p>242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oundblock: 4" calcext:value-type="string">
            <text:p>Soundblock: 4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2" calcext:value-type="float">
            <text:p>242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52:.AMJ25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2" calcext:value-type="float">
            <text:p>242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Gaia74: 4" calcext:value-type="string">
            <text:p>Gaia74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2" calcext:value-type="float">
            <text:p>242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2" calcext:value-type="float">
            <text:p>242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AnonimVio: 4" calcext:value-type="string">
            <text:p>AnonimVio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2" calcext:value-type="float">
            <text:p>242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TheNerdTurtle2: 4" calcext:value-type="string">
            <text:p>TheNerdTurtle2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2" calcext:value-type="float">
            <text:p>242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NuMetalManiak: 4" calcext:value-type="string">
            <text:p>NuMetalManiak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2" calcext:value-type="float">
            <text:p>242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m8f: 4" calcext:value-type="string">
            <text:p>m8f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2" calcext:value-type="float">
            <text:p>242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2" calcext:value-type="float">
            <text:p>242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0:.AMJ260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2" calcext:value-type="float">
            <text:p>242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2" calcext:value-type="float">
            <text:p>242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LOCKbOYgAMES: 4" calcext:value-type="string">
            <text:p>bLOCKbOYgAMES: 4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2" calcext:value-type="float">
            <text:p>242</text:p>
          </table:table-cell>
          <table:table-cell table:formula="of:=SUM([.H263:.AMJ263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Nazgul9: 4" calcext:value-type="string">
            <text:p>Nazgul9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2" calcext:value-type="float">
            <text:p>242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2" calcext:value-type="float">
            <text:p>242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65:.AMJ26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2" calcext:value-type="float">
            <text:p>242</text:p>
          </table:table-cell>
          <table:table-cell table:formula="of:=SUM([.H266:.AMJ266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eharper256: 4" calcext:value-type="string">
            <text:p>eharper256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2" calcext:value-type="float">
            <text:p>242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Sky: 4" calcext:value-type="string">
            <text:p>Sky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2" calcext:value-type="float">
            <text:p>242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4everDoomed: 4" calcext:value-type="string">
            <text:p>4everDoomed: 4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2" calcext:value-type="float">
            <text:p>242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Grazza: 4" calcext:value-type="string">
            <text:p>Grazza: 4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2" calcext:value-type="float">
            <text:p>242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zzrak: 4" calcext:value-type="string">
            <text:p>bzzrak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2" calcext:value-type="float">
            <text:p>242</text:p>
          </table:table-cell>
          <table:table-cell table:formula="of:=SUM([.H271:.AMJ27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Spectra: 4" calcext:value-type="string">
            <text:p>Spectra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9" calcext:value-type="float">
            <text:p>269</text:p>
          </table:table-cell>
          <table:table-cell table:formula="of:=SUM([.H272:.AMJ27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Apaul27: 3" calcext:value-type="string">
            <text:p>Apaul27: 3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9" calcext:value-type="float">
            <text:p>269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Soundblock: 3" calcext:value-type="string">
            <text:p>Soundblock: 3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9" calcext:value-type="float">
            <text:p>269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Dragonfly: 3" calcext:value-type="string">
            <text:p>Dragonfly: 3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9" calcext:value-type="float">
            <text:p>269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NoisyVelvet: 3" calcext:value-type="string">
            <text:p>NoisyVelvet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9" calcext:value-type="float">
            <text:p>269</text:p>
          </table:table-cell>
          <table:table-cell table:formula="of:=SUM([.H276:.AMJ27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Graf Zahl: 3" calcext:value-type="string">
            <text:p>Graf Zahl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9" calcext:value-type="float">
            <text:p>269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9" calcext:value-type="float">
            <text:p>269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Paul977: 3" calcext:value-type="string">
            <text:p>Paul977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9" calcext:value-type="float">
            <text:p>269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Paul977: 3" calcext:value-type="string">
            <text:p>Paul977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9" calcext:value-type="float">
            <text:p>269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Paul977: 3" calcext:value-type="string">
            <text:p>Paul97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9" calcext:value-type="float">
            <text:p>269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9" calcext:value-type="float">
            <text:p>269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Mr. Freeze: 3" calcext:value-type="string">
            <text:p>Mr. Freeze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9" calcext:value-type="float">
            <text:p>269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Archie550: 3" calcext:value-type="string">
            <text:p>Archie550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9" calcext:value-type="float">
            <text:p>269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84:.AMJ28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9" calcext:value-type="float">
            <text:p>269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Nirvana: 3" calcext:value-type="string">
            <text:p>Nirvana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9" calcext:value-type="float">
            <text:p>269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Roofi: 1, I_Punch_Demons: 2" calcext:value-type="string">
            <text:p>Roofi: 1, I_Punch_Demons: 2</text:p>
          </table:table-cell>
          <table:table-cell table:style-name="ce11" table:formula="of:=SUMPRODUCT(NOT(ISBLANK([.H286:.AMJ286])))" office:value-type="float" office:value="2" calcext:value-type="float">
            <text:p>2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9" calcext:value-type="float">
            <text:p>269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Chamelenoel: 3" calcext:value-type="string">
            <text:p>Chamelenoel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9" calcext:value-type="float">
            <text:p>269</text:p>
          </table:table-cell>
          <table:table-cell table:formula="of:=SUM([.H288:.AMJ288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Red-XIII: 3" calcext:value-type="string">
            <text:p>Red-XIII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9" calcext:value-type="float">
            <text:p>269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MFG38: 3" calcext:value-type="string">
            <text:p>MFG38: 3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9" calcext:value-type="float">
            <text:p>269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9" calcext:value-type="float">
            <text:p>269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Jaws In Space: 3" calcext:value-type="string">
            <text:p>Jaws In Space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9" calcext:value-type="float">
            <text:p>269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Bryan T: 3" calcext:value-type="string">
            <text:p>Bryan T: 3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9" calcext:value-type="float">
            <text:p>269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93:.AMJ293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9" calcext:value-type="float">
            <text:p>269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9" calcext:value-type="float">
            <text:p>269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295:.AMJ295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9" calcext:value-type="float">
            <text:p>269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9" calcext:value-type="float">
            <text:p>269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STILES: 3" calcext:value-type="string">
            <text:p>STILES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9" calcext:value-type="float">
            <text:p>269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bzzrak: 3" calcext:value-type="string">
            <text:p>bzzrak: 3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9" calcext:value-type="float">
            <text:p>269</text:p>
          </table:table-cell>
          <table:table-cell table:formula="of:=SUM([.H299:.AMJ299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Diabolución: 3" calcext:value-type="string">
            <text:p>Diabolución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9" calcext:value-type="float">
            <text:p>269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AnonimVio: 3" calcext:value-type="string">
            <text:p>AnonimVio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9" calcext:value-type="float">
            <text:p>269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Doomkid: 3" calcext:value-type="string">
            <text:p>Doomkid: 3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9" calcext:value-type="float">
            <text:p>299</text:p>
          </table:table-cell>
          <table:table-cell table:formula="of:=SUM([.H302:.AMJ302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TheNerdTurtle2: 2" calcext:value-type="string">
            <text:p>TheNerdTurtle2: 2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9" calcext:value-type="float">
            <text:p>299</text:p>
          </table:table-cell>
          <table:table-cell table:formula="of:=SUM([.H303:.AMJ303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Roofi: 2" calcext:value-type="string">
            <text:p>Roofi: 2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9" calcext:value-type="float">
            <text:p>299</text:p>
          </table:table-cell>
          <table:table-cell table:formula="of:=SUM([.H304:.AMJ304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AnonimVio: 2" calcext:value-type="string">
            <text:p>AnonimVio: 2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9" calcext:value-type="float">
            <text:p>299</text:p>
          </table:table-cell>
          <table:table-cell table:formula="of:=SUM([.H305:.AMJ305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9" calcext:value-type="float">
            <text:p>299</text:p>
          </table:table-cell>
          <table:table-cell table:formula="of:=SUM([.H306:.AMJ306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kid: 2" calcext:value-type="string">
            <text:p>Doomkid: 2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9" calcext:value-type="float">
            <text:p>299</text:p>
          </table:table-cell>
          <table:table-cell table:formula="of:=SUM([.H307:.AMJ30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ella guro: 2" calcext:value-type="string">
            <text:p>ella guro: 2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9" calcext:value-type="float">
            <text:p>299</text:p>
          </table:table-cell>
          <table:table-cell table:formula="of:=SUM([.H308:.AMJ30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HUNdebLeonidasX: 2" calcext:value-type="string">
            <text:p>HUNdebLeonidasX: 2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9" calcext:value-type="float">
            <text:p>299</text:p>
          </table:table-cell>
          <table:table-cell table:formula="of:=SUM([.H309:.AMJ30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valkiriforce: 2" calcext:value-type="string">
            <text:p>valkiriforce: 2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9" calcext:value-type="float">
            <text:p>299</text:p>
          </table:table-cell>
          <table:table-cell table:formula="of:=SUM([.H310:.AMJ31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Odal: 2" calcext:value-type="string">
            <text:p>Odal: 2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9" calcext:value-type="float">
            <text:p>299</text:p>
          </table:table-cell>
          <table:table-cell table:formula="of:=SUM([.H311:.AMJ311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JudgeDeadd: 2" calcext:value-type="string">
            <text:p>JudgeDeadd: 2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9" calcext:value-type="float">
            <text:p>299</text:p>
          </table:table-cell>
          <table:table-cell table:formula="of:=SUM([.H312:.AMJ31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Chamelenoel: 2" calcext:value-type="string">
            <text:p>Chamelenoel: 2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9" calcext:value-type="float">
            <text:p>299</text:p>
          </table:table-cell>
          <table:table-cell table:formula="of:=SUM([.H313:.AMJ31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Soundblock: 2" calcext:value-type="string">
            <text:p>Soundblock: 2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9" calcext:value-type="float">
            <text:p>299</text:p>
          </table:table-cell>
          <table:table-cell table:formula="of:=SUM([.H314:.AMJ31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Phobus: 2" calcext:value-type="string">
            <text:p>Phobus: 2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9" calcext:value-type="float">
            <text:p>299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15:.AMJ31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9" calcext:value-type="float">
            <text:p>299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JudgeDeadd: 2" calcext:value-type="string">
            <text:p>JudgeDeadd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9" calcext:value-type="float">
            <text:p>299</text:p>
          </table:table-cell>
          <table:table-cell table:formula="of:=SUM([.H317:.AMJ317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Red-XIII: 2" calcext:value-type="string">
            <text:p>Red-XIII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9" calcext:value-type="float">
            <text:p>299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bzzrak: 2" calcext:value-type="string">
            <text:p>bzzrak: 2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9" calcext:value-type="float">
            <text:p>299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Octillion: 2" calcext:value-type="string">
            <text:p>Octillion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9" calcext:value-type="float">
            <text:p>299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Grazza: 2" calcext:value-type="string">
            <text:p>Grazza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9" calcext:value-type="float">
            <text:p>299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Soundblock: 2" calcext:value-type="string">
            <text:p>Soundblock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9" calcext:value-type="float">
            <text:p>299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Doomkid: 2" calcext:value-type="string">
            <text:p>Doomkid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20" calcext:value-type="float">
            <text:p>320</text:p>
          </table:table-cell>
          <table:table-cell table:formula="of:=SUM([.H323:.AMJ323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Doomkid: 1" calcext:value-type="string">
            <text:p>Doomkid: 1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20" calcext:value-type="float">
            <text:p>320</text:p>
          </table:table-cell>
          <table:table-cell table:formula="of:=SUM([.H324:.AMJ324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Archie550: 1" calcext:value-type="string">
            <text:p>Archie550: 1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20" calcext:value-type="float">
            <text:p>320</text:p>
          </table:table-cell>
          <table:table-cell table:formula="of:=SUM([.H325:.AMJ325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aws In Space: 1" calcext:value-type="string">
            <text:p>Jaws In Space: 1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20" calcext:value-type="float">
            <text:p>320</text:p>
          </table:table-cell>
          <table:table-cell table:formula="of:=SUM([.H326:.AMJ326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Soundblock: 1" calcext:value-type="string">
            <text:p>Soundblock: 1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0" calcext:value-type="float">
            <text:p>320</text:p>
          </table:table-cell>
          <table:table-cell table:formula="of:=SUM([.H327:.AMJ327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WH-Wilou84: 1" calcext:value-type="string">
            <text:p>WH-Wilou84: 1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0" calcext:value-type="float">
            <text:p>320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joepallai: 1" calcext:value-type="string">
            <text:p>joepallai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0" calcext:value-type="float">
            <text:p>320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Philnemba: 1" calcext:value-type="string">
            <text:p>Philnemba: 1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0" calcext:value-type="float">
            <text:p>320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Diabolución: 1" calcext:value-type="string">
            <text:p>Diabolución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0" calcext:value-type="float">
            <text:p>320</text:p>
          </table:table-cell>
          <table:table-cell table:formula="of:=SUM([.H331:.AMJ331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soner du: 1" calcext:value-type="string">
            <text:p>soner du: 1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0" calcext:value-type="float">
            <text:p>320</text:p>
          </table:table-cell>
          <table:table-cell table:formula="of:=SUM([.H332:.AMJ332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onnie: 1" calcext:value-type="string">
            <text:p>bonnie: 1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0" calcext:value-type="float">
            <text:p>320</text:p>
          </table:table-cell>
          <table:table-cell table:formula="of:=SUM([.H333:.AMJ333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Grazza: 1" calcext:value-type="string">
            <text:p>Grazza: 1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0" calcext:value-type="float">
            <text:p>320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Soundblock: 1" calcext:value-type="string">
            <text:p>Soundblock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0" calcext:value-type="float">
            <text:p>320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joepallai: 1" calcext:value-type="string">
            <text:p>joepallai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0" calcext:value-type="float">
            <text:p>320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AnonimVio: 1" calcext:value-type="string">
            <text:p>AnonimVio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0" calcext:value-type="float">
            <text:p>320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bzzrak: 1" calcext:value-type="string">
            <text:p>bzzrak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0" calcext:value-type="float">
            <text:p>320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Phobus: 1" calcext:value-type="string">
            <text:p>Phobus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0" calcext:value-type="float">
            <text:p>320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NoisyVelvet: 1" calcext:value-type="string">
            <text:p>NoisyVelvet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0" calcext:value-type="float">
            <text:p>320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T-Rex: 1" calcext:value-type="string">
            <text:p>T-Rex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0" calcext:value-type="float">
            <text:p>320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HUNdebLeonidasX: 1" calcext:value-type="string">
            <text:p>HUNdebLeonidasX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0" calcext:value-type="float">
            <text:p>320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everennui: 1" calcext:value-type="string">
            <text:p>everennu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0" calcext:value-type="float">
            <text:p>320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STILES: 1" calcext:value-type="string">
            <text:p>STILES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0" calcext:value-type="float">
            <text:p>320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everennui: 1" calcext:value-type="string">
            <text:p>everennui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0" calcext:value-type="float">
            <text:p>320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Malrionn: 1" calcext:value-type="string">
            <text:p>Malrionn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0" calcext:value-type="float">
            <text:p>320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T-Rex: 1" calcext:value-type="string">
            <text:p>T-Rex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0" calcext:value-type="float">
            <text:p>320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T-Rex: 1" calcext:value-type="string">
            <text:p>T-Rex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0" calcext:value-type="float">
            <text:p>320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Soundblock: 1" calcext:value-type="string">
            <text:p>Soundblock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0" calcext:value-type="float">
            <text:p>320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yakfak: 1" calcext:value-type="string">
            <text:p>yakfak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0" calcext:value-type="float">
            <text:p>320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NoisyVelvet: 1" calcext:value-type="string">
            <text:p>NoisyVelvet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8" calcext:value-type="float">
            <text:p>348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8" calcext:value-type="float">
            <text:p>348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8" calcext:value-type="float">
            <text:p>348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8" calcext:value-type="float">
            <text:p>348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8" calcext:value-type="float">
            <text:p>348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8" calcext:value-type="float">
            <text:p>348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8" calcext:value-type="float">
            <text:p>348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8" calcext:value-type="float">
            <text:p>348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8" calcext:value-type="float">
            <text:p>348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8" calcext:value-type="float">
            <text:p>348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8" calcext:value-type="float">
            <text:p>348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8" calcext:value-type="float">
            <text:p>348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8" calcext:value-type="float">
            <text:p>348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8" calcext:value-type="float">
            <text:p>348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8" calcext:value-type="float">
            <text:p>348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8" calcext:value-type="float">
            <text:p>348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8" calcext:value-type="float">
            <text:p>348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8" calcext:value-type="float">
            <text:p>348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8" calcext:value-type="float">
            <text:p>348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8" calcext:value-type="float">
            <text:p>348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8" calcext:value-type="float">
            <text:p>348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8" calcext:value-type="float">
            <text:p>348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8" calcext:value-type="float">
            <text:p>348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8" calcext:value-type="float">
            <text:p>348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8" calcext:value-type="float">
            <text:p>348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8" calcext:value-type="float">
            <text:p>348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8" calcext:value-type="float">
            <text:p>348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8" calcext:value-type="float">
            <text:p>348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8" calcext:value-type="float">
            <text:p>348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8" calcext:value-type="float">
            <text:p>348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48" calcext:value-type="float">
            <text:p>348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48" calcext:value-type="float">
            <text:p>348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48" calcext:value-type="float">
            <text:p>348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48" calcext:value-type="float">
            <text:p>348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48" calcext:value-type="float">
            <text:p>348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48" calcext:value-type="float">
            <text:p>348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48" calcext:value-type="float">
            <text:p>348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48" calcext:value-type="float">
            <text:p>348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48" calcext:value-type="float">
            <text:p>348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48" calcext:value-type="float">
            <text:p>348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48" calcext:value-type="float">
            <text:p>348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48" calcext:value-type="float">
            <text:p>348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48" calcext:value-type="float">
            <text:p>348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48" calcext:value-type="float">
            <text:p>348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48" calcext:value-type="float">
            <text:p>348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48" calcext:value-type="float">
            <text:p>348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48" calcext:value-type="float">
            <text:p>348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48" calcext:value-type="float">
            <text:p>348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48" calcext:value-type="float">
            <text:p>348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48" calcext:value-type="float">
            <text:p>348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48" calcext:value-type="float">
            <text:p>348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48" calcext:value-type="float">
            <text:p>348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48" calcext:value-type="float">
            <text:p>348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" calcext:value-type="string">
            <text:p>[b]1. [url=https://www.doomworld.com/idgames/levels/doom2/Ports/megawads/scythe2]Scythe 2[/url][/b] [[b]281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" calcext:value-type="string">
            <text:p>[b]2. [url=https://www.doomworld.com/idgames/levels/doom2/megawads/av]Alien Vendetta[/url][/b] [[b]27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" calcext:value-type="string">
            <text:p>[b]3. [url=https://www.doomworld.com/idgames/levels/doom2/Ports/megawads/aaliens]Ancient Aliens[/url][/b] [[b]249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" calcext:value-type="string">
            <text:p>[b]3. [url=https://www.doomworld.com/idgames/levels/doom2/megawads/scythe]Scythe[/url][/b] [[b]249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" calcext:value-type="string">
            <text:p>[b]5. [url=https://www.doomworld.com/idgames/levels/doom2/Ports/megawads/valiant]Valiant[/url][/b] [[b]23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" calcext:value-type="string">
            <text:p>[b]6. [url=https://www.doomworld.com/idgames/levels/doom2/Ports/megawads/sunlust]Sunlust[/url][/b] [[b]20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" calcext:value-type="string">
            <text:p>[b]7. [url=https://www.doomworld.com/idgames/levels/doom2/megawads/btsx_e1]Back to Saturn X E1: Get Out of My Stations[/url][/b] [[b]19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" calcext:value-type="string">
            <text:p>[b]8. [url=https://www.doomworld.com/idgames/levels/doom2/megawads/pl2]Plutonia 2[/url][/b] [[b]152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, SilverMiner: 8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" calcext:value-type="string">
            <text:p>[b]9. [url=https://www.doomworld.com/idgames/levels/doom2/Ports/megawads/gd]Going Down[/url][/b] [[b]114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" calcext:value-type="string">
            <text:p>[b]13. [url=https://www.doomworld.com/idgames/themes/hr/hr2final]Hell Revealed II[/url][/b] [[b]90[/b]: 42PercentHealth: 7, Mr. Freeze: 1, NuMetalManiak: 1, WH-Wilou84: 5, fveitsi: 5, justsomemusicguy: 2, darkreaver: 6, Roofi: 3, Outrageous Videos: 7, bLOCKbOYgAMES: 7, Greyenko: 6, Philnemba: 4, Altima: 3, Lazorinc: 2, Squadallah: 2, tchkb: 7, maxmanium: 6, Nazgul9: 8, DOEL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" calcext:value-type="string">
            <text:p>[b]14. [url=https://www.doomworld.com/idgames/levels/doom2/Ports/megawads/resurge]Resurgence[/url][/b] [[b]81[/b]: 42PercentHealth: 9, Not Jabba: 6, Cynical: 4, Archvile Hunter: 5, Spectre01: 1, fveitsi: 5, JudgeDeadd: 2, darkreaver: 2, Talvi: 2, StoneMason: 5, GarrettChan: 3, Bryan T: 4, NoisyVelvet: 10, tmorrow: 2, Budoka: 8, Nazgul9: 8, SilverMiner: 5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" calcext:value-type="string">
            <text:p>[b]15. [url=https://www.doomworld.com/idgames/themes/mm/mm2]Memento Mori 2[/url][/b] [[b]78[/b]: ella guro: 3, Dime: 2, justsomemusicguy: 4, T-Rex: 2, bLOCKbOYgAMES: 6, valkiriforce: 10, Altima: 1, Squadallah: 5, Budoka: 3, pcorf: 5, Octillion: 1, STILES: 10, Polri: 1, joepallai: 2, DJVCardMaster: 4, Scorpius: 9, SilverMiner: 10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" calcext:value-type="string">
            <text:p>[b]15. [url=https://www.doomworld.com/idgames/levels/doom2/Ports/megawads/sodfinal]Speed of Doom[/url][/b] [[b]78[/b]: Not Jabba: 2, Archvile Hunter: 5, WH-Wilou84: 5, darkreaver: 8, Outrageous Videos: 6, StoneMason: 5, Grain of Salt: 4, bemused: 5, Squadallah: 6, tmorrow: 3, Budoka: 6, Ziad EL Zein: 5, Polri: 4, Nazgul9: 8, Makedounia: 1, DOEL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7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" calcext:value-type="string">
            <text:p>[b]18. [url=https://www.doomworld.com/idgames/levels/doom2/megawads/requiem]Requiem[/url][/b] [[b]66[/b]: ella guro: 1, roadworx: 2, WH-Wilou84: 4, justsomemusicguy: 8, T-Rex: 9, Woolie Wool: 7, valkiriforce: 6, NaZa: 6, tmorrow: 2, pcorf: 5, DJVCardMaster: 3, Scorpius: 6, I_Punch_Demons: 7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9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forum/topic/103425-final-release-eviternity/]Eviternity[/url][/b] [[b]63[/b]: JudgeDeadd: 4, ReaperAA: 10, pcorf: 6, Gaia74: 7, Polri: 5, Tartlman: 8, Worm318: 8, Makedounia: 7, I_Punch_Demons: 8]" calcext:value-type="string">
            <text:p>[b]20. [url=https://www.doomworld.com/forum/topic/103425-final-release-eviternity/]Eviternity[/url][/b] [[b]63[/b]: JudgeDeadd: 4, ReaperAA: 10, pcorf: 6, Gaia74: 7, Polri: 5, Tartlman: 8, Worm318: 8, Makedounia: 7, I_Punch_Demons: 8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60[/b]: Grazza: 7, fveitsi: 5, T-Rex: 5, Roofi: 4, StoneMason: 5, Philnemba: 7, Grain of Salt: 6, tmorrow: 3, purist: 5, Scorpius: 7, eharper256: 4, SilverMiner: 2]" calcext:value-type="string">
            <text:p>[b]21. [url=https://www.doomworld.com/idgames/levels/doom2/megawads/ksutra]Kama Sutra[/url][/b] [[b]60[/b]: Grazza: 7, fveitsi: 5, T-Rex: 5, Roofi: 4, StoneMason: 5, Philnemba: 7, Grain of Salt: 6, tmorrow: 3, purist: 5, Scorpius: 7, eharper256: 4, SilverMiner: 2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p-r/pirates]Pirate Doom[/url][/b] [[b]59[/b]: Jaws In Space: 10, Dime: 5, Phobus: 6, Dragonfly: 7, Soundblock: 2, Archie550: 6, Rince-wind: 5, CinnamonKilljoy: 7, Payload4367: 6, SilverMiner: 5]" calcext:value-type="string">
            <text:p>[b]22. [url=https://www.doomworld.com/idgames/levels/doom2/Ports/p-r/pirates]Pirate Doom[/url][/b] [[b]59[/b]: Jaws In Space: 10, Dime: 5, Phobus: 6, Dragonfly: 7, Soundblock: 2, Archie550: 6, Rince-wind: 5, CinnamonKilljoy: 7, Payload4367: 6, SilverMiner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" calcext:value-type="string">
            <text:p>[b]23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" calcext:value-type="string">
            <text:p>[b]24. [url=https://www.doomworld.com/forum/topic/69960-back-to-saturn-x-episode-2-public-beta-2-critical-map15-fixes-included/]Back to Saturn X E2: Tower in the Fountain of Sparks[/url][/b] [[b]54[/b]: Malrionn: 6, JudgeDeadd: 3, Talvi: 4, StoneMason: 10, dylux: 10, m8f: 10, Polri: 5, Ivory Duke: 2, rdwpa: 4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levels/doom/Ports/megawads/neis]No End in Sight[/url][/b] [[b]53[/b]: Not Jabba: 5, Vorpal: 5, ella guro: 6, yakfak: 9, Woolie Wool: 1, NoisyVelvet: 1, STILES: 6, Polri: 5, Tartlman: 6, Worm318: 9]" calcext:value-type="string">
            <text:p>[b]25. [url=https://www.doomworld.com/idgames/levels/doom/Ports/megawads/neis]No End in Sight[/url][/b] [[b]53[/b]: Not Jabba: 5, Vorpal: 5, ella guro: 6, yakfak: 9, Woolie Wool: 1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megawads/epic2]Epic 2[/url][/b] [[b]51[/b]: ShoDemo: 6, NuMetalManiak: 9, Spectre01: 7, yakfak: 2, Talvi: 2, HUNdebLeonidasX: 9, TheMightyHeracross: 5, Archie550: 5, OniriA: 2, DOEL: 4]" calcext:value-type="string">
            <text:p>[b]26. [url=https://www.doomworld.com/idgames/levels/doom2/megawads/epic2]Epic 2[/url][/b] [[b]51[/b]: ShoDemo: 6, NuMetalManiak: 9, Spectre01: 7, yakfak: 2, Talvi: 2, HUNdebLeonidasX: 9, TheMightyHeracross: 5, Archie550: 5, OniriA: 2, DOEL: 4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doomwiki.org/wiki/No_Rest_for_the_Living]No Rest for the Living[/url][/b] [[b]50[/b]: Vorpal: 5, Woolie Wool: 3, Nancsi: 9, ReaperAA: 6, Diabolución: 10, 4everDoomed: 7, STILES: 7, CinnamonKilljoy: 3]" calcext:value-type="string">
            <text:p>[b]27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7. [url=https://www.doomworld.com/idgames/levels/doom2/Ports/v-z/vanguard]Vanguard[/url][/b] [[b]50[/b]: Cynical: 5, Spectre01: 3, 7hm: 4, GarrettChan: 5, Poncho: 9, Nirvana: 4, Budoka: 2, Lorenz0: 1, guitardz: 5, Makedounia: 10, Ivory Duke: 1, DOEL: 1]" calcext:value-type="string">
            <text:p>[b]27. [url=https://www.doomworld.com/idgames/levels/doom2/Ports/v-z/vanguard]Vanguard[/url][/b] [[b]50[/b]: Cynical: 5, Spectre01: 3, 7hm: 4, GarrettChan: 5, Poncho: 9, Nirvana: 4, Budoka: 2, Lorenz0: 1, guitardz: 5, Makedounia: 10, Ivory Duke: 1, DOEL: 1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s-u/sid]Suspended in Dusk[/url][/b] [[b]45[/b]: Sky: 2, WH-Wilou84: 3, bLOCKbOYgAMES: 8, Woolie Wool: 10, soner du: 9, m8f: 5, termrork: 5, joepallai: 3]" calcext:value-type="string">
            <text:p>[b]30. [url=https://www.doomworld.com/idgames/levels/doom2/s-u/sid]Suspended in Dusk[/url][/b] [[b]45[/b]: Sky: 2, WH-Wilou84: 3, bLOCKbOYgAMES: 8, Woolie Wool: 10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megawads/jpcp]Japanese Community Project[/url][/b] [[b]44[/b]: Not Jabba: 6, Archvile Hunter: 5, antares031: 5, ella guro: 7, JudgeDeadd: 2, Soundblock: 1, Payload4367: 1, Tartlman: 6, I_Punch_Demons: 4, DOEL: 7]" calcext:value-type="string">
            <text:p>[b]31. [url=https://www.doomworld.com/idgames/levels/doom2/Ports/megawads/jpcp]Japanese Community Project[/url][/b] [[b]44[/b]: Not Jabba: 6, Archvile Hunter: 5, antares031: 5, ella guro: 7, JudgeDeadd: 2, Soundblock: 1, Payload4367: 1, Tartlman: 6, I_Punch_Demons: 4, DOEL: 7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megawads/cchest4]Community Chest 4[/url][/b] [[b]43[/b]: Malrionn: 10, Phobus: 3, HUNdebLeonidasX: 4, Ziad EL Zein: 5, Simomarchi: 5, STILES: 9, Polri: 2, eharper256: 5]" calcext:value-type="string">
            <text:p>[b]33. [url=https://www.doomworld.com/idgames/levels/doom2/Ports/megawads/cchest4]Community Chest 4[/url][/b] [[b]43[/b]: Malrionn: 10, Phobus: 3, HUNdebLeonidasX: 4, Ziad EL Zein: 5, Simomarchi: 5, STILES: 9, Polri: 2, eharper256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themes/TeamTNT/eternal/eternal]Eternal Doom[/url][/b] [[b]43[/b]: Vorpal: 5, 7hm: 5, T-Rex: 5, Woolie Wool: 6, Greyenko: 1, valkiriforce: 6, Octillion: 6, Polri: 3, CinnamonKilljoy: 3, joepallai: 3]" calcext:value-type="string">
            <text:p>[b]33. [url=https://www.doomworld.com/idgames/themes/TeamTNT/eternal/eternal]Eternal Doom[/url][/b] [[b]43[/b]: Vorpal: 5, 7hm: 5, T-Rex: 5, Woolie Wool: 6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5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alt]A.L.T.[/url][/b] [[b]34[/b]: Not Jabba: 7, Spectre01: 2, ella guro: 10, yakfak: 10, Rince-wind: 5]" calcext:value-type="string">
            <text:p>[b]36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levels/doom/Ports/megawads/kdizd_12]Knee-Deep in ZDoom[/url][/b] [[b]34[/b]: Graf Zahl: 6, Voltcom9: 7, tchkb: 2, Apaul27: 7, 4everDoomed: 5, Rince-wind: 5, Jaromir Bergmann: 2]" calcext:value-type="string">
            <text:p>[b]36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6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36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9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idgames/themes/TeamTNT/icarus/icarus]Icarus: Alien Vanguard[/url][/b] [[b]33[/b]: Ralphis: 6, Grazza: 8, roadworx: 3, T-Rex: 3, StoneMason: 5, valkiriforce: 8]" calcext:value-type="string">
            <text:p>[b]39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9. [url=https://www.romerogames.ie/si6il/]SIGIL[/url][/b] [[b]33[/b]: Diabolución: 10, 4everDoomed: 4, Jaromir Bergmann: 10, STILES: 2, termrork: 5, Worm318: 2]" calcext:value-type="string">
            <text:p>[b]39. [url=https://www.romerogames.ie/si6il/]SIGIL[/url][/b] [[b]33[/b]: Diabolución: 10, 4everDoomed: 4, Jaromir Bergmann: 10, STILES: 2, termrork: 5, Worm318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39. [url=https://www.doomworld.com/idgames/levels/doom2/Ports/s-u/swtw]Swim With the Whales[/url][/b] [[b]33[/b]: WH-Wilou84: 2, Nate River: 9, Soundblock: 3, Lazorinc: 6, Nirvana: 10, NoisyVelvet: 3]" calcext:value-type="string">
            <text:p>[b]39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1024]Congestion 1024[/url][/b] [[b]32[/b]: Mr. Freeze: 5, HyperLuke: 7, Voltcom9: 5, bonnie: 4, Dragonfly: 6, Philnemba: 5]" calcext:value-type="string">
            <text:p>[b]43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2/Ports/megawads/jenesis]Jenesis[/url][/b] [[b]32[/b]: Not Jabba: 2, Altima: 7, NaZa: 2, Poncho: 1, dylux: 5, Ziad EL Zein: 5, Scorpius: 2, Makedounia: 8]" calcext:value-type="string">
            <text:p>[b]43. [url=https://www.doomworld.com/idgames/levels/doom2/Ports/megawads/jenesis]Jenesis[/url][/b] [[b]32[/b]: Not Jabba: 2, Altima: 7, NaZa: 2, Poncho: 1, dylux: 5, Ziad EL Zein: 5, Scorpius: 2, Makedounia: 8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g-i/hg]Hell Ground[/url][/b] [[b]30[/b]: Cynical: 8, Chamelenoel: 7, antares031: 5, WH-Wilou84: 2, darkreaver: 1, Budoka: 5, Polri: 2]" calcext:value-type="string">
            <text:p>[b]45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d-f/distrbia]Disturbia[/url][/b] [[b]29[/b]: Sky: 7, darkreaver: 10, Roofi: 6, Paul977: 6]" calcext:value-type="string">
            <text:p>[b]46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s://www.doomworld.com/idgames/levels/doom2/Ports/s-u/stardate]Stardate 20X6[/url][/b] [[b]29[/b]: MFG38: 6, WH-Wilou84: 3, Talvi: 1, GarrettChan: 7, bemused: 3, Nirvana: 6, Nazgul9: 1, DOEL: 2]" calcext:value-type="string">
            <text:p>[b]46. [url=https://www.doomworld.com/idgames/levels/doom2/Ports/s-u/stardate]Stardate 20X6[/url][/b] [[b]29[/b]: MFG38: 6, WH-Wilou84: 3, Talvi: 1, GarrettChan: 7, bemused: 3, Nirvana: 6, Nazgul9: 1, DOEL: 2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/Ports/megawads/2002ado]2002: A Doom Odyssey[/url][/b] [[b]28[/b]: soner du: 8, Philnemba: 8, tmorrow: 2, Red-XIII: 3, joepallai: 1, SilverMiner: 6]" calcext:value-type="string">
            <text:p>[b]48. [url=https://www.doomworld.com/idgames/levels/doom/Ports/megawads/2002ado]2002: A Doom Odyssey[/url][/b] [[b]28[/b]: soner du: 8, Philnemba: 8, tmorrow: 2, Red-XIII: 3, joepallai: 1, SilverMiner: 6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s://www.doomworld.com/idgames/levels/doom2/Ports/j-l/lunatic]Lunatic[/url][/b] [[b]28[/b]: Cynical: 6, Dime: 9, Nate River: 4, Poncho: 5, Budoka: 1, Gaia74: 3]" calcext:value-type="string">
            <text:p>[b]48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www.doomworld.com/forum/topic/62496-winters-fury/]Winter's Fury[/url][/b] [[b]28[/b]: Dragonfly: 5, TechnoDoomed1: 10, Octillion: 7, OniriA: 3, Ivory Duke: 3]" calcext:value-type="string">
            <text:p>[b]48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2/megawads/strain10]STRAIN[/url][/b] [[b]27[/b]: Grazza: 6, ella guro: 4, roadworx: 6, JudgeDeadd: 1, T-Rex: 1, Squadallah: 9]" calcext:value-type="string">
            <text:p>[b]51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s://www.doomworld.com/forum/topic/85791-tnt-revilution-final-beta-ready-for-testing/]TNT: Revilution[/url][/b] [[b]26[/b]: Spectra: 9, bLOCKbOYgAMES: 2, GarrettChan: 1, dylux: 6, tmorrow: 2, Polri: 3, SilverMiner: 3]" calcext:value-type="string">
            <text:p>[b]52. [url=https://www.doomworld.com/forum/topic/85791-tnt-revilution-final-beta-ready-for-testing/]TNT: Revilution[/url][/b] [[b]26[/b]: Spectra: 9, bLOCKbOYgAMES: 2, GarrettChan: 1, dylux: 6, tmorrow: 2, Polri: 3, SilverMiner: 3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://www.theultimatedoom.com/download/chillax-v9.7.3_fixes_by_HiM_v1.1.zip]Chillax[/url][/b] [[b]25[/b]: Nine Inch Heels: 4, AnonimVio: 5, fveitsi: 5, Outrageous Videos: 3, Simomarchi: 2, Gaia74: 5, maxmanium: 1]" calcext:value-type="string">
            <text:p>[b]53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3. [url=http://www.doom2.net/doom2/wads/DWANGO5.ZIP]DWANGO 5[/url][/b] [[b]25[/b]: Doomkid: 10, Ralphis: 7, antares031: 8]" calcext:value-type="string">
            <text:p>[b]53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3. [url=https://www.doomworld.com/idgames/levels/doom2/Ports/v-z/violence]Violence[/url][/b] [[b]25[/b]: Chamelenoel: 10, everennui: 4, Nate River: 2, Lorenz0: 9]" calcext:value-type="string">
            <text:p>[b]53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3. [url=https://www.doomworld.com/idgames/levels/doom2/Ports/megawads/zdcmp2]ZDoom Community Map Project II[/url][/b] [[b]25[/b]: Graf Zahl: 10, Phobus: 9, TechnoDoomed1: 6]" calcext:value-type="string">
            <text:p>[b]53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s://www.doomworld.com/idgames/levels/doom2/Ports/a-c/arcadia]Arcadia Demade[/url][/b] [[b]24[/b]: Jaws In Space: 9, Vorpal: 5, soner du: 5, guitardz: 1, Nancsi: 4]" calcext:value-type="string">
            <text:p>[b]57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idgames/levels/doom2/Ports/a-c/breach]Breach[/url][/b] [[b]24[/b]: Jaws In Space: 7, Dime: 10, guitardz: 2, Nancsi: 1, Jaromir Bergmann: 4]" calcext:value-type="string">
            <text:p>[b]57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7. [url=http://www.moddb.com/mods/brutal-doom/downloads/brutal-doom-hell-on-earth-starter-pack]Brutal Doom: Hell on Earth Starter Pack (Extermination Day)[/url][/b] [[b]24[/b]: TechnoDoomed1: 9, Squadallah: 8, ReaperAA: 7]" calcext:value-type="string">
            <text:p>[b]57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7. [url=https://www.doomworld.com/idgames/levels/doom2/Ports/megawads/ngmvmt2]Newgothic Movement 2[/url][/b] [[b]24[/b]: Nine Inch Heels: 8, ShoDemo: 2, Outrageous Videos: 9, Nazgul9: 5]" calcext:value-type="string">
            <text:p>[b]57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7. [url=https://www.doomworld.com/idgames/levels/doom/Ports/d-f/e1m8b]Tech Gone Bad[/url][/b] [[b]24[/b]: Jaws In Space: 5, guitardz: 5, Nancsi: 8, Diabolución: 5, Jaromir Bergmann: 1]" calcext:value-type="string">
            <text:p>[b]57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57. [url=https://doomwiki.org/wiki/The_Plutonia_Experiment]The Plutonia Experiment[/url][/b] [[b]24[/b]: guitardz: 5, purist: 5, termrork: 5, Tartlman: 1, Worm318: 2, DOEL: 6]" calcext:value-type="string">
            <text:p>[b]57. [url=https://doomwiki.org/wiki/The_Plutonia_Experiment]The Plutonia Experiment[/url][/b] [[b]24[/b]: guitardz: 5, purist: 5, termrork: 5, Tartlman: 1, Worm318: 2, DOEL: 6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57. [url=https://www.doomworld.com/idgames/levels/doom2/Ports/s-u/unloved]Unloved[/url][/b] [[b]24[/b]: MFG38: 1, everennui: 8, bonnie: 10, TechnoDoomed1: 3, Payload4367: 2]" calcext:value-type="string">
            <text:p>[b]57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57. [url=https://www.doomworld.com/idgames/levels/doom2/megawads/zone300]Zone 300[/url][/b] [[b]24[/b]: Voltcom9: 8, Soundblock: 3, Bryan T: 2, purist: 3, maxmanium: 8]" calcext:value-type="string">
            <text:p>[b]57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5. [url=http://www.moddb.com/games/doom-ii/addons/eternal-slumber-party-v2]Eternal Slumber Party[/url][/b] [[b]23[/b]: Roofi: 10, Outrageous Videos: 8, Grain of Salt: 4, Simomarchi: 1]" calcext:value-type="string">
            <text:p>[b]65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themes/batman/batman]Batman Doom[/url][/b] [[b]22[/b]: yakfak: 8, JudgeDeadd: 4, soner du: 10]" calcext:value-type="string">
            <text:p>[b]66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s://www.doomworld.com/idgames/levels/doom2/Ports/megawads/sf2012]Slaughterfest 2012[/url][/b] [[b]22[/b]: HyperLuke: 1, Outrageous Videos: 1, bemused: 2, Apaul27: 8, tmorrow: 3, Simomarchi: 6, maxmanium: 1]" calcext:value-type="string">
            <text:p>[b]66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Ports/s-u/sd20x7]Stardate 20X7[/url][/b] [[b]22[/b]: yakfak: 6, Grain of Salt: 8, bemused: 4, rdwpa: 4]" calcext:value-type="string">
            <text:p>[b]66. [url=https://www.doomworld.com/idgames/levels/doom2/Ports/s-u/sd20x7]Stardate 20X7[/url][/b] [[b]22[/b]: yakfak: 6, Grain of Salt: 8, bemused: 4, rdwpa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6. [url=https://www.doomworld.com/idgames/levels/doom2/Ports/megawads/zpack]ZPack[/url][/b] [[b]22[/b]: MFG38: 5, Voltcom9: 3, TechnoDoomed1: 4, Ziad EL Zein: 5, Octillion: 5]" calcext:value-type="string">
            <text:p>[b]66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forum/topic/105598-hurt-singleplayer-map-in-hell/]Hurt[/url][/b] [[b]21[/b]: Jaromir Bergmann: 9, OniriA: 7, I_Punch_Demons: 5]" calcext:value-type="string">
            <text:p>[b]70. [url=https://www.doomworld.com/forum/topic/105598-hurt-singleplayer-map-in-hell/]Hurt[/url][/b] [[b]21[/b]: Jaromir Bergmann: 9, OniriA: 7, I_Punch_Demons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s-u/scl_top]Threshold of Pain[/url][/b] [[b]20[/b]: Malrionn: 7, MFG38: 7, 4everDoomed: 6]" calcext:value-type="string">
            <text:p>[b]71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forum/topic/103075-deathless-an-ultimate-doom-megawad-rc4/]Deathless[/url][/b] [[b]19[/b]: TheMightyHeracross: 2, ReaperAA: 5, Worm318: 3, Makedounia: 9]" calcext:value-type="string">
            <text:p>[b]72. [url=https://www.doomworld.com/forum/topic/103075-deathless-an-ultimate-doom-megawad-rc4/]Deathless[/url][/b] [[b]19[/b]: TheMightyHeracross: 2, ReaperAA: 5, Worm318: 3, Makedounia: 9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d-f/equinox]Equinox[/url][/b] [[b]19[/b]: Sky: 5, Grazza: 9, ella guro: 5]" calcext:value-type="string">
            <text:p>[b]72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-o/nuts]Nuts[/url][/b] [[b]19[/b]: Chamelenoel: 6, AnonimVio: 9, roadworx: 4]" calcext:value-type="string">
            <text:p>[b]72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a-c/bauhaus]Bauhaus[/url][/b] [[b]18[/b]: ella guro: 9, 7hm: 5, Grain of Salt: 3, NoisyVelvet: 1]" calcext:value-type="string">
            <text:p>[b]75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megawads/dmonfear]Demonfear[/url][/b] [[b]18[/b]: roadworx: 8, soner du: 6, Philnemba: 3, NaZa: 1]" calcext:value-type="string">
            <text:p>[b]75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megawads/tvr]Revolution![/url][/b] [[b]18[/b]: Not Jabba: 1, Grazza: 3, Altima: 4, termrork: 5, SilverMiner: 5]" calcext:value-type="string">
            <text:p>[b]75. [url=https://www.doomworld.com/idgames/levels/doom2/megawads/tvr]Revolution![/url][/b] [[b]18[/b]: Not Jabba: 1, Grazza: 3, Altima: 4, termrork: 5, SilverMiner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s://www.doomworld.com/idgames/levels/doom2/Ports/megawads/sf2011]Slaughterfest 2011[/url][/b] [[b]18[/b]: Outrageous Videos: 5, tmorrow: 3, Simomarchi: 10]" calcext:value-type="string">
            <text:p>[b]75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megawads/drkenctr]Dark Encounters[/url][/b] [[b]17[/b]: Bryan T: 6, dylux: 8, Octillion: 3]" calcext:value-type="string">
            <text:p>[b]79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forum/topic/100842-rc-lost-civilization-episode-1-feedback-appreciated/]Lost civilization[/url][/b] [[b]17[/b]: OniriA: 9, rdwpa: 8]" calcext:value-type="string">
            <text:p>[b]79. [url=https://www.doomworld.com/forum/topic/100842-rc-lost-civilization-episode-1-feedback-appreciated/]Lost civilization[/url][/b] [[b]17[/b]: OniriA: 9, rdwpa: 8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sp_usimp]Ultimate Simplicity[/url][/b] [[b]17[/b]: Dragonfly: 8, Simomarchi: 9]" calcext:value-type="string">
            <text:p>[b]79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/a-c/castevil]Castle of Evil[/url][/b] [[b]16[/b]: bzzrak: 10, joepallai: 6]" calcext:value-type="string">
            <text:p>[b]82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://rabotik.nl/harmony.htm]Harmony[/url][/b] [[b]16[/b]: Not Jabba: 5, Sky: 6, ax34: 5]" calcext:value-type="string">
            <text:p>[b]82. [url=http://rabotik.nl/harmony.htm]Harmony[/url][/b] [[b]16[/b]: Not Jabba: 5, Sky: 6, ax34: 5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www.doomworld.com/idgames/levels/doom2/Ports/megawads/mutiny]Mutiny[/url][/b] [[b]16[/b]: Jaws In Space: 6, Doomkid: 3, everennui: 2, NoisyVelvet: 1, m8f: 4]" calcext:value-type="string">
            <text:p>[b]82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2. [url=http://www.mustaine.com/about/video-game-work/perditions-gate/]Perdition's Gate[/url][/b] [[b]16[/b]: Vorpal: 5, Nate River: 1, bonnie: 10]" calcext:value-type="string">
            <text:p>[b]82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2. [url=https://www.doomworld.com/idgames/levels/doom/Ports/p-r/par-lutz]Phobos: Anomaly Reborn[/url][/b] [[b]16[/b]: Ed: 5, Graf Zahl: 1, SilverMiner: 10]" calcext:value-type="string">
            <text:p>[b]82. [url=https://www.doomworld.com/idgames/levels/doom/Ports/p-r/par-lutz]Phobos: Anomaly Reborn[/url][/b] [[b]16[/b]: Ed: 5, Graf Zahl: 1, SilverMiner: 10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2. [url=https://forum.zdoom.org/viewtopic.php?t=56668#p1000996]Rise of the Wool Ball[/url][/b] [[b]16[/b]: JudgeDeadd: 3, Squadallah: 1, Apaul27: 9, TheMightyHeracross: 3]" calcext:value-type="string">
            <text:p>[b]82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2. [url=https://www.doomworld.com/idgames/levels/doom2/megawads/ur]Unholy Realms[/url][/b] [[b]16[/b]: Dime: 6, Bryan T: 1, dylux: 2, tmorrow: 2, Makedounia: 2, DOEL: 3]" calcext:value-type="string">
            <text:p>[b]82. [url=https://www.doomworld.com/idgames/levels/doom2/megawads/ur]Unholy Realms[/url][/b] [[b]16[/b]: Dime: 6, Bryan T: 1, dylux: 2, tmorrow: 2, Makedounia: 2, DOEL: 3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megawads/avj]Arch-Vile Jump[/url][/b] [[b]15[/b]: termrork: 5, Red-XIII: 10]" calcext:value-type="string">
            <text:p>[b]89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foursite]Foursite[/url][/b] [[b]15[/b]: Budoka: 2, Nancsi: 7, 4everDoomed: 5, Gaia74: 1]" calcext:value-type="string">
            <text:p>[b]8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www.doomworld.com/idgames/levels/doom2/megawads/darken2]The Darkening Episode 2[/url][/b] [[b]15[/b]: Graf Zahl: 4, Woolie Wool: 9, joepallai: 2]" calcext:value-type="string">
            <text:p>[b]89. [url=https://www.doomworld.com/idgames/levels/doom2/megawads/darken2]The Darkening Episode 2[/url][/b] [[b]15[/b]: Graf Zahl: 4, Woolie Wool: 9, joepallai: 2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a-c/action2]Urban Brawl: Action Doom 2[/url][/b] [[b]15[/b]: Chamelenoel: 1, JudgeDeadd: 4, Phobus: 10]" calcext:value-type="string">
            <text:p>[b]8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megawads/bstain]Bloodstain[/url][/b] [[b]14[/b]: NuMetalManiak: 5, everennui: 5, Forli: 4]" calcext:value-type="string">
            <text:p>[b]93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d-f/dv]Deus Vult[/url][/b] [[b]14[/b]: Mr. Freeze: 7, WH-Wilou84: 5, joepallai: 1, DJVCardMaster: 1]" calcext:value-type="string">
            <text:p>[b]93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s-u/uacultra]UAC Ultra[/url][/b] [[b]14[/b]: Malrionn: 10, Budoka: 4]" calcext:value-type="string">
            <text:p>[b]93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6. [url=https://www.doomworld.com/forum/topic/91854-v15-doom-64-retribution/]Doom 64: Retribution[/url][/b] [[b]13[/b]: guitardz: 5, 4everDoomed: 8]" calcext:value-type="string">
            <text:p>[b]96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6. [url=https://www.doomworld.com/idgames/levels/doom2/Ports/d-f/elysion]Elysion[/url][/b] [[b]13[/b]: Sky: 8, darkreaver: 5]" calcext:value-type="string">
            <text:p>[b]96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6. [url=https://www.doomworld.com/idgames/levels/doom2/Ports/m-o/miasma]Miasma[/url][/b] [[b]13[/b]: WH-Wilou84: 1, Soundblock: 2, Nirvana: 9, NoisyVelvet: 1]" calcext:value-type="string">
            <text:p>[b]96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6. [url=https://www.doomworld.com/idgames/levels/doom2/Ports/s-u/sacrment]Sacrament[/url][/b] [[b]13[/b]: ella guro: 8, yakfak: 5]" calcext:value-type="string">
            <text:p>[b]96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6. [url=https://www.doomworld.com/idgames/levels/doom2/Ports/v-z/zdmcmp1]ZDoom Community Map Project: Take 1[/url][/b] [[b]13[/b]: Phobus: 8, Ziad EL Zein: 5]" calcext:value-type="string">
            <text:p>[b]96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2/Ports/d-f/exterror]Extreme Terror[/url][/b] [[b]12[/b]: Nine Inch Heels: 5, everennui: 5, Nancsi: 2]" calcext:value-type="string">
            <text:p>[b]101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m-o/ngmvmt1]Newgothic Movement 1[/url][/b] [[b]12[/b]: everennui: 2, Outrageous Videos: 4, Nazgul9: 6]" calcext:value-type="string">
            <text:p>[b]101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Ports/megawads/swideath]Swift Death[/url][/b] [[b]12[/b]: Nine Inch Heels: 1, fveitsi: 5, StoneMason: 5, NoisyVelvet: 1]" calcext:value-type="string">
            <text:p>[b]101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4. [url=http://www.doomwadstation.net/main/aliens.html]Aliens TC[/url][/b] [[b]11[/b]: yakfak: 4, soner du: 2, Payload4367: 5]" calcext:value-type="string">
            <text:p>[b]104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4. [url=https://www.doomworld.com/idgames/levels/doom/a-c/b2b]Back to Basics[/url][/b] [[b]11[/b]: WH-Wilou84: 2, joepallai: 5, rdwpa: 4]" calcext:value-type="string">
            <text:p>[b]104. [url=https://www.doomworld.com/idgames/levels/doom/a-c/b2b]Back to Basics[/url][/b] [[b]11[/b]: WH-Wilou84: 2, joepallai: 5, rdwpa: 4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4. [url=https://www.doomworld.com/idgames/levels/doom2/Ports/megawads/1024clau]Claustrophobia 1024[/url][/b] [[b]11[/b]: m8f: 5, DJVCardMaster: 6]" calcext:value-type="string">
            <text:p>[b]104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4. [url=https://www.doomworld.com/idgames/levels/doom2/Ports/a-c/comatose]Comatose[/url][/b] [[b]11[/b]: yakfak: 7, m8f: 4]" calcext:value-type="string">
            <text:p>[b]104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4. [url=https://www.doomworld.com/idgames/levels/doom2/Ports/megawads/cchest2]Community Chest 2[/url][/b] [[b]11[/b]: Sky: 10, tchkb: 1]" calcext:value-type="string">
            <text:p>[b]104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4. [url=https://www.doomworld.com/idgames/levels/doom2/Ports/a-c/crumpets]Crumpets[/url][/b] [[b]11[/b]: everennui: 2, Nate River: 8, Nirvana: 1]" calcext:value-type="string">
            <text:p>[b]104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4. [url=https://www.doomworld.com/idgames/levels/doom2/Ports/j-l/legher]Legacy of Heroes[/url][/b] [[b]11[/b]: dylux: 7, eharper256: 4]" calcext:value-type="string">
            <text:p>[b]104. [url=https://www.doomworld.com/idgames/levels/doom2/Ports/j-l/legher]Legacy of Heroes[/url][/b] [[b]11[/b]: dylux: 7, eharper256: 4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4. [url=https://www.doomworld.com/idgames/levels/doom/Ports/d-f/e1m4b]Phobos Mission Control[/url][/b] [[b]11[/b]: Nancsi: 6, Diabolución: 5]" calcext:value-type="string">
            <text:p>[b]104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4. [url=https://www.doomworld.com/idgames/levels/doom2/Ports/megawads/sihr2fix]Survive in Hell[/url][/b] [[b]11[/b]: Spectra: 8, Makedounia: 3]" calcext:value-type="string">
            <text:p>[b]104. [url=https://www.doomworld.com/idgames/levels/doom2/Ports/megawads/sihr2fix]Survive in Hell[/url][/b] [[b]11[/b]: Spectra: 8, Makedounia: 3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4. [url=https://www.doomworld.com/idgames/levels/doom2/Ports/a-c/ad2dow]Urban Brawl: Dead of Winter[/url][/b] [[b]11[/b]: Ralphis: 6, Phobus: 5]" calcext:value-type="string">
            <text:p>[b]104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4. [url=https://www.doomworld.com/forum/topic/50158-wip-vela-pax-beta-21-out-now-with-1-more-stuff/]Vela Pax[/url][/b] [[b]11[/b]: WH-Wilou84: 2, TheNerdTurtle2: 9]" calcext:value-type="string">
            <text:p>[b]104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4. [url=https://www.doomworld.com/idgames/levels/doom2/Ports/megawads/wos]Whispers of Satan[/url][/b] [[b]11[/b]: Woolie Wool: 4, tmorrow: 2, eharper256: 5]" calcext:value-type="string">
            <text:p>[b]104. [url=https://www.doomworld.com/idgames/levels/doom2/Ports/megawads/wos]Whispers of Satan[/url][/b] [[b]11[/b]: Woolie Wool: 4, tmorrow: 2, eharper256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4. [url=https://www.doomworld.com/idgames/levels/doom/v-z/wow]Wow[/url][/b] [[b]11[/b]: AnonimVio: 10, Apaul27: 1]" calcext:value-type="string">
            <text:p>[b]104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7. [url=https://www.doomworld.com/forum/topic/101647-avactor-last-update-is-out/]Avactor[/url][/b] [[b]10[/b]: JudgeDeadd: 2, OniriA: 8]" calcext:value-type="string">
            <text:p>[b]117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7. [url=https://www.doomworld.com/idgames/levels/doom2/Ports/a-c/chnworm]Chainworm Kommando[/url][/b] [[b]10[/b]: Rince-wind: 5, eharper256: 5]" calcext:value-type="string">
            <text:p>[b]117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7. [url=https://www.doomworld.com/idgames/levels/doom2/Ports/s-u/tcotd21me]City of the Damned: Apocalypse[/url][/b] [[b]10[/b]: TechnoDoomed1: 5, Rince-wind: 5]" calcext:value-type="string">
            <text:p>[b]117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7. [url=https://www.doomworld.com/forum/topic/109216-doom-zero-launch-and-celebrating-25-years-of-doom-ii/]Doom Zero[/url][/b] [[b]10[/b]: maxmanium: 2, CinnamonKilljoy: 8]" calcext:value-type="string">
            <text:p>[b]117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7. [url=https://www.doomworld.com/idgames/levels/doom/s-u/uac_dead]Dooms Day of UAC[/url][/b] [[b]10[/b]: Jaws In Space: 2, Ed: 5, joepallai: 3]" calcext:value-type="string">
            <text:p>[b]117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7. [url=https://www.doomworld.com/idgames/levels/doom2/g-i/grime]Grime[/url][/b] [[b]10[/b]: WH-Wilou84: 2, darkreaver: 4, Paul977: 4]" calcext:value-type="string">
            <text:p>[b]117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7. [url=https://doomwiki.org/wiki/Hell_To_Pay]Hell to Pay[/url][/b] [[b]10[/b]: bonnie: 10]" calcext:value-type="string">
            <text:p>[b]117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7. [url=https://forum.zdoom.org/viewtopic.php?f=42&amp;t=55443#p981947]Redemption Of The Slain[/url][/b] [[b]10[/b]: Nancsi: 10]" calcext:value-type="string">
            <text:p>[b]117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7. [url=https://www.doomworld.com/idgames/levels/doom2/megawads/reverie]Reverie[/url][/b] [[b]10[/b]: Octillion: 9, joepallai: 1]" calcext:value-type="string">
            <text:p>[b]117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7. [url=https://www.doomworld.com/idgames/levels/doom2/Ports/s-u/tn]Tangerine Nightmare[/url][/b] [[b]10[/b]: guitardz: 10]" calcext:value-type="string">
            <text:p>[b]117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7. [url=https://www.doomworld.com/idgames/levels/doom2/Ports/megawads/tj]The Journey[/url][/b] [[b]10[/b]: Spectra: 6, Makedounia: 4]" calcext:value-type="string">
            <text:p>[b]117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8. [url=https://www.doomworld.com/idgames/levels/doom/megawads/bgcomp]Base Ganymede[/url][/b] [[b]9[/b]: maxmanium: 9]" calcext:value-type="string">
            <text:p>[b]128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8. [url=https://www.doomworld.com/idgames/levels/doom2/Ports/a-c/brfinal]Beyond Reality[/url][/b] [[b]9[/b]: Talvi: 3, HUNdebLeonidasX: 6]" calcext:value-type="string">
            <text:p>[b]12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8. [url=https://www.doomworld.com/idgames/levels/doom2/Ports/a-c/bor_lost]Brotherhood of Ruin: The Lost Temple[/url][/b] [[b]9[/b]: Vorpal: 5, joepallai: 4]" calcext:value-type="string">
            <text:p>[b]128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8. [url=https://www.doomworld.com/idgames/levels/doom2/Ports/m-o/mek-catk]Counterattack[/url][/b] [[b]9[/b]: rdwpa: 9]" calcext:value-type="string">
            <text:p>[b]128. [url=https://www.doomworld.com/idgames/levels/doom2/Ports/m-o/mek-catk]Counterattack[/url][/b] [[b]9[/b]: rdwpa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8. [url=https://www.doomworld.com/forum/topic/92135-deadair-v2/]Dead Air[/url][/b] [[b]9[/b]: HyperLuke: 2, Lorenz0: 7]" calcext:value-type="string">
            <text:p>[b]12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8. [url=https://www.doomworld.com/idgames/levels/doom2/megawads/d2ino]Doom 2 In Name Only[/url][/b] [[b]9[/b]: Odal: 4, CinnamonKilljoy: 5]" calcext:value-type="string">
            <text:p>[b]128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8. [url=https://www.doomworld.com/idgames/levels/doom/Ports/megawads/ddamn0.9]Doom: Damnation[/url][/b] [[b]9[/b]: bzzrak: 9]" calcext:value-type="string">
            <text:p>[b]12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8. [url=https://www.doomworld.com/idgames/levels/doom2/Ports/megawads/dump-1]Dump Episode 1: Fuck Time Limits[/url][/b] [[b]9[/b]: Voltcom9: 9]" calcext:value-type="string">
            <text:p>[b]12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8. [url=https://www.doomworld.com/forum/topic/88507-dump-episode-3-bfg-edition-maps-released/]Dump Episode 3: BFG Edition[/url][/b] [[b]9[/b]: HyperLuke: 9]" calcext:value-type="string">
            <text:p>[b]12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8. [url=https://www.doomworld.com/forum/topic/100391-esp2/]Eternal Slumber Party﻿ 2[/url][/b] [[b]9[/b]: Roofi: 9]" calcext:value-type="string">
            <text:p>[b]12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8. [url=https://www.doomworld.com/idgames/levels/doom2/g-i/hellrun2]Hellrun[/url][/b] [[b]9[/b]: Doomkid: 3, joepallai: 6]" calcext:value-type="string">
            <text:p>[b]128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8. [url=https://www.doomworld.com/idgames/levels/doom2/Ports/g-i/hth2]Hi-Tech Hell 2: Alien Tech[/url][/b] [[b]9[/b]: Graf Zahl: 9]" calcext:value-type="string">
            <text:p>[b]12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8. [url=https://www.doomworld.com/forum/topic/85591-nihility-infinite-teeth-shareware-episode-v121/]Nihility: Infinite ﻿Teeth﻿[/url][/b] [[b]9[/b]: ]" calcext:value-type="string">
            <text:p>[b]128. [url=https://www.doomworld.com/forum/topic/85591-nihility-infinite-teeth-shareware-episode-v121/]Nihility: Infinite ﻿Teeth﻿[/url][/b] [[b]9[/b]: 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28. [url=https://forum.zdoom.org/viewtopic.php?t=52301#p913612]Shadow Of The Wool Ball[/url][/b] [[b]9[/b]: Apaul27: 9]" calcext:value-type="string">
            <text:p>[b]12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28. [url=http://stronghold.drdteam.org/download.html]Stronghold: On the Edge of Chaos[/url][/b] [[b]9[/b]: MFG38: 2, Dragonfly: 2, termrork: 5]" calcext:value-type="string">
            <text:p>[b]128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28. [url=https://www.doomworld.com/idgames/levels/doom2/Ports/megawads/strg]Struggle - Antaresian Legacy[/url][/b] [[b]9[/b]: Jaromir Bergmann: 6, Payload4367: 3]" calcext:value-type="string">
            <text:p>[b]128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28. [url=https://www.doomworld.com/idgames/levels/doom2/Ports/s-u/tnte1]Torment and Torture[/url][/b] [[b]9[/b]: MFG38: 9]" calcext:value-type="string">
            <text:p>[b]12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28. [url=https://www.doomworld.com/idgames/levels/doom2/Ports/s-u/tribute]Tribute[/url][/b] [[b]9[/b]: Lorenz0: 4, ax34: 5]" calcext:value-type="string">
            <text:p>[b]128. [url=https://www.doomworld.com/idgames/levels/doom2/Ports/s-u/tribute]Tribute[/url][/b] [[b]9[/b]: Lorenz0: 4, ax34: 5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6. [url=https://www.doomworld.com/idgames/levels/doom2/megawads/50monstr]50 Monsters[/url][/b] [[b]8[/b]: tmorrow: 2, Worm318: 6]" calcext:value-type="string">
            <text:p>[b]146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6. [url=https://www.doomworld.com/idgames/levels/doom2/Ports/megawads/50shades]50 Shades of Graytall[/url][/b] [[b]8[/b]: Nine Inch Heels: 2, Voltcom9: 2, JudgeDeadd: 1, NoisyVelvet: 3]" calcext:value-type="string">
            <text:p>[b]146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6. [url=https://www.doomworld.com/idgames/levels/doom2/Ports/a-c/action]Action Doom[/url][/b] [[b]8[/b]: Dragonfly: 1, Gaia74: 2, Worm318: 1, ax34: 4]" calcext:value-type="string">
            <text:p>[b]146. [url=https://www.doomworld.com/idgames/levels/doom2/Ports/a-c/action]Action Doom[/url][/b] [[b]8[/b]: Dragonfly: 1, Gaia74: 2, Worm318: 1, ax34: 4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6. [url=https://www.doomworld.com/forum/topic/107249-come-eat-the-mapwich-a-collaborative-community-project-rc1-available/]Come eat The Mapwich[/url][/b] [[b]8[/b]: Jaromir Bergmann: 8]" calcext:value-type="string">
            <text:p>[b]146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6. [url=https://www.doomworld.com/idgames/levels/doom2/Ports/d-f/disjunct]Disjunction[/url][/b] [[b]8[/b]: Lorenz0: 8]" calcext:value-type="string">
            <text:p>[b]146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6. [url=https://www.doomworld.com/forum/topic/69813-doom-the-golden-souls-mario-64-doom-definitive-edition-released/]Doom: The Golden Souls[/url][/b] [[b]8[/b]: everennui: 1, TheNerdTurtle2: 7]" calcext:value-type="string">
            <text:p>[b]146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6. [url=https://www.doomworld.com/idgames/levels/doom2/Ports/a-c/cybie]Doomguy's Pimp Ventures[/url][/b] [[b]8[/b]: AnonimVio: 8]" calcext:value-type="string">
            <text:p>[b]146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6. [url=https://www.doomworld.com/idgames/levels/doom2/d-f/dyst3]Dystopia 3: Re-Birth of Anarchy[/url][/b] [[b]8[/b]: Soundblock: 3, valkiriforce: 1, joepallai: 4]" calcext:value-type="string">
            <text:p>[b]146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6. [url=https://www.doomworld.com/idgames/levels/doom2/Ports/g-i/holyhell]Holy Hell[/url][/b] [[b]8[/b]: Outrageous Videos: 2, bemused: 6]" calcext:value-type="string">
            <text:p>[b]146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6. [url=https://www.doomworld.com/idgames/levels/doom2/Ports/megawads/italo]Italo-Doom[/url][/b] [[b]8[/b]: bemused: 8]" calcext:value-type="string">
            <text:p>[b]146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6. [url=https://www.doomworld.com/idgames/levels/doom2/m-o/mangle]Mangle[/url][/b] [[b]8[/b]: bzzrak: 8]" calcext:value-type="string">
            <text:p>[b]146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6. [url=https://www.doomworld.com/idgames/levels/doom2/Ports/m-o/mohu1]Monster Hunter Ltd Part I[/url][/b] [[b]8[/b]: Jaws In Space: 4, m8f: 4]" calcext:value-type="string">
            <text:p>[b]146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6. [url=https://www.doomworld.com/idgames/levels/doom2/Ports/m-o/mohu2]Monster Hunter Ltd Part II[/url][/b] [[b]8[/b]: Jaws In Space: 4, m8f: 4]" calcext:value-type="string">
            <text:p>[b]146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6. [url=https://www.doomworld.com/idgames/levels/doom2/Ports/m-o/nimrod]Nimrod: Ixnay on the Hombre[/url][/b] [[b]8[/b]: Graf Zahl: 8]" calcext:value-type="string">
            <text:p>[b]146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6. [url=https://www.doomworld.com/idgames/levels/doom2/Ports/s-u/scythex]Scythe X[/url][/b] [[b]8[/b]: 42PercentHealth: 2, Graf Zahl: 2, Talvi: 3, bLOCKbOYgAMES: 1]" calcext:value-type="string">
            <text:p>[b]146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6. [url=https://www.doomworld.com/idgames/levels/doom2/Ports/megawads/skuldash]Skulldash[/url][/b] [[b]8[/b]: everennui: 2, Lorenz0: 6]" calcext:value-type="string">
            <text:p>[b]146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6. [url=https://www.doomworld.com/forum/topic/43453-new-map-ready-to-go-the-bee-map/]The Beesong[/url][/b] [[b]8[/b]: Roofi: 8]" calcext:value-type="string">
            <text:p>[b]146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63. [url=https://www.doomworld.com/forum/topic/108865-rc2-release-alienated-10-levels-for-gzdoom/]Alienated[/url][/b] [[b]7[/b]: Jaromir Bergmann: 7]" calcext:value-type="string">
            <text:p>[b]163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63. [url=https://www.doomworld.com/forum/topic/92776-brigandine-rc2-updated-2017-05-13/]Brigandine[/url][/b] [[b]7[/b]: guitardz: 2, Jaromir Bergmann: 5]" calcext:value-type="string">
            <text:p>[b]163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3. [url=http://www.moddb.com/games/doom/addons/castle-heng]Castle Heng[/url][/b] [[b]7[/b]: 7hm: 7]" calcext:value-type="string">
            <text:p>[b]163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3. [url=https://doomwiki.org/wiki/Chex_Quest#Chex_Quest_2]Chex Quest 2[/url][/b] [[b]7[/b]: bzzrak: 7]" calcext:value-type="string">
            <text:p>[b]163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3. [url=https://www.doomworld.com/idgames/levels/doom2/Ports/a-c/cah_se]Cold as Hell[/url][/b] [[b]7[/b]: Graf Zahl: 7]" calcext:value-type="string">
            <text:p>[b]163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3. [url=https://www.doomworld.com/idgames/levels/doom2/Ports/megawads/cif3]Community is Falling 3[/url][/b] [[b]7[/b]: NuMetalManiak: 3, Voltcom9: 4]" calcext:value-type="string">
            <text:p>[b]163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3. [url=https://www.doomworld.com/forum/topic/92574-dimension-of-the-boomed/]Dimension of the Boomed[/url][/b] [[b]7[/b]: Ivory Duke: 7]" calcext:value-type="string">
            <text:p>[b]163. [url=https://www.doomworld.com/forum/topic/92574-dimension-of-the-boomed/]Dimension of the Boomed[/url][/b] [[b]7[/b]: Ivory Duke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3. [url=https://www.doomworld.com/idgames/levels/doom2/d-f/doomcity]Doom City[/url][/b] [[b]7[/b]: Jaws In Space: 4, Doomkid: 3]" calcext:value-type="string">
            <text:p>[b]163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3. [url=http://www.moddb.com/mods/doomone/downloads/doomone-v04]Doom: One[/url][/b] [[b]7[/b]: HyperLuke: 4, Greyenko: 3]" calcext:value-type="string">
            <text:p>[b]163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3. [url=https://www.doomworld.com/forum/topic/90173-eden/]Eden[/url][/b] [[b]7[/b]: Nirvana: 7]" calcext:value-type="string">
            <text:p>[b]163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3. [url=https://www.doomworld.com/idgames/levels/doom2/Ports/d-f/fth666]Flashback to Hell[/url][/b] [[b]7[/b]: GarrettChan: 2, eharper256: 5]" calcext:value-type="string">
            <text:p>[b]163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3. [url=https://www.doomworld.com/idgames/levels/doom2/Ports/g-i/iedge]Insanity's Edge[/url][/b] [[b]7[/b]: TechnoDoomed1: 7]" calcext:value-type="string">
            <text:p>[b]163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3. [url=https://www.doomworld.com/idgames/levels/doom2/Ports/megawads/mock2]Mock 2: The Speed of Stupid[/url][/b] [[b]7[/b]: AnonimVio: 7]" calcext:value-type="string">
            <text:p>[b]163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3. [url=https://www.doomworld.com/idgames/levels/doom2/m-o/nochance]No Chance[/url][/b] [[b]7[/b]: Roofi: 7]" calcext:value-type="string">
            <text:p>[b]163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3. [url=https://www.doomworld.com/idgames/levels/doom2/m-o/odessa_1]Odessa 1[/url][/b] [[b]7[/b]: 7hm: 7]" calcext:value-type="string">
            <text:p>[b]163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3. [url=https://www.doomworld.com/idgames/levels/doom2/Ports/p-r/pwfinal]Plutonium Winds[/url][/b] [[b]7[/b]: Spectra: 7]" calcext:value-type="string">
            <text:p>[b]163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3. [url=https://www.doomworld.com/idgames/levels/hexen/j-l/kaiser_28]Shadows of Chronos[/url][/b] [[b]7[/b]: Grain of Salt: 7]" calcext:value-type="string">
            <text:p>[b]163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3. [url=https://www.doomworld.com/idgames/levels/doom/a-c/class_ep]The Classic Episode[/url][/b] [[b]7[/b]: pcorf: 5, purist: 2]" calcext:value-type="string">
            <text:p>[b]163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3. [url=https://forum.zdoom.org/viewtopic.php?f=42&amp;t=55741]Waterlab GZD[/url][/b] [[b]7[/b]: Phobus: 7]" calcext:value-type="string">
            <text:p>[b]163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2. [url=https://www.doomworld.com/idgames/levels/doom2/Ports/d-f/frozent] Frozen Time[/url][/b] [[b]6[/b]: Budoka: 6]" calcext:value-type="string">
            <text:p>[b]182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2. [url=https://www.doomworld.com/forum/topic/92542-20-monsters-community-project-released/]20 Monsters Community Project[/url][/b] [[b]6[/b]: Voltcom9: 6]" calcext:value-type="string">
            <text:p>[b]182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2. [url=https://www.doomworld.com/idgames/levels/doom2/Ports/s-u/teitenga]Assault on Tei Tenga[/url][/b] [[b]6[/b]: Ralphis: 6]" calcext:value-type="string">
            <text:p>[b]182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2. [url=https://www.doomworld.com/idgames/levels/doom2/a-c/castleof]Castle of the Damned[/url][/b] [[b]6[/b]: bzzrak: 6]" calcext:value-type="string">
            <text:p>[b]182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2. [url=https://www.doomworld.com/idgames/levels/doom2/Ports/d-f/de-pkg]Demon Eclipse[/url][/b] [[b]6[/b]: Soundblock: 1, Lazorinc: 1, tchkb: 4]" calcext:value-type="string">
            <text:p>[b]182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2. [url=https://www.doomworld.com/idgames/levels/doom/Ports/d-f/dbimpact]Double Impact[/url][/b] [[b]6[/b]: Ralphis: 6]" calcext:value-type="string">
            <text:p>[b]182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2. [url=https://www.doomworld.com/idgames/levels/doom2/Ports/megawads/echelon]Echelon[/url][/b] [[b]6[/b]: Sky: 1, bzzrak: 5]" calcext:value-type="string">
            <text:p>[b]182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2. [url=https://www.doomworld.com/idgames/levels/heretic/Ports/elfgp]Elf Gets Pissed[/url][/b] [[b]6[/b]: Ralphis: 6]" calcext:value-type="string">
            <text:p>[b]182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2. [url=https://www.doomworld.com/idgames/levels/doom2/d-f/endgame]End Game[/url][/b] [[b]6[/b]: pcorf: 6]" calcext:value-type="string">
            <text:p>[b]182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2. [url=https://www.doomworld.com/idgames/levels/doom/0-9/01fava]Fava Beans[/url][/b] [[b]6[/b]: Philnemba: 2, NaZa: 4]" calcext:value-type="string">
            <text:p>[b]182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2. [url=https://www.doomworld.com/idgames/levels/doom2/Ports/megawads/5room]Five Rooms of Doom[/url][/b] [[b]6[/b]: HyperLuke: 6]" calcext:value-type="string">
            <text:p>[b]182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2. [url=https://www.doomworld.com/idgames/levels/doom2/deathmatch/j-l/judas23]Judas[/url][/b] [[b]6[/b]: antares031: 6]" calcext:value-type="string">
            <text:p>[b]182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2. [url=https://www.doomworld.com/idgames/levels/doom2/Ports/m-o/neodoom]NeoDoom[/url][/b] [[b]6[/b]: OniriA: 6]" calcext:value-type="string">
            <text:p>[b]182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2. [url=https://www.doomworld.com/idgames/levels/doom/m-o/nukemine]Nuke Mine (Come Get Some)[/url][/b] [[b]6[/b]: Soundblock: 6]" calcext:value-type="string">
            <text:p>[b]182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2. [url=https://www.doomworld.com/forum/topic/49008-phmlspd-boom-maps-for-people-who-like-shooting-monsters/]Phmlspd[/url][/b] [[b]6[/b]: maxmanium: 6]" calcext:value-type="string">
            <text:p>[b]182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2. [url=http://www.wad-archive.com/wad/e5d863c72e1f5de577a3ae57745c107e]SSL2[/url][/b] [[b]6[/b]: antares031: 6]" calcext:value-type="string">
            <text:p>[b]182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2. [url=https://www.doomworld.com/idgames/levels/doom2/Ports/m-o/massm]The Adventures of MassMouth[/url][/b] [[b]6[/b]: Ralphis: 6]" calcext:value-type="string">
            <text:p>[b]182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2. [url=https://www.doomworld.com/idgames/levels/doom/Ports/d-f/draftex]Thy Flesh - Turned into a draft-excluder[/url][/b] [[b]6[/b]: 4everDoomed: 6]" calcext:value-type="string">
            <text:p>[b]182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2. [url=https://www.doomworld.com/idgames/themes/terrywads/uacmnnew]UAC Military Nightmare[/url][/b] [[b]6[/b]: AnonimVio: 6]" calcext:value-type="string">
            <text:p>[b]182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2. [url=https://www.doomworld.com/idgames/levels/doom2/deathmatch/Ports/megawads/udmx]Unidoom Deathmatch X[/url][/b] [[b]6[/b]: Ralphis: 6]" calcext:value-type="string">
            <text:p>[b]182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2. [url=https://www.doomworld.com/idgames/levels/doom2/megawads/urania]Urania[/url][/b] [[b]6[/b]: Spectre01: 6]" calcext:value-type="string">
            <text:p>[b]182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203. [url=https://www.doomworld.com/vb/thread/71473]2048 Unleashed[/url][/b] [[b]5[/b]: eharper256: 5]" calcext:value-type="string">
            <text:p>[b]203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203. [url=https://www.doomworld.com/idgames/levels/doom/Ports/a-c/aa_e1]Alpha Accident: Terra Nova[/url][/b] [[b]5[/b]: Rince-wind: 5]" calcext:value-type="string">
            <text:p>[b]203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3. [url=https://www.doomworld.com/forum/topic/105451-birthday-bash-megawad-offical-release/]Birthday Bash [/url][/b] [[b]5[/b]: eharper256: 5]" calcext:value-type="string">
            <text:p>[b]203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3. [url=https://www.doomworld.com/idgames/levels/doom/p-r/retroeps]CH Retro Episode[/url][/b] [[b]5[/b]: Diabolución: 5]" calcext:value-type="string">
            <text:p>[b]203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3. [url=https://www.doomworld.com/idgames/levels/doom/a-c/crusades]Crusades[/url][/b] [[b]5[/b]: joepallai: 5]" calcext:value-type="string">
            <text:p>[b]203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3. [url=https://www.doomworld.com/idgames/levels/doom2/Ports/d-f/dcity2_5]Damned City 2[/url][/b] [[b]5[/b]: ]" calcext:value-type="string">
            <text:p>[b]203. [url=https://www.doomworld.com/idgames/levels/doom2/Ports/d-f/dcity2_5]Damned City 2[/url][/b] [[b]5[/b]: 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3. [url=https://www.doomworld.com/idgames/levels/doom/d-f/dante666]Dante's Gate[/url][/b] [[b]5[/b]: Soundblock: 5]" calcext:value-type="string">
            <text:p>[b]203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3. [url=https://www.doomworld.com/idgames/levels/doom2/Ports/d-f/dor]Dawn of Reality[/url][/b] [[b]5[/b]: ]" calcext:value-type="string">
            <text:p>[b]203. [url=https://www.doomworld.com/idgames/levels/doom2/Ports/d-f/dor]Dawn of Reality[/url][/b] [[b]5[/b]: 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3. [url=http://www.wad-archive.com/wad/DOOM-Barracks-Zone-1]Doom Barracks Zone[/url][/b] [[b]5[/b]: HUNdebLeonidasX: 3, TheMightyHeracross: 2]" calcext:value-type="string">
            <text:p>[b]203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3. [url=https://www.doomworld.com/forum/topic/54022-doom-center-do-you-know-that/]Doom Center[/url][/b] [[b]5[/b]: HUNdebLeonidasX: 5]" calcext:value-type="string">
            <text:p>[b]203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3. [url=https://www.doomworld.com/forum/topic/104925-doomish-den-of-design-a-map-that-teaches-you-map-design/]Doomish Den of Design[/url][/b] [[b]5[/b]: Rince-wind: 5]" calcext:value-type="string">
            <text:p>[b]203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3. [url=https://www.doomworld.com/idgames/levels/doom2/Ports/d-f/dripfeed]Drip Feed[/url][/b] [[b]5[/b]: Vorpal: 5]" calcext:value-type="string">
            <text:p>[b]203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3. [url=http://www.doom2.net/mykdoom/misc/113434_e1contest.zip]e1contest﻿.wad﻿[/url][/b] [[b]5[/b]: Diabolución: 5]" calcext:value-type="string">
            <text:p>[b]203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3. [url=https://www.doomworld.com/idgames/themes/TeamTNT/ed4_rfo/ed4_rfo1]Eternal DOOM IV: Return from Oblivion[/url][/b] [[b]5[/b]: m8f: 5]" calcext:value-type="string">
            <text:p>[b]203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3. [url=https://www.doomworld.com/idgames/levels/doom2/deathmatch/megawads/exec]Execution[/url][/b] [[b]5[/b]: Doomkid: 5]" calcext:value-type="string">
            <text:p>[b]203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3. [url=https://www.doomworld.com/forum/topic/105670-faithless-a-heretic-hub-final/]Faithless[/url][/b] [[b]5[/b]: Rince-wind: 5]" calcext:value-type="string">
            <text:p>[b]203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3. [url=http://freedoom.github.io/download.html]Freedoom: Phase 2[/url][/b] [[b]5[/b]: Spectra: 1, Voltcom9: 1, TheMightyHeracross: 3]" calcext:value-type="string">
            <text:p>[b]203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3. [url=https://forum.zdoom.org/viewtopic.php?f=19&amp;t=46718]Gene-Tech: Before the Storm[/url][/b] [[b]5[/b]: Graf Zahl: 5]" calcext:value-type="string">
            <text:p>[b]203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3. [url=https://www.doomworld.com/idgames/levels/doom2/Ports/megawads/gmp]Good Morning Phobos[/url][/b] [[b]5[/b]: Bryan T: 5]" calcext:value-type="string">
            <text:p>[b]203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3. [url=https://www.doomworld.com/idgames/levels/doom2/deathmatch/Ports/megawads/gw2]Greenwar II[/url][/b] [[b]5[/b]: Ed: 5]" calcext:value-type="string">
            <text:p>[b]203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03. [url=https://www.doomworld.com/idgames/themes/hacx/hx11pack]Hacx[/url][/b] [[b]5[/b]: Grazza: 5]" calcext:value-type="string">
            <text:p>[b]203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03. [url=https://www.doomworld.com/idgames/levels/doom2/Ports/g-i/inncnx2]Innocence X2[/url][/b] [[b]5[/b]: Spectra: 5]" calcext:value-type="string">
            <text:p>[b]203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03. [url=https://www.doomworld.com/idgames/levels/doom2/megawads/marsw301]Mars War[/url][/b] [[b]5[/b]: Roofi: 5]" calcext:value-type="string">
            <text:p>[b]203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03. [url=https://www.doomworld.com/idgames/levels/doom2/m-o/mordeth]Mordeth[/url][/b] [[b]5[/b]: Vorpal: 5]" calcext:value-type="string">
            <text:p>[b]203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03. [url=http://www.mediafire.com/file/fuurx4c98tl198i/One_Doom_s_Day.wad]One Doom's Day[/url][/b] [[b]5[/b]: Apaul27: 5]" calcext:value-type="string">
            <text:p>[b]203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03. [url=https://www.doomworld.com/idgames/levels/doom2/m-o/osiris]Osiris[/url][/b] [[b]5[/b]: Vorpal: 5]" calcext:value-type="string">
            <text:p>[b]203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03. [url=https://www.doomworld.com/idgames/levels/doom2/Ports/p-r/paranoid]Paranoid[/url][/b] [[b]5[/b]: termrork: 5]" calcext:value-type="string">
            <text:p>[b]203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03. [url=https://www.doomworld.com/vb/wads-mods/67271-project-uber-idgamesd/]Project Uber[/url][/b] [[b]5[/b]: Rince-wind: 5]" calcext:value-type="string">
            <text:p>[b]203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03. [url=http://manbitesshark.com/]REKKR[/url][/b] [[b]5[/b]: ]" calcext:value-type="string">
            <text:p>[b]203. [url=http://manbitesshark.com/]REKKR[/url][/b] [[b]5[/b]: 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03. [url=https://www.doomworld.com/idgames/levels/doom2/s-u/selfish5]SELFISH5[/url][/b] [[b]5[/b]: Diabolución: 5]" calcext:value-type="string">
            <text:p>[b]203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03. [url=https://www.doomworld.com/idgames/levels/doom2/Ports/s-u/sotnr]Shadows of The Nightmare Realm[/url][/b] [[b]5[/b]: 4everDoomed: 5]" calcext:value-type="string">
            <text:p>[b]203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03. [url=https://www.doomworld.com/idgames/levels/doom/Ports/p-r/pe1_phob]Simply Phobos[/url][/b] [[b]5[/b]: Diabolución: 5]" calcext:value-type="string">
            <text:p>[b]203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03. [url=https://www.doomworld.com/idgames/deathmatch/skulltag/spacedm9]SpaceDM9[/url][/b] [[b]5[/b]: Ed: 5]" calcext:value-type="string">
            <text:p>[b]203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03. [url=https://mikestoybox.net/2017/01/04/strange-aeons/]Strange Aeons[/url][/b] [[b]5[/b]: ]" calcext:value-type="string">
            <text:p>[b]203. [url=https://mikestoybox.net/2017/01/04/strange-aeons/]Strange Aeons[/url][/b] [[b]5[/b]: 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03. [url=https://www.doomworld.com/idgames/levels/doom2/s-u/slayer]The Slayer[/url][/b] [[b]5[/b]: Vorpal: 5]" calcext:value-type="string">
            <text:p>[b]203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03. [url=https://www.doomworld.com/forum/topic/74280-the-ultimate-doom-ii-doom-ii-levels-remade/]The Ultimate Doom II [/url][/b] [[b]5[/b]: ]" calcext:value-type="string">
            <text:p>[b]203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03. [url=https://www.doomworld.com/idgames/levels/doom2/Ports/v-z/vulkan]Vulkan Episode 1[/url][/b] [[b]5[/b]: HyperLuke: 5]" calcext:value-type="string">
            <text:p>[b]203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03. [url=https://www.doomworld.com/vb/wads-mods/71259-way-too-many-dead-guys-map05-alpha-available/]Way 2 Many Dead Guys[/url][/b] [[b]5[/b]: Nancsi: 5]" calcext:value-type="string">
            <text:p>[b]203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03. [url=https://www.doomworld.com/idgames/levels/doom2/Ports/v-z/zendyn_x]Zen Dynamics[/url][/b] [[b]5[/b]: Phobus: 4, TechnoDoomed1: 1]" calcext:value-type="string">
            <text:p>[b]203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42. [url=https://forum.zdoom.org/viewtopic.php?t=47680#p810207]Batman Doom: Reborn[/url][/b] [[b]4[/b]: ]" calcext:value-type="string">
            <text:p>[b]242. [url=https://forum.zdoom.org/viewtopic.php?t=47680#p810207]Batman Doom: Reborn[/url][/b] [[b]4[/b]: 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42. [url=https://www.doomworld.com/idgames/levels/doom2/a-c/chord2]Chord 2[/url][/b] [[b]4[/b]: Paul977: 4]" calcext:value-type="string">
            <text:p>[b]242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42. [url=https://www.doomworld.com/files/file/10874-city-of-doom-part-i-beta-1-11/]City of DooM (Part I)[/url][/b] [[b]4[/b]: ]" calcext:value-type="string">
            <text:p>[b]242. [url=https://www.doomworld.com/files/file/10874-city-of-doom-part-i-beta-1-11/]City of DooM (Part I)[/url][/b] [[b]4[/b]: 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2. [url=https://www.doomworld.com/idgames/levels/doom2/Ports/a-c/cafebrk1]Coffee Break Episode 1[/url][/b] [[b]4[/b]: eharper256: 4]" calcext:value-type="string">
            <text:p>[b]242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2. [url=https://www.doomworld.com/idgames/levels/doom2/Ports/a-c/c-shock2]Combat Shock 2[/url][/b] [[b]4[/b]: Cynical: 1, Nate River: 3]" calcext:value-type="string">
            <text:p>[b]242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2. [url=https://www.doomworld.com/idgames/levels/doom2/Ports/a-c/crimsonh]Crimson Horizon[/url][/b] [[b]4[/b]: Paul977: 4]" calcext:value-type="string">
            <text:p>[b]242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2. [url=https://www.doomworld.com/idgames/levels/doom2/deathmatch/Ports/megawads/crudream]Crucified Dreams[/url][/b] [[b]4[/b]: Soundblock: 4]" calcext:value-type="string">
            <text:p>[b]242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2. [url=https://www.doomworld.com/idgames/levels/doom2/d-f/earth]Earth[/url][/b] [[b]4[/b]: ShoDemo: 3, TheNerdTurtle2: 1]" calcext:value-type="string">
            <text:p>[b]242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2. [url=https://www.doomworld.com/forum/topic/94601-empyrion_v39-14-udmf-coop-maps-with-single-player-support/]Empyrion[/url][/b] [[b]4[/b]: Gaia74: 4]" calcext:value-type="string">
            <text:p>[b]242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2. [url=https://www.doomworld.com/idgames/levels/doom2/d-f/europe]Europe[/url][/b] [[b]4[/b]: ]" calcext:value-type="string">
            <text:p>[b]242. [url=https://www.doomworld.com/idgames/levels/doom2/d-f/europe]Europe[/url][/b] [[b]4[/b]: 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2. [url=https://www.doomworld.com/idgames/levels/doom2/Ports/g-i/impencse]Imp Encounter[/url][/b] [[b]4[/b]: AnonimVio: 4]" calcext:value-type="string">
            <text:p>[b]242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2. [url=https://www.doomworld.com/forum/topic/74792-jiffy-bag-a-speedmap-megawad-rc2-released/]Jiffy Bag[/url][/b] [[b]4[/b]: TheNerdTurtle2: 4]" calcext:value-type="string">
            <text:p>[b]242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2. [url=https://www.doomworld.com/idgames/levels/doom2/Ports/j-l/khorus]Khorus[/url][/b] [[b]4[/b]: NuMetalManiak: 4]" calcext:value-type="string">
            <text:p>[b]242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2. [url=https://www.doomworld.com/files/file/15671-mapgame/]Mapgame[/url][/b] [[b]4[/b]: m8f: 4]" calcext:value-type="string">
            <text:p>[b]242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2. [url=https://www.doomworld.com/idgames/levels/doom2/Ports/m-o/nfh2]Neighborhood From Hell[/url][/b] [[b]4[/b]: ]" calcext:value-type="string">
            <text:p>[b]242. [url=https://www.doomworld.com/idgames/levels/doom2/Ports/m-o/nfh2]Neighborhood From Hell[/url][/b] [[b]4[/b]: 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2. [url=https://www.doomworld.com/idgames/levels/doom2/Ports/megawads/nova2]Nova II: New Dawn[/url][/b] [[b]4[/b]: Not Jabba: 3, dylux: 1]" calcext:value-type="string">
            <text:p>[b]242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2. [url=https://www.doomworld.com/idgames/levels/doom2/Ports/p-r/pleiades]Pleiades[/url][/b] [[b]4[/b]: ]" calcext:value-type="string">
            <text:p>[b]242. [url=https://www.doomworld.com/idgames/levels/doom2/Ports/p-r/pleiades]Pleiades[/url][/b] [[b]4[/b]: 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2. [url=https://www.doomworld.com/idgames/levels/doom2/Ports/s-u/sinedie]Sine Die[/url][/b] [[b]4[/b]: bLOCKbOYgAMES: 4]" calcext:value-type="string">
            <text:p>[b]242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2. [url=https://www.doomworld.com/idgames/levels/doom2/Ports/megawads/sf3]Slaughterfest 3[/url][/b] [[b]4[/b]: Nazgul9: 4]" calcext:value-type="string">
            <text:p>[b]242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2. [url=https://www.doomworld.com/idgames/levels/doom2/Ports/v-z/zanspid]Spidersilk[/url][/b] [[b]4[/b]: ]" calcext:value-type="string">
            <text:p>[b]242. [url=https://www.doomworld.com/idgames/levels/doom2/Ports/v-z/zanspid]Spidersilk[/url][/b] [[b]4[/b]: 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2. [url=https://www.doomworld.com/idgames/levels/doom2/d-f/enigma]The Enigma Episode[/url][/b] [[b]4[/b]: T-Rex: 3, valkiriforce: 1]" calcext:value-type="string">
            <text:p>[b]242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2. [url=https://www.doomworld.com/idgames/levels/doom/megawads/nmdu]The Ultimate NMD [/url][/b] [[b]4[/b]: eharper256: 4]" calcext:value-type="string">
            <text:p>[b]242. [url=https://www.doomworld.com/idgames/levels/doom/megawads/nmdu]The Ultimate NMD [/url][/b] [[b]4[/b]: eharper256: 4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2. [url=http://odamex.net/boards/index.php?topic=2246.0]UAC Ultra 2[/url][/b] [[b]4[/b]: Sky: 4]" calcext:value-type="string">
            <text:p>[b]242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2. [url=https://www.doomworld.com/idgames/levels/doom2/Ports/m-o/ma_val]Valhalla[/url][/b] [[b]4[/b]: 4everDoomed: 4]" calcext:value-type="string">
            <text:p>[b]242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2. [url=https://www.doomworld.com/idgames/levels/doom2/Ports/megawads/vile]Vile Flesh[/url][/b] [[b]4[/b]: Grazza: 4]" calcext:value-type="string">
            <text:p>[b]242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2. [url=https://www.doomworld.com/idgames/levels/doom2/Ports/v-z/vrack]Vrack[/url][/b] [[b]4[/b]: bzzrak: 4]" calcext:value-type="string">
            <text:p>[b]242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42. [url=https://www.doomworld.com/idgames/levels/doom2/Ports/v-z/vrack3]Vrack 3[/url][/b] [[b]4[/b]: Spectra: 4]" calcext:value-type="string">
            <text:p>[b]242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9. [url=https://cloud.mail.ru/public/83f617a62867/1993.WAD]1993[/url][/b] [[b]3[/b]: Apaul27: 3]" calcext:value-type="string">
            <text:p>[b]26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9. [url=https://www.doomworld.com/forum/topic/93734-doomworld-community-top-wads-of-all-time/?page=4]2castles[/url][/b] [[b]3[/b]: Soundblock: 3]" calcext:value-type="string">
            <text:p>[b]26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9. [url=https://www.doomworld.com/forum/topic/90605-v04-a-boy-and-his-barrel-a-secret-is-revealed/]A Boy and His Barrel[/url][/b] [[b]3[/b]: Dragonfly: 3]" calcext:value-type="string">
            <text:p>[b]26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9. [url=https://www.doomworld.com/files/file/18491-absolutely-killed/]Absolutely Killed[/url][/b] [[b]3[/b]: NoisyVelvet: 3]" calcext:value-type="string">
            <text:p>[b]26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9. [url=https://www.doomworld.com/idgames/levels/doom/Ports/a-c/aaawake]Awakening[/url][/b] [[b]3[/b]: Graf Zahl: 3]" calcext:value-type="string">
            <text:p>[b]26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9. [url=https://www.doomworld.com/idgames/levels/doom2/Ports/a-c/bbv11]Botanic Biosphere[/url][/b] [[b]3[/b]: Jaromir Bergmann: 3]" calcext:value-type="string">
            <text:p>[b]26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9. [url=https://www.doomworld.com/idgames/levels/doom2/a-c/chord1]Chord 1[/url][/b] [[b]3[/b]: Paul977: 3]" calcext:value-type="string">
            <text:p>[b]26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9. [url=https://www.doomworld.com/idgames/levels/doom2/Ports/a-c/chord3]Chord 3[/url][/b] [[b]3[/b]: Paul977: 3]" calcext:value-type="string">
            <text:p>[b]26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9. [url=https://www.doomworld.com/idgames/levels/doom2/a-c/chordg]Chord G[/url][/b] [[b]3[/b]: Paul977: 3]" calcext:value-type="string">
            <text:p>[b]269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9. [url=https://www.doomworld.com/idgames/levels/doom2/Ports/a-c/cityass]City Assault[/url][/b] [[b]3[/b]: ]" calcext:value-type="string">
            <text:p>[b]269. [url=https://www.doomworld.com/idgames/levels/doom2/Ports/a-c/cityass]City Assault[/url][/b] [[b]3[/b]: 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9. [url=https://www.doomworld.com/idgames/levels/doom2/Ports/megawads/cchest3]Community Chest 3[/url][/b] [[b]3[/b]: Mr. Freeze: 3]" calcext:value-type="string">
            <text:p>[b]26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9. [url=https://www.doomworld.com/idgames/levels/doom2/Ports/a-c/crapirc5]Crapi[/url][/b] [[b]3[/b]: Archie550: 3]" calcext:value-type="string">
            <text:p>[b]26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9. [url=https://www.doomworld.com/idgames/levels/doom2/d-f/darkcvnt]Dark Covenant[/url][/b] [[b]3[/b]: NuMetalManiak: 2, bonnie: 1]" calcext:value-type="string">
            <text:p>[b]26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9. [url=https://www.doomworld.com/idgames/levels/doom2/Ports/d-f/darknes2]Disciples of Darkness[/url][/b] [[b]3[/b]: Nirvana: 3]" calcext:value-type="string">
            <text:p>[b]26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9. [url=https://www.doomworld.com/forum/topic/64353-doom-64-for-doom-ii/]Doom 64 for Doom II[/url][/b] [[b]3[/b]: Roofi: 1, I_Punch_Demons: 2]" calcext:value-type="string">
            <text:p>[b]269. [url=https://www.doomworld.com/forum/topic/64353-doom-64-for-doom-ii/]Doom 64 for Doom II[/url][/b] [[b]3[/b]: Roofi: 1, I_Punch_Demons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9. [url=http://freedoom.github.io/download.html]Freedoom: Phase 1[/url][/b] [[b]3[/b]: Chamelenoel: 3]" calcext:value-type="string">
            <text:p>[b]26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9. [url=http://xsnake.free.fr/invasion/shots.htm]Invasion UAC[/url][/b] [[b]3[/b]: Red-XIII: 3]" calcext:value-type="string">
            <text:p>[b]269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9. [url=https://www.doomworld.com/idgames/levels/doom2/Ports/j-l/los]Legacy of Suffering[/url][/b] [[b]3[/b]: MFG38: 3]" calcext:value-type="string">
            <text:p>[b]26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9. [url=https://www.moddb.com/mods/brutal-doom/addons/brutalized-doom-and-doom-ii]Maps of Chaos[/url][/b] [[b]3[/b]: ]" calcext:value-type="string">
            <text:p>[b]269. [url=https://www.moddb.com/mods/brutal-doom/addons/brutalized-doom-and-doom-ii]Maps of Chaos[/url][/b] [[b]3[/b]: 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69. [url=https://www.doomworld.com/idgames/levels/doom2/p-r/phobos2]Phobos[/url][/b] [[b]3[/b]: Jaws In Space: 3]" calcext:value-type="string">
            <text:p>[b]26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69. [url=https://www.doomworld.com/idgames/levels/doom2/megawads/pizzas]Pizza Steve[/url][/b] [[b]3[/b]: Bryan T: 3]" calcext:value-type="string">
            <text:p>[b]26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69. [url=https://www.doomworld.com/idgames/music/plutmidi]Plutonia MIDI Pack[/url][/b] [[b]3[/b]: Diabolución: 1, DJVCardMaster: 2]" calcext:value-type="string">
            <text:p>[b]269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69. [url=https://www.elzee.co.nz/rotttc/index.html]Return of the Triad[/url][/b] [[b]3[/b]: ]" calcext:value-type="string">
            <text:p>[b]269. [url=https://www.elzee.co.nz/rotttc/index.html]Return of the Triad[/url][/b] [[b]3[/b]: 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69. [url=https://www.doomworld.com/idgames/levels/doom2/Ports/p-r/rush]Rush[/url][/b] [[b]3[/b]: Nirvana: 2, I_Punch_Demons: 1]" calcext:value-type="string">
            <text:p>[b]269. [url=https://www.doomworld.com/idgames/levels/doom2/Ports/p-r/rush]Rush[/url][/b] [[b]3[/b]: Nirvana: 2, I_Punch_Demons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69. [url=https://www.doomworld.com/idgames/levels/hexen/s-u/serpent]Serpent: Resurrection[/url][/b] [[b]3[/b]: TheMightyHeracross: 3]" calcext:value-type="string">
            <text:p>[b]26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69. [url=https://www.doomworld.com/idgames/levels/doom2/Ports/megawads/intime]Somewhere in Time[/url][/b] [[b]3[/b]: STILES: 3]" calcext:value-type="string">
            <text:p>[b]26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69. [url=https://www.doomworld.com/idgames/levels/doom2/Ports/s-u/t3st]T3ST[/url][/b] [[b]3[/b]: bzzrak: 3]" calcext:value-type="string">
            <text:p>[b]26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69. [url=https://doomwiki.org/wiki/The_Lost_Episodes_of_Doom]The Lost Episodes of Doom[/url][/b] [[b]3[/b]: Diabolución: 3]" calcext:value-type="string">
            <text:p>[b]26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69. [url=https://www.doomworld.com/idgames/levels/doom/s-u/smb_v102]The Sky May Be[/url][/b] [[b]3[/b]: AnonimVio: 3]" calcext:value-type="string">
            <text:p>[b]26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69. [url=https://www.doomworld.com/idgames/levels/doom2/deathmatch/s-u/udm3]Unidoom DM 3[/url][/b] [[b]3[/b]: Doomkid: 3]" calcext:value-type="string">
            <text:p>[b]26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99. [url=https://www.doomworld.com/idgames/levels/doom2/megawads/1monster]1 Monster Megawad[/url][/b] [[b]2[/b]: TheNerdTurtle2: 2]" calcext:value-type="string">
            <text:p>[b]299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99. [url=https://www.doomworld.com/idgames/levels/doom2/megawads/3ha3]3 Heures d'agonie 3[/url][/b] [[b]2[/b]: Roofi: 2]" calcext:value-type="string">
            <text:p>[b]299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99. [url=https://www.doomworld.com/idgames/levels/doom2/Ports/0-9/30kmaps]30,000 Levels[/url][/b] [[b]2[/b]: AnonimVio: 2]" calcext:value-type="string">
            <text:p>[b]299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99. [url=https://www.doomworld.com/idgames/levels/doom2/Ports/a-c/aeternum]Aeternum[/url][/b] [[b]2[/b]: 42PercentHealth: 1, Budoka: 1]" calcext:value-type="string">
            <text:p>[b]299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99. [url=https://www.doomworld.com/idgames/levels/doom2/a-c/area51]Area 51[/url][/b] [[b]2[/b]: Doomkid: 2]" calcext:value-type="string">
            <text:p>[b]299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99. [url=https://www.doomworld.com/idgames/levels/doom2/Ports/a-c/bldstlp]Bloody Steel[/url][/b] [[b]2[/b]: ella guro: 2]" calcext:value-type="string">
            <text:p>[b]299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99. [url=https://www.doomworld.com/idgames/levels/doom2/Ports/s-u/tcotd]City of the Damned[/url][/b] [[b]2[/b]: HUNdebLeonidasX: 2]" calcext:value-type="string">
            <text:p>[b]299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99. [url=https://www.doomworld.com/idgames/levels/doom2/megawads/cleim20p]Cleimos 2[/url][/b] [[b]2[/b]: valkiriforce: 2]" calcext:value-type="string">
            <text:p>[b]299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99. [url=https://www.doomworld.com/idgames/levels/doom2/megawads/d2reload]Doom 2 Reloaded[/url][/b] [[b]2[/b]: Odal: 2]" calcext:value-type="string">
            <text:p>[b]299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99. [url=https://www.doomworld.com/idgames/levels/heretic/Ports/curse]Heretic - Curse of D'sparil[/url][/b] [[b]2[/b]: JudgeDeadd: 2]" calcext:value-type="string">
            <text:p>[b]299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99. [url=http://www.mediafire.com/file/lgqjfqjy381ybic/Ice_Rage.zip]Ice Rage[/url][/b] [[b]2[/b]: Chamelenoel: 2]" calcext:value-type="string">
            <text:p>[b]299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99. [url=https://www.doomworld.com/idgames/levels/doom2/Ports/d-f/dmdjm01]Jagermorder: Chemical Lab[/url][/b] [[b]2[/b]: Soundblock: 2]" calcext:value-type="string">
            <text:p>[b]299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99. [url=https://www.doomworld.com/idgames/levels/doom2/megawads/kssht]Khorus' Speedy Shit[/url][/b] [[b]2[/b]: Phobus: 2]" calcext:value-type="string">
            <text:p>[b]299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99. [url=https://www.doomworld.com/idgames/levels/doom2/a-c/bldnight]One Bloody Night[/url][/b] [[b]2[/b]: WH-Wilou84: 1, T-Rex: 1]" calcext:value-type="string">
            <text:p>[b]299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99. [url=https://www.doomworld.com/forum/topic/85755-rf1024-i-dont-know-whats-going-on-with-this-title-anymore/]Rf 1024[/url][/b] [[b]2[/b]: JudgeDeadd: 2]" calcext:value-type="string">
            <text:p>[b]299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99. [url=https://www.wad-archive.com/wad/be21919b261d404e694dd19e88bfaea2]Rocket Space Jumping[/url][/b] [[b]2[/b]: Red-XIII: 2]" calcext:value-type="string">
            <text:p>[b]299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99. [url=https://www.doomworld.com/idgames/levels/doom2/0-9/666]Sector 666[/url][/b] [[b]2[/b]: bzzrak: 2]" calcext:value-type="string">
            <text:p>[b]299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99. [url=https://www.doomworld.com/idgames/levels/doom2/Ports/megawads/mayhem17]Super MAYhem 17[/url][/b] [[b]2[/b]: Octillion: 2]" calcext:value-type="string">
            <text:p>[b]299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99. [url=https://www.doomworld.com/idgames/levels/doom2/a-c/aboosysv]System Vices[/url][/b] [[b]2[/b]: Grazza: 2]" calcext:value-type="string">
            <text:p>[b]299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99. [url=https://www.doomworld.com/idgames/themes/university/trinity2]The Unholy Trinity[/url][/b] [[b]2[/b]: Soundblock: 2]" calcext:value-type="string">
            <text:p>[b]299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99. [url=https://www.doomworld.com/idgames/levels/doom2/Ports/megawads/thtthren]THT: Threnody[/url][/b] [[b]2[/b]: Doomkid: 2]" calcext:value-type="string">
            <text:p>[b]299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20. [url=https://www.doomworld.com/idgames/levels/doom2/Ports/a-c/bermuda]Bermuda Triangle[/url][/b] [[b]1[/b]: Doomkid: 1]" calcext:value-type="string">
            <text:p>[b]320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20. [url=https://www.doomworld.com/idgames/levels/doom2/Ports/a-c/chungus]Big Chungus' Symphony[/url][/b] [[b]1[/b]: Archie550: 1]" calcext:value-type="string">
            <text:p>[b]320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20. [url=https://www.doomworld.com/idgames/levels/doom2/Ports/a-c/coecits]Castle of Eternal Carrot in the Sky[/url][/b] [[b]1[/b]: Jaws In Space: 1]" calcext:value-type="string">
            <text:p>[b]320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20. [url=https://www.doomworld.com/idgames/levels/doom/a-c/cleim10]Cleimos[/url][/b] [[b]1[/b]: Soundblock: 1]" calcext:value-type="string">
            <text:p>[b]320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20. [url=https://www.doomworld.com/idgames/levels/doom2/Ports/a-c/c-shock]Combat Shock[/url][/b] [[b]1[/b]: WH-Wilou84: 1]" calcext:value-type="string">
            <text:p>[b]320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20. [url=https://www.doomworld.com/idgames/levels/doom/a-c/acheron]Crossing Acheron[/url][/b] [[b]1[/b]: joepallai: 1]" calcext:value-type="string">
            <text:p>[b]320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20. [url=https://www.doomworld.com/idgames/levels/doom2/a-c/cygnus20]Cygnus IV[/url][/b] [[b]1[/b]: Philnemba: 1]" calcext:value-type="string">
            <text:p>[b]320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20. [url=https://s3-eu-west-1.amazonaws.com/dtwid/dtwidmus.zip]dtwidmus.wad﻿[/url][/b] [[b]1[/b]: Diabolución: 1]" calcext:value-type="string">
            <text:p>[b]320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20. [url=https://www.doomworld.com/idgames/levels/doom/megawads/et]Endless Torture[/url][/b] [[b]1[/b]: soner du: 1]" calcext:value-type="string">
            <text:p>[b]320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20. [url=https://www.doomworld.com/idgames/levels/doom/d-f/eternity]Eternity[/url][/b] [[b]1[/b]: bonnie: 1]" calcext:value-type="string">
            <text:p>[b]320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20. [url=https://www.doomworld.com/idgames/levels/doom/d-f/extremal]Extremal Doom[/url][/b] [[b]1[/b]: Grazza: 1]" calcext:value-type="string">
            <text:p>[b]320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20. [url=https://www.doomworld.com/idgames/levels/doom2/deathmatch/megawads/gothicdm]Gothic DM[/url][/b] [[b]1[/b]: Soundblock: 1]" calcext:value-type="string">
            <text:p>[b]320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20. [url=https://www.doomworld.com/idgames/levels/doom2/deathmatch/Ports/g-i/greenwar]Green War[/url][/b] [[b]1[/b]: joepallai: 1]" calcext:value-type="string">
            <text:p>[b]320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20. [url=https://doomwiki.org/wiki/Grezzo_2]Grezzo 2[/url][/b] [[b]1[/b]: AnonimVio: 1]" calcext:value-type="string">
            <text:p>[b]320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20. [url=https://www.doomworld.com/idgames/levels/doom/j-l/lithe2m1]LithE2M1[/url][/b] [[b]1[/b]: bzzrak: 1]" calcext:value-type="string">
            <text:p>[b]320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'Old mentions'.B7] &amp; &quot;]&quot; &amp; ['Old mentions'.A7] &amp; &quot;[/url][/b]&quot; &amp;  &quot; [[b]&quot; &amp; [Numbers.C338] &amp; &quot;[/b]: &quot; &amp; [Numbers.F338] &amp; &quot;]&quot;; &quot;&quot;)" office:value-type="string" office:string-value="[b]320. [url=https://mikestoybox.net/2017/01/04/strange-aeons/]Strange Aeons[/url][/b] [[b]1[/b]: Phobus: 1]" calcext:value-type="string">
            <text:p>[b]320. [url=https://mikestoybox.net/2017/01/04/strange-aeons/]Strange Aeons[/url][/b] [[b]1[/b]: Phobus: 1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 office:value-type="string" office:string-value="[b]320. [url=https://www.doomworld.com/forum/topic/85907-nefertitiwad-6-maps/#comment-1554820]Nefertiti[/url][/b] [[b]1[/b]: NoisyVelvet: 1]" calcext:value-type="string">
            <text:p>[b]320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 office:value-type="string" office:string-value="[b]320. [url=https://www.doomworld.com/idgames/levels/doom2/m-o/obtic11]Obituary[/url][/b] [[b]1[/b]: T-Rex: 1]" calcext:value-type="string">
            <text:p>[b]320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 office:value-type="string" office:string-value="[b]320. [url=http://thekinsie.com/reelism/]Reelism[/url][/b] [[b]1[/b]: HUNdebLeonidasX: 1]" calcext:value-type="string">
            <text:p>[b]320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 office:value-type="string" office:string-value="[b]320. [url=https://www.doomworld.com/idgames/levels/doom2/Ports/s-u/spagheti]Spicy Evil Spaghetti[/url][/b] [[b]1[/b]: everennui: 1]" calcext:value-type="string">
            <text:p>[b]320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 office:value-type="string" office:string-value="[b]320. [url=https://doomwiki.org/wiki/SQUARES]SQUARES[/url][/b] [[b]1[/b]: STILES: 1]" calcext:value-type="string">
            <text:p>[b]320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 office:value-type="string" office:string-value="[b]320. [url=https://www.doomworld.com/idgames/levels/doom2/s-u/tdevil2]The Devilz Work[/url][/b] [[b]1[/b]: everennui: 1]" calcext:value-type="string">
            <text:p>[b]320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 office:value-type="string" office:string-value="[b]320. [url=https://www.doomworld.com/idgames/levels/doom2/megawads/rebirth]The Rebirth[/url][/b] [[b]1[/b]: Malrionn: 1]" calcext:value-type="string">
            <text:p>[b]320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 office:value-type="string" office:string-value="[b]320. [url=https://www.doomworld.com/idgames/levels/doom2/s-u/ttp-rp]The Troopers' Playground[/url][/b] [[b]1[/b]: T-Rex: 1]" calcext:value-type="string">
            <text:p>[b]320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 office:value-type="string" office:string-value="[b]320. [url=https://www.doomworld.com/idgames/levels/doom2/megawads/twzone]The Twilight Zone[/url][/b] [[b]1[/b]: T-Rex: 1]" calcext:value-type="string">
            <text:p>[b]320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 office:value-type="string" office:string-value="[b]320. [url=https://www.doomworld.com/forum/topic/65009-zdoom-the-ultimate-icon-of-sin/]The Ultimate Icon of Sin[/url][/b] [[b]1[/b]: Soundblock: 1]" calcext:value-type="string">
            <text:p>[b]320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 office:value-type="string" office:string-value="[b]320. [url=https://www.doomworld.com/idgames/levels/doom/megawads/unalign]UnAligned[/url][/b] [[b]1[/b]: yakfak: 1]" calcext:value-type="string">
            <text:p>[b]320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 office:value-type="string" office:string-value="[b]320. [url=https://www.doomworld.com/files/file/18387-vispire/]Vispire[/url][/b] [[b]1[/b]: NoisyVelvet: 1]" calcext:value-type="string">
            <text:p>[b]320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  <table:table-row table:style-name="ro3">
          <table:table-cell table:style-name="ce70"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12:02:26.79782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5-02T12:05:46.288012193</dc:date>
    <meta:editing-duration>P4DT10H12M51S</meta:editing-duration>
    <meta:editing-cycles>279</meta:editing-cycles>
    <meta:generator>LibreOffice/6.1.5.2$Linux_X86_64 LibreOffice_project/10$Build-2</meta:generator>
    <meta:document-statistic meta:table-count="3" meta:cell-count="4885" meta:object-count="0"/>
  </office:meta>
</office:document-meta>
</file>